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_All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6.2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37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8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9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20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2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2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8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9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0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1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2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3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4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5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6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7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8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9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40" style:family="table-cell" style:parent-style-name="Default">
      <style:table-cell-properties style:vertical-align="middle"/>
      <style:text-properties style:font-name="Times New Roman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3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4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5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6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7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8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9" style:family="table-cell" style:parent-style-name="Default" style:data-style-name="N10002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0" style:family="table-cell" style:parent-style-name="Default" style:data-style-name="N2"/>
    <style:style style:name="ce5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9" table:default-cell-style-name="ce2"/>
        <table:table-column table:style-name="co4" table:number-columns-repeated="2" table:default-cell-style-name="Default"/>
        <table:table-column table:style-name="co6" table:default-cell-style-name="ce2"/>
        <table:table-column table:style-name="co7" table:number-columns-repeated="1007" table:default-cell-style-name="ce2"/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1"/>
          <table:table-cell table:style-name="ce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27"/>
          <table:covered-table-cell table:style-name="ce42"/>
          <table:table-cell table:number-columns-repeated="7"/>
          <table:table-cell office:value-type="string" calcext:value-type="string">
            <text:p>Per-Tabl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1" office:value-type="float" office:value="21.94" calcext:value-type="float">
            <text:p>21.9</text:p>
          </table:table-cell>
          <table:table-cell table:style-name="ce28" office:value-type="float" office:value="25.22" calcext:value-type="float">
            <text:p>25.2</text:p>
          </table:table-cell>
          <table:table-cell table:style-name="ce28" office:value-type="float" office:value="15.11" calcext:value-type="float">
            <text:p>15.1</text:p>
          </table:table-cell>
          <table:table-cell table:style-name="ce28" office:value-type="float" office:value="8.75" calcext:value-type="float">
            <text:p>8.8</text:p>
          </table:table-cell>
          <table:table-cell table:style-name="ce28" office:value-type="float" office:value="39.44" calcext:value-type="float">
            <text:p>39.4</text:p>
          </table:table-cell>
          <table:table-cell table:style-name="ce28" office:value-type="float" office:value="11.41" calcext:value-type="float">
            <text:p>11.4</text:p>
          </table:table-cell>
          <table:table-cell table:style-name="ce28" office:value-type="float" office:value="16.2" calcext:value-type="float">
            <text:p>16.2</text:p>
          </table:table-cell>
          <table:table-cell table:style-name="ce28" office:value-type="float" office:value="23.92" calcext:value-type="float">
            <text:p>23.9</text:p>
          </table:table-cell>
          <table:table-cell table:style-name="ce28" office:value-type="float" office:value="38.28" calcext:value-type="float">
            <text:p>38.3</text:p>
          </table:table-cell>
          <table:table-cell table:style-name="ce28" office:value-type="float" office:value="11.21" calcext:value-type="float">
            <text:p>11.2</text:p>
          </table:table-cell>
          <table:table-cell table:style-name="ce28" office:value-type="float" office:value="10.12" calcext:value-type="float">
            <text:p>10.1</text:p>
          </table:table-cell>
          <table:table-cell table:number-columns-repeated="2"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er-Factor</text:p>
          </table:table-cell>
          <table:table-cell table:style-name="Default"/>
          <table:table-cell table:style-name="ce49" table:formula="of:=([.D12]-[.$R$13])/[.$T$13]" office:value-type="float" office:value="43.6034431582072" calcext:value-type="float">
            <text:p>43.60</text:p>
          </table:table-cell>
          <table:table-cell table:style-name="ce49" table:formula="of:=([.E12]-[.$R$13])/[.$T$13]" office:value-type="float" office:value="53.3392698130009" calcext:value-type="float">
            <text:p>53.34</text:p>
          </table:table-cell>
          <table:table-cell table:style-name="ce49" table:formula="of:=([.F12]-[.$R$13])/[.$T$13]" office:value-type="float" office:value="23.3303650934996" calcext:value-type="float">
            <text:p>23.33</text:p>
          </table:table-cell>
          <table:table-cell table:style-name="ce49" table:formula="of:=([.G12]-[.$R$13])/[.$T$13]" office:value-type="float" office:value="4.45235975066785" calcext:value-type="float">
            <text:p>4.45</text:p>
          </table:table-cell>
          <table:table-cell table:style-name="ce49" table:formula="of:=([.H12]-[.$R$13])/[.$T$13]" office:value-type="float" office:value="95.5476402493322" calcext:value-type="float">
            <text:p>95.55</text:p>
          </table:table-cell>
          <table:table-cell table:style-name="ce49" table:formula="of:=([.I12]-[.$R$13])/[.$T$13]" office:value-type="float" office:value="12.3478777085188" calcext:value-type="float">
            <text:p>12.35</text:p>
          </table:table-cell>
          <table:table-cell table:style-name="ce49" table:formula="of:=([.J12]-[.$R$13])/[.$T$13]" office:value-type="float" office:value="26.5657465123182" calcext:value-type="float">
            <text:p>26.57</text:p>
          </table:table-cell>
          <table:table-cell table:style-name="ce49" table:formula="of:=([.K12]-[.$R$13])/[.$T$13]" office:value-type="float" office:value="49.4805580290888" calcext:value-type="float">
            <text:p>49.48</text:p>
          </table:table-cell>
          <table:table-cell table:style-name="ce49" table:formula="of:=([.L12]-[.$R$13])/[.$T$13]" office:value-type="float" office:value="92.104482042149" calcext:value-type="float">
            <text:p>92.10</text:p>
          </table:table-cell>
          <table:table-cell table:style-name="ce49" table:formula="of:=([.M12]-[.$R$13])/[.$T$13]" office:value-type="float" office:value="11.7542297417631" calcext:value-type="float">
            <text:p>11.75</text:p>
          </table:table-cell>
          <table:table-cell table:style-name="ce49" table:formula="of:=([.N12]-[.$R$13])/[.$T$13]" office:value-type="float" office:value="8.51884832294449" calcext:value-type="float">
            <text:p>8.52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Ascending</text:p>
          </table:table-cell>
          <table:table-cell table:style-name="ce8" office:value-type="string" calcext:value-type="string">
            <text:p>Arrival-time</text:p>
          </table:table-cell>
          <table:table-cell table:style-name="ce12" office:value-type="float" office:value="18.59" calcext:value-type="float">
            <text:p>18.6</text:p>
          </table:table-cell>
          <table:table-cell table:style-name="ce29" office:value-type="float" office:value="25.09" calcext:value-type="float">
            <text:p>25.1</text:p>
          </table:table-cell>
          <table:table-cell table:style-name="ce29" office:value-type="float" office:value="14.22" calcext:value-type="float">
            <text:p>14.2</text:p>
          </table:table-cell>
          <table:table-cell table:style-name="ce29" office:value-type="float" office:value="8.82" calcext:value-type="float">
            <text:p>8.8</text:p>
          </table:table-cell>
          <table:table-cell table:style-name="ce29" office:value-type="float" office:value="38.69" calcext:value-type="float">
            <text:p>38.7</text:p>
          </table:table-cell>
          <table:table-cell table:style-name="ce29" office:value-type="float" office:value="10.25" calcext:value-type="float">
            <text:p>10.3</text:p>
          </table:table-cell>
          <table:table-cell table:style-name="ce29" office:value-type="float" office:value="14.63" calcext:value-type="float">
            <text:p>14.6</text:p>
          </table:table-cell>
          <table:table-cell table:style-name="ce29" office:value-type="float" office:value="20.98" calcext:value-type="float">
            <text:p>21.0</text:p>
          </table:table-cell>
          <table:table-cell table:style-name="ce29" office:value-type="float" office:value="37.46" calcext:value-type="float">
            <text:p>37.5</text:p>
          </table:table-cell>
          <table:table-cell table:number-columns-repeated="2" table:style-name="ce29" office:value-type="float" office:value="10.25" calcext:value-type="float">
            <text:p>10.3</text:p>
          </table:table-cell>
          <table:table-cell table:number-columns-repeated="2"/>
          <table:table-cell table:style-name="Default"/>
          <table:table-cell table:style-name="ce49" table:formula="of:=MIN([.D12:.N22])" office:value-type="float" office:value="7.25" calcext:value-type="float">
            <text:p>7.25</text:p>
          </table:table-cell>
          <table:table-cell table:style-name="ce49" table:formula="of:=MAX([.D12:.N22])" office:value-type="float" office:value="40.94" calcext:value-type="float">
            <text:p>40.94</text:p>
          </table:table-cell>
          <table:table-cell table:style-name="ce49" table:formula="of:=([.S13]-[.R13])/100" office:value-type="float" office:value="0.3369" calcext:value-type="float">
            <text:p>0.34</text:p>
          </table:table-cell>
          <table:table-cell table:style-name="Default"/>
          <table:table-cell table:style-name="ce49" table:formula="of:=([.D13]-[.$R$13])/[.$T$13]" office:value-type="float" office:value="33.659839715049" calcext:value-type="float">
            <text:p>33.66</text:p>
          </table:table-cell>
          <table:table-cell table:style-name="ce49" table:formula="of:=([.E13]-[.$R$13])/[.$T$13]" office:value-type="float" office:value="52.9533986346097" calcext:value-type="float">
            <text:p>52.95</text:p>
          </table:table-cell>
          <table:table-cell table:style-name="ce49" table:formula="of:=([.F13]-[.$R$13])/[.$T$13]" office:value-type="float" office:value="20.6886316414366" calcext:value-type="float">
            <text:p>20.69</text:p>
          </table:table-cell>
          <table:table-cell table:style-name="ce49" table:formula="of:=([.G13]-[.$R$13])/[.$T$13]" office:value-type="float" office:value="4.66013653903236" calcext:value-type="float">
            <text:p>4.66</text:p>
          </table:table-cell>
          <table:table-cell table:style-name="ce49" table:formula="of:=([.H13]-[.$R$13])/[.$T$13]" office:value-type="float" office:value="93.3214603739982" calcext:value-type="float">
            <text:p>93.32</text:p>
          </table:table-cell>
          <table:table-cell table:style-name="ce49" table:formula="of:=([.I13]-[.$R$13])/[.$T$13]" office:value-type="float" office:value="8.90471950133571" calcext:value-type="float">
            <text:p>8.90</text:p>
          </table:table-cell>
          <table:table-cell table:style-name="ce49" table:formula="of:=([.J13]-[.$R$13])/[.$T$13]" office:value-type="float" office:value="21.9056099732858" calcext:value-type="float">
            <text:p>21.91</text:p>
          </table:table-cell>
          <table:table-cell table:style-name="ce49" table:formula="of:=([.K13]-[.$R$13])/[.$T$13]" office:value-type="float" office:value="40.7539329177798" calcext:value-type="float">
            <text:p>40.75</text:p>
          </table:table-cell>
          <table:table-cell table:style-name="ce49" table:formula="of:=([.L13]-[.$R$13])/[.$T$13]" office:value-type="float" office:value="89.6705253784506" calcext:value-type="float">
            <text:p>89.67</text:p>
          </table:table-cell>
          <table:table-cell table:style-name="ce49" table:formula="of:=([.M13]-[.$R$13])/[.$T$13]" office:value-type="float" office:value="8.90471950133571" calcext:value-type="float">
            <text:p>8.90</text:p>
          </table:table-cell>
          <table:table-cell table:style-name="ce49" table:formula="of:=([.N13]-[.$R$13])/[.$T$13]" office:value-type="float" office:value="8.90471950133571" calcext:value-type="float">
            <text:p>8.90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2" office:value-type="float" office:value="24.95" calcext:value-type="float">
            <text:p>25.0</text:p>
          </table:table-cell>
          <table:table-cell table:style-name="ce29" office:value-type="float" office:value="24.74" calcext:value-type="float">
            <text:p>24.7</text:p>
          </table:table-cell>
          <table:table-cell table:style-name="ce29" office:value-type="float" office:value="15.31" calcext:value-type="float">
            <text:p>15.3</text:p>
          </table:table-cell>
          <table:table-cell table:style-name="ce29" office:value-type="float" office:value="8.82" calcext:value-type="float">
            <text:p>8.8</text:p>
          </table:table-cell>
          <table:table-cell table:style-name="ce29" office:value-type="float" office:value="39.92" calcext:value-type="float">
            <text:p>39.9</text:p>
          </table:table-cell>
          <table:table-cell table:style-name="ce29" office:value-type="float" office:value="11.28" calcext:value-type="float">
            <text:p>11.3</text:p>
          </table:table-cell>
          <table:table-cell table:style-name="ce29" office:value-type="float" office:value="15.93" calcext:value-type="float">
            <text:p>15.9</text:p>
          </table:table-cell>
          <table:table-cell table:style-name="ce29" office:value-type="float" office:value="23.31" calcext:value-type="float">
            <text:p>23.3</text:p>
          </table:table-cell>
          <table:table-cell table:style-name="ce29" office:value-type="float" office:value="39.71" calcext:value-type="float">
            <text:p>39.7</text:p>
          </table:table-cell>
          <table:table-cell table:style-name="ce29" office:value-type="float" office:value="9.36" calcext:value-type="float">
            <text:p>9.4</text:p>
          </table:table-cell>
          <table:table-cell table:style-name="ce29" office:value-type="float" office:value="10.46" calcext:value-type="float">
            <text:p>10.5</text:p>
          </table:table-cell>
          <table:table-cell table:number-columns-repeated="2"/>
          <table:table-cell table:style-name="Default" table:number-columns-repeated="5"/>
          <table:table-cell table:style-name="ce49" table:formula="of:=([.D14]-[.$R$13])/[.$T$13]" office:value-type="float" office:value="52.5378450578807" calcext:value-type="float">
            <text:p>52.54</text:p>
          </table:table-cell>
          <table:table-cell table:style-name="ce49" table:formula="of:=([.E14]-[.$R$13])/[.$T$13]" office:value-type="float" office:value="51.9145146927872" calcext:value-type="float">
            <text:p>51.91</text:p>
          </table:table-cell>
          <table:table-cell table:style-name="ce49" table:formula="of:=([.F14]-[.$R$13])/[.$T$13]" office:value-type="float" office:value="23.9240130602553" calcext:value-type="float">
            <text:p>23.92</text:p>
          </table:table-cell>
          <table:table-cell table:style-name="ce49" table:formula="of:=([.G14]-[.$R$13])/[.$T$13]" office:value-type="float" office:value="4.66013653903236" calcext:value-type="float">
            <text:p>4.66</text:p>
          </table:table-cell>
          <table:table-cell table:style-name="ce49" table:formula="of:=([.H14]-[.$R$13])/[.$T$13]" office:value-type="float" office:value="96.9723953695459" calcext:value-type="float">
            <text:p>96.97</text:p>
          </table:table-cell>
          <table:table-cell table:style-name="ce49" table:formula="of:=([.I14]-[.$R$13])/[.$T$13]" office:value-type="float" office:value="11.9620065301276" calcext:value-type="float">
            <text:p>11.96</text:p>
          </table:table-cell>
          <table:table-cell table:style-name="ce49" table:formula="of:=([.J14]-[.$R$13])/[.$T$13]" office:value-type="float" office:value="25.764321757198" calcext:value-type="float">
            <text:p>25.76</text:p>
          </table:table-cell>
          <table:table-cell table:style-name="ce49" table:formula="of:=([.K14]-[.$R$13])/[.$T$13]" office:value-type="float" office:value="47.6699317304838" calcext:value-type="float">
            <text:p>47.67</text:p>
          </table:table-cell>
          <table:table-cell table:style-name="ce49" table:formula="of:=([.L14]-[.$R$13])/[.$T$13]" office:value-type="float" office:value="96.3490650044524" calcext:value-type="float">
            <text:p>96.35</text:p>
          </table:table-cell>
          <table:table-cell table:style-name="ce49" table:formula="of:=([.M14]-[.$R$13])/[.$T$13]" office:value-type="float" office:value="6.26298604927278" calcext:value-type="float">
            <text:p>6.26</text:p>
          </table:table-cell>
          <table:table-cell table:style-name="ce49" table:formula="of:=([.N14]-[.$R$13])/[.$T$13]" office:value-type="float" office:value="9.52804986642921" calcext:value-type="float">
            <text:p>9.53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2" office:value-type="float" office:value="30.35" calcext:value-type="float">
            <text:p>30.4</text:p>
          </table:table-cell>
          <table:table-cell table:style-name="ce29" office:value-type="float" office:value="36.84" calcext:value-type="float">
            <text:p>36.8</text:p>
          </table:table-cell>
          <table:table-cell table:style-name="ce29" office:value-type="float" office:value="22.69" calcext:value-type="float">
            <text:p>22.7</text:p>
          </table:table-cell>
          <table:table-cell table:style-name="ce29" office:value-type="float" office:value="10.18" calcext:value-type="float">
            <text:p>10.2</text:p>
          </table:table-cell>
          <table:table-cell table:style-name="ce29" office:value-type="float" office:value="40.94" calcext:value-type="float">
            <text:p>40.9</text:p>
          </table:table-cell>
          <table:table-cell table:style-name="ce29" office:value-type="float" office:value="10.59" calcext:value-type="float">
            <text:p>10.6</text:p>
          </table:table-cell>
          <table:table-cell table:style-name="ce29" office:value-type="float" office:value="17.5" calcext:value-type="float">
            <text:p>17.5</text:p>
          </table:table-cell>
          <table:table-cell table:style-name="ce29" office:value-type="float" office:value="26.73" calcext:value-type="float">
            <text:p>26.7</text:p>
          </table:table-cell>
          <table:table-cell table:style-name="ce29" office:value-type="float" office:value="39.1" calcext:value-type="float">
            <text:p>39.1</text:p>
          </table:table-cell>
          <table:table-cell table:style-name="ce29" office:value-type="float" office:value="11.14" calcext:value-type="float">
            <text:p>11.1</text:p>
          </table:table-cell>
          <table:table-cell table:style-name="ce29" office:value-type="float" office:value="10.25" calcext:value-type="float">
            <text:p>10.3</text:p>
          </table:table-cell>
          <table:table-cell table:number-columns-repeated="2"/>
          <table:table-cell table:style-name="Default" table:number-columns-repeated="5"/>
          <table:table-cell table:style-name="ce49" table:formula="of:=([.D15]-[.$R$13])/[.$T$13]" office:value-type="float" office:value="68.566340160285" calcext:value-type="float">
            <text:p>68.57</text:p>
          </table:table-cell>
          <table:table-cell table:style-name="ce49" table:formula="of:=([.E15]-[.$R$13])/[.$T$13]" office:value-type="float" office:value="87.8302166815079" calcext:value-type="float">
            <text:p>87.83</text:p>
          </table:table-cell>
          <table:table-cell table:style-name="ce49" table:formula="of:=([.F15]-[.$R$13])/[.$T$13]" office:value-type="float" office:value="45.8296230335411" calcext:value-type="float">
            <text:p>45.83</text:p>
          </table:table-cell>
          <table:table-cell table:style-name="ce49" table:formula="of:=([.G15]-[.$R$13])/[.$T$13]" office:value-type="float" office:value="8.69694271297121" calcext:value-type="float">
            <text:p>8.70</text:p>
          </table:table-cell>
          <table:table-cell table:style-name="ce49" table:formula="of:=([.H15]-[.$R$13])/[.$T$13]" office:value-type="float" office:value="100" calcext:value-type="float">
            <text:p>100.00</text:p>
          </table:table-cell>
          <table:table-cell table:style-name="ce49" table:formula="of:=([.I15]-[.$R$13])/[.$T$13]" office:value-type="float" office:value="9.91392104482042" calcext:value-type="float">
            <text:p>9.91</text:p>
          </table:table-cell>
          <table:table-cell table:style-name="ce49" table:formula="of:=([.J15]-[.$R$13])/[.$T$13]" office:value-type="float" office:value="30.4244582962303" calcext:value-type="float">
            <text:p>30.42</text:p>
          </table:table-cell>
          <table:table-cell table:style-name="ce49" table:formula="of:=([.K15]-[.$R$13])/[.$T$13]" office:value-type="float" office:value="57.8213119620065" calcext:value-type="float">
            <text:p>57.82</text:p>
          </table:table-cell>
          <table:table-cell table:style-name="ce49" table:formula="of:=([.L15]-[.$R$13])/[.$T$13]" office:value-type="float" office:value="94.5384387058475" calcext:value-type="float">
            <text:p>94.54</text:p>
          </table:table-cell>
          <table:table-cell table:style-name="ce49" table:formula="of:=([.M15]-[.$R$13])/[.$T$13]" office:value-type="float" office:value="11.5464529533986" calcext:value-type="float">
            <text:p>11.55</text:p>
          </table:table-cell>
          <table:table-cell table:style-name="ce49" table:formula="of:=([.N15]-[.$R$13])/[.$T$13]" office:value-type="float" office:value="8.90471950133571" calcext:value-type="float">
            <text:p>8.90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2" office:value-type="float" office:value="18.32" calcext:value-type="float">
            <text:p>18.3</text:p>
          </table:table-cell>
          <table:table-cell table:style-name="ce29" office:value-type="float" office:value="19.14" calcext:value-type="float">
            <text:p>19.1</text:p>
          </table:table-cell>
          <table:table-cell table:style-name="ce29" office:value-type="float" office:value="12.44" calcext:value-type="float">
            <text:p>12.4</text:p>
          </table:table-cell>
          <table:table-cell table:style-name="ce29" office:value-type="float" office:value="8.95" calcext:value-type="float">
            <text:p>9.0</text:p>
          </table:table-cell>
          <table:table-cell table:style-name="ce29" office:value-type="float" office:value="38.21" calcext:value-type="float">
            <text:p>38.2</text:p>
          </table:table-cell>
          <table:table-cell table:style-name="ce29" office:value-type="float" office:value="9.5" calcext:value-type="float">
            <text:p>9.5</text:p>
          </table:table-cell>
          <table:table-cell table:style-name="ce29" office:value-type="float" office:value="16.06" calcext:value-type="float">
            <text:p>16.1</text:p>
          </table:table-cell>
          <table:table-cell table:style-name="ce29" office:value-type="float" office:value="23.79" calcext:value-type="float">
            <text:p>23.8</text:p>
          </table:table-cell>
          <table:table-cell table:style-name="ce29" office:value-type="float" office:value="35.48" calcext:value-type="float">
            <text:p>35.5</text:p>
          </table:table-cell>
          <table:table-cell table:style-name="ce29" office:value-type="float" office:value="10.32" calcext:value-type="float">
            <text:p>10.3</text:p>
          </table:table-cell>
          <table:table-cell table:style-name="ce29" office:value-type="float" office:value="10.94" calcext:value-type="float">
            <text:p>10.9</text:p>
          </table:table-cell>
          <table:table-cell table:number-columns-repeated="2"/>
          <table:table-cell table:style-name="Default" table:number-columns-repeated="5"/>
          <table:table-cell table:style-name="ce49" table:formula="of:=([.D16]-[.$R$13])/[.$T$13]" office:value-type="float" office:value="32.8584149599288" calcext:value-type="float">
            <text:p>32.86</text:p>
          </table:table-cell>
          <table:table-cell table:style-name="ce49" table:formula="of:=([.E16]-[.$R$13])/[.$T$13]" office:value-type="float" office:value="35.2923716236272" calcext:value-type="float">
            <text:p>35.29</text:p>
          </table:table-cell>
          <table:table-cell table:style-name="ce49" table:formula="of:=([.F16]-[.$R$13])/[.$T$13]" office:value-type="float" office:value="15.4051647373108" calcext:value-type="float">
            <text:p>15.41</text:p>
          </table:table-cell>
          <table:table-cell table:style-name="ce49" table:formula="of:=([.G16]-[.$R$13])/[.$T$13]" office:value-type="float" office:value="5.04600771742357" calcext:value-type="float">
            <text:p>5.05</text:p>
          </table:table-cell>
          <table:table-cell table:style-name="ce49" table:formula="of:=([.H16]-[.$R$13])/[.$T$13]" office:value-type="float" office:value="91.8967052537845" calcext:value-type="float">
            <text:p>91.90</text:p>
          </table:table-cell>
          <table:table-cell table:style-name="ce49" table:formula="of:=([.I16]-[.$R$13])/[.$T$13]" office:value-type="float" office:value="6.67853962600178" calcext:value-type="float">
            <text:p>6.68</text:p>
          </table:table-cell>
          <table:table-cell table:style-name="ce49" table:formula="of:=([.J16]-[.$R$13])/[.$T$13]" office:value-type="float" office:value="26.1501929355892" calcext:value-type="float">
            <text:p>26.15</text:p>
          </table:table-cell>
          <table:table-cell table:style-name="ce49" table:formula="of:=([.K16]-[.$R$13])/[.$T$13]" office:value-type="float" office:value="49.0946868506975" calcext:value-type="float">
            <text:p>49.09</text:p>
          </table:table-cell>
          <table:table-cell table:style-name="ce49" table:formula="of:=([.L16]-[.$R$13])/[.$T$13]" office:value-type="float" office:value="83.793410507569" calcext:value-type="float">
            <text:p>83.79</text:p>
          </table:table-cell>
          <table:table-cell table:style-name="ce49" table:formula="of:=([.M16]-[.$R$13])/[.$T$13]" office:value-type="float" office:value="9.11249628970021" calcext:value-type="float">
            <text:p>9.11</text:p>
          </table:table-cell>
          <table:table-cell table:style-name="ce49" table:formula="of:=([.N16]-[.$R$13])/[.$T$13]" office:value-type="float" office:value="10.9528049866429" calcext:value-type="float">
            <text:p>10.95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2" office:value-type="float" office:value="16.95" calcext:value-type="float">
            <text:p>17.0</text:p>
          </table:table-cell>
          <table:table-cell table:style-name="ce29" office:value-type="float" office:value="18.87" calcext:value-type="float">
            <text:p>18.9</text:p>
          </table:table-cell>
          <table:table-cell table:style-name="ce29" office:value-type="float" office:value="11.62" calcext:value-type="float">
            <text:p>11.6</text:p>
          </table:table-cell>
          <table:table-cell table:style-name="ce29" office:value-type="float" office:value="7.25" calcext:value-type="float">
            <text:p>7.3</text:p>
          </table:table-cell>
          <table:table-cell table:style-name="ce29" office:value-type="float" office:value="33.01" calcext:value-type="float">
            <text:p>33.0</text:p>
          </table:table-cell>
          <table:table-cell table:style-name="ce29" office:value-type="float" office:value="11.96" calcext:value-type="float">
            <text:p>12.0</text:p>
          </table:table-cell>
          <table:table-cell table:style-name="ce29" office:value-type="float" office:value="14.63" calcext:value-type="float">
            <text:p>14.6</text:p>
          </table:table-cell>
          <table:table-cell table:style-name="ce29" office:value-type="float" office:value="22.97" calcext:value-type="float">
            <text:p>23.0</text:p>
          </table:table-cell>
          <table:table-cell table:style-name="ce29" office:value-type="float" office:value="38.69" calcext:value-type="float">
            <text:p>38.7</text:p>
          </table:table-cell>
          <table:table-cell table:style-name="ce29" office:value-type="float" office:value="8.82" calcext:value-type="float">
            <text:p>8.8</text:p>
          </table:table-cell>
          <table:table-cell table:style-name="ce29" office:value-type="float" office:value="9.71" calcext:value-type="float">
            <text:p>9.7</text:p>
          </table:table-cell>
          <table:table-cell table:number-columns-repeated="2"/>
          <table:table-cell table:style-name="Default" table:number-columns-repeated="5"/>
          <table:table-cell table:style-name="ce49" table:formula="of:=([.D17]-[.$R$13])/[.$T$13]" office:value-type="float" office:value="28.7919263876521" calcext:value-type="float">
            <text:p>28.79</text:p>
          </table:table-cell>
          <table:table-cell table:style-name="ce49" table:formula="of:=([.E17]-[.$R$13])/[.$T$13]" office:value-type="float" office:value="34.490946868507" calcext:value-type="float">
            <text:p>34.49</text:p>
          </table:table-cell>
          <table:table-cell table:style-name="ce49" table:formula="of:=([.F17]-[.$R$13])/[.$T$13]" office:value-type="float" office:value="12.9712080736123" calcext:value-type="float">
            <text:p>12.97</text:p>
          </table:table-cell>
          <table:table-cell table:style-name="ce49" table:formula="of:=([.G17]-[.$R$13])/[.$T$13]" office:value-type="float" office:value="0" calcext:value-type="float">
            <text:p>0.00</text:p>
          </table:table-cell>
          <table:table-cell table:style-name="ce49" table:formula="of:=([.H17]-[.$R$13])/[.$T$13]" office:value-type="float" office:value="76.461858118136" calcext:value-type="float">
            <text:p>76.46</text:p>
          </table:table-cell>
          <table:table-cell table:style-name="ce49" table:formula="of:=([.I17]-[.$R$13])/[.$T$13]" office:value-type="float" office:value="13.9804096170971" calcext:value-type="float">
            <text:p>13.98</text:p>
          </table:table-cell>
          <table:table-cell table:style-name="ce49" table:formula="of:=([.J17]-[.$R$13])/[.$T$13]" office:value-type="float" office:value="21.9056099732858" calcext:value-type="float">
            <text:p>21.91</text:p>
          </table:table-cell>
          <table:table-cell table:style-name="ce49" table:formula="of:=([.K17]-[.$R$13])/[.$T$13]" office:value-type="float" office:value="46.6607301869991" calcext:value-type="float">
            <text:p>46.66</text:p>
          </table:table-cell>
          <table:table-cell table:style-name="ce49" table:formula="of:=([.L17]-[.$R$13])/[.$T$13]" office:value-type="float" office:value="93.3214603739982" calcext:value-type="float">
            <text:p>93.32</text:p>
          </table:table-cell>
          <table:table-cell table:style-name="ce49" table:formula="of:=([.M17]-[.$R$13])/[.$T$13]" office:value-type="float" office:value="4.66013653903236" calcext:value-type="float">
            <text:p>4.66</text:p>
          </table:table-cell>
          <table:table-cell table:style-name="ce49" table:formula="of:=([.N17]-[.$R$13])/[.$T$13]" office:value-type="float" office:value="7.30186999109528" calcext:value-type="float">
            <text:p>7.30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2" office:value-type="float" office:value="23.17" calcext:value-type="float">
            <text:p>23.2</text:p>
          </table:table-cell>
          <table:table-cell table:style-name="ce29" office:value-type="float" office:value="24.13" calcext:value-type="float">
            <text:p>24.1</text:p>
          </table:table-cell>
          <table:table-cell table:style-name="ce29" office:value-type="float" office:value="15.58" calcext:value-type="float">
            <text:p>15.6</text:p>
          </table:table-cell>
          <table:table-cell table:style-name="ce29" office:value-type="float" office:value="8.54" calcext:value-type="float">
            <text:p>8.5</text:p>
          </table:table-cell>
          <table:table-cell table:style-name="ce29" office:value-type="float" office:value="38.07" calcext:value-type="float">
            <text:p>38.1</text:p>
          </table:table-cell>
          <table:table-cell table:style-name="ce29" office:value-type="float" office:value="11.83" calcext:value-type="float">
            <text:p>11.8</text:p>
          </table:table-cell>
          <table:table-cell table:style-name="ce29" office:value-type="float" office:value="15.93" calcext:value-type="float">
            <text:p>15.9</text:p>
          </table:table-cell>
          <table:table-cell table:style-name="ce29" office:value-type="float" office:value="24.54" calcext:value-type="float">
            <text:p>24.5</text:p>
          </table:table-cell>
          <table:table-cell table:style-name="ce29" office:value-type="float" office:value="40.6" calcext:value-type="float">
            <text:p>40.6</text:p>
          </table:table-cell>
          <table:table-cell table:style-name="ce29" office:value-type="float" office:value="9.36" calcext:value-type="float">
            <text:p>9.4</text:p>
          </table:table-cell>
          <table:table-cell table:style-name="ce29" office:value-type="float" office:value="10.25" calcext:value-type="float">
            <text:p>10.3</text:p>
          </table:table-cell>
          <table:table-cell table:number-columns-repeated="2"/>
          <table:table-cell table:style-name="Default" table:number-columns-repeated="5"/>
          <table:table-cell table:style-name="ce49" table:formula="of:=([.D18]-[.$R$13])/[.$T$13]" office:value-type="float" office:value="47.2543781537548" calcext:value-type="float">
            <text:p>47.25</text:p>
          </table:table-cell>
          <table:table-cell table:style-name="ce49" table:formula="of:=([.E18]-[.$R$13])/[.$T$13]" office:value-type="float" office:value="50.1038883941822" calcext:value-type="float">
            <text:p>50.10</text:p>
          </table:table-cell>
          <table:table-cell table:style-name="ce49" table:formula="of:=([.F18]-[.$R$13])/[.$T$13]" office:value-type="float" office:value="24.7254378153755" calcext:value-type="float">
            <text:p>24.73</text:p>
          </table:table-cell>
          <table:table-cell table:style-name="ce49" table:formula="of:=([.G18]-[.$R$13])/[.$T$13]" office:value-type="float" office:value="3.82902938557435" calcext:value-type="float">
            <text:p>3.83</text:p>
          </table:table-cell>
          <table:table-cell table:style-name="ce49" table:formula="of:=([.H18]-[.$R$13])/[.$T$13]" office:value-type="float" office:value="91.4811516770555" calcext:value-type="float">
            <text:p>91.48</text:p>
          </table:table-cell>
          <table:table-cell table:style-name="ce49" table:formula="of:=([.I18]-[.$R$13])/[.$T$13]" office:value-type="float" office:value="13.5945384387058" calcext:value-type="float">
            <text:p>13.59</text:p>
          </table:table-cell>
          <table:table-cell table:style-name="ce49" table:formula="of:=([.J18]-[.$R$13])/[.$T$13]" office:value-type="float" office:value="25.764321757198" calcext:value-type="float">
            <text:p>25.76</text:p>
          </table:table-cell>
          <table:table-cell table:style-name="ce49" table:formula="of:=([.K18]-[.$R$13])/[.$T$13]" office:value-type="float" office:value="51.3208667260315" calcext:value-type="float">
            <text:p>51.32</text:p>
          </table:table-cell>
          <table:table-cell table:style-name="ce49" table:formula="of:=([.L18]-[.$R$13])/[.$T$13]" office:value-type="float" office:value="98.9907984565153" calcext:value-type="float">
            <text:p>98.99</text:p>
          </table:table-cell>
          <table:table-cell table:style-name="ce49" table:formula="of:=([.M18]-[.$R$13])/[.$T$13]" office:value-type="float" office:value="6.26298604927278" calcext:value-type="float">
            <text:p>6.26</text:p>
          </table:table-cell>
          <table:table-cell table:style-name="ce49" table:formula="of:=([.N18]-[.$R$13])/[.$T$13]" office:value-type="float" office:value="8.90471950133571" calcext:value-type="float">
            <text:p>8.90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2" office:value-type="float" office:value="18.11" calcext:value-type="float">
            <text:p>18.1</text:p>
          </table:table-cell>
          <table:table-cell table:style-name="ce29" office:value-type="float" office:value="20.37" calcext:value-type="float">
            <text:p>20.4</text:p>
          </table:table-cell>
          <table:table-cell table:style-name="ce29" office:value-type="float" office:value="14.7" calcext:value-type="float">
            <text:p>14.7</text:p>
          </table:table-cell>
          <table:table-cell table:style-name="ce29" office:value-type="float" office:value="8.54" calcext:value-type="float">
            <text:p>8.5</text:p>
          </table:table-cell>
          <table:table-cell table:style-name="ce29" office:value-type="float" office:value="35.54" calcext:value-type="float">
            <text:p>35.5</text:p>
          </table:table-cell>
          <table:table-cell table:style-name="ce29" office:value-type="float" office:value="10.18" calcext:value-type="float">
            <text:p>10.2</text:p>
          </table:table-cell>
          <table:table-cell table:style-name="ce29" office:value-type="float" office:value="15.45" calcext:value-type="float">
            <text:p>15.5</text:p>
          </table:table-cell>
          <table:table-cell table:style-name="ce29" office:value-type="float" office:value="21.6" calcext:value-type="float">
            <text:p>21.6</text:p>
          </table:table-cell>
          <table:table-cell table:style-name="ce29" office:value-type="float" office:value="36.23" calcext:value-type="float">
            <text:p>36.2</text:p>
          </table:table-cell>
          <table:table-cell table:style-name="ce29" office:value-type="float" office:value="9.77" calcext:value-type="float">
            <text:p>9.8</text:p>
          </table:table-cell>
          <table:table-cell table:style-name="ce29" office:value-type="float" office:value="10.25" calcext:value-type="float">
            <text:p>10.3</text:p>
          </table:table-cell>
          <table:table-cell table:number-columns-repeated="2"/>
          <table:table-cell table:style-name="Default" table:number-columns-repeated="5"/>
          <table:table-cell table:style-name="ce49" table:formula="of:=([.D19]-[.$R$13])/[.$T$13]" office:value-type="float" office:value="32.2350845948353" calcext:value-type="float">
            <text:p>32.24</text:p>
          </table:table-cell>
          <table:table-cell table:style-name="ce49" table:formula="of:=([.E19]-[.$R$13])/[.$T$13]" office:value-type="float" office:value="38.9433066191748" calcext:value-type="float">
            <text:p>38.94</text:p>
          </table:table-cell>
          <table:table-cell table:style-name="ce49" table:formula="of:=([.F19]-[.$R$13])/[.$T$13]" office:value-type="float" office:value="22.1133867616503" calcext:value-type="float">
            <text:p>22.11</text:p>
          </table:table-cell>
          <table:table-cell table:style-name="ce49" table:formula="of:=([.G19]-[.$R$13])/[.$T$13]" office:value-type="float" office:value="3.82902938557435" calcext:value-type="float">
            <text:p>3.83</text:p>
          </table:table-cell>
          <table:table-cell table:style-name="ce49" table:formula="of:=([.H19]-[.$R$13])/[.$T$13]" office:value-type="float" office:value="83.9715048975957" calcext:value-type="float">
            <text:p>83.97</text:p>
          </table:table-cell>
          <table:table-cell table:style-name="ce49" table:formula="of:=([.I19]-[.$R$13])/[.$T$13]" office:value-type="float" office:value="8.69694271297121" calcext:value-type="float">
            <text:p>8.70</text:p>
          </table:table-cell>
          <table:table-cell table:style-name="ce49" table:formula="of:=([.J19]-[.$R$13])/[.$T$13]" office:value-type="float" office:value="24.3395666369843" calcext:value-type="float">
            <text:p>24.34</text:p>
          </table:table-cell>
          <table:table-cell table:style-name="ce49" table:formula="of:=([.K19]-[.$R$13])/[.$T$13]" office:value-type="float" office:value="42.5942416147225" calcext:value-type="float">
            <text:p>42.59</text:p>
          </table:table-cell>
          <table:table-cell table:style-name="ce49" table:formula="of:=([.L19]-[.$R$13])/[.$T$13]" office:value-type="float" office:value="86.0195903829029" calcext:value-type="float">
            <text:p>86.02</text:p>
          </table:table-cell>
          <table:table-cell table:style-name="ce49" table:formula="of:=([.M19]-[.$R$13])/[.$T$13]" office:value-type="float" office:value="7.47996438112199" calcext:value-type="float">
            <text:p>7.48</text:p>
          </table:table-cell>
          <table:table-cell table:style-name="ce49" table:formula="of:=([.N19]-[.$R$13])/[.$T$13]" office:value-type="float" office:value="8.90471950133571" calcext:value-type="float">
            <text:p>8.90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2" office:value-type="float" office:value="15.86" calcext:value-type="float">
            <text:p>15.9</text:p>
          </table:table-cell>
          <table:table-cell table:style-name="ce29" office:value-type="float" office:value="17.5" calcext:value-type="float">
            <text:p>17.5</text:p>
          </table:table-cell>
          <table:table-cell table:style-name="ce29" office:value-type="float" office:value="11.76" calcext:value-type="float">
            <text:p>11.8</text:p>
          </table:table-cell>
          <table:table-cell table:style-name="ce29" office:value-type="float" office:value="8.61" calcext:value-type="float">
            <text:p>8.6</text:p>
          </table:table-cell>
          <table:table-cell table:style-name="ce29" office:value-type="float" office:value="32.13" calcext:value-type="float">
            <text:p>32.1</text:p>
          </table:table-cell>
          <table:table-cell table:style-name="ce29" office:value-type="float" office:value="9.64" calcext:value-type="float">
            <text:p>9.6</text:p>
          </table:table-cell>
          <table:table-cell table:style-name="ce29" office:value-type="float" office:value="14.15" calcext:value-type="float">
            <text:p>14.2</text:p>
          </table:table-cell>
          <table:table-cell table:style-name="ce29" office:value-type="float" office:value="23.03" calcext:value-type="float">
            <text:p>23.0</text:p>
          </table:table-cell>
          <table:table-cell table:style-name="ce29" office:value-type="float" office:value="37.39" calcext:value-type="float">
            <text:p>37.4</text:p>
          </table:table-cell>
          <table:table-cell table:style-name="ce29" office:value-type="float" office:value="9.77" calcext:value-type="float">
            <text:p>9.8</text:p>
          </table:table-cell>
          <table:table-cell table:style-name="ce29" office:value-type="float" office:value="10.66" calcext:value-type="float">
            <text:p>10.7</text:p>
          </table:table-cell>
          <table:table-cell table:number-columns-repeated="2"/>
          <table:table-cell table:style-name="Default" table:number-columns-repeated="5"/>
          <table:table-cell table:style-name="ce49" table:formula="of:=([.D20]-[.$R$13])/[.$T$13]" office:value-type="float" office:value="25.5565449688335" calcext:value-type="float">
            <text:p>25.56</text:p>
          </table:table-cell>
          <table:table-cell table:style-name="ce49" table:formula="of:=([.E20]-[.$R$13])/[.$T$13]" office:value-type="float" office:value="30.4244582962303" calcext:value-type="float">
            <text:p>30.42</text:p>
          </table:table-cell>
          <table:table-cell table:style-name="ce49" table:formula="of:=([.F20]-[.$R$13])/[.$T$13]" office:value-type="float" office:value="13.3867616503413" calcext:value-type="float">
            <text:p>13.39</text:p>
          </table:table-cell>
          <table:table-cell table:style-name="ce49" table:formula="of:=([.G20]-[.$R$13])/[.$T$13]" office:value-type="float" office:value="4.03680617393885" calcext:value-type="float">
            <text:p>4.04</text:p>
          </table:table-cell>
          <table:table-cell table:style-name="ce49" table:formula="of:=([.H20]-[.$R$13])/[.$T$13]" office:value-type="float" office:value="73.8498070644108" calcext:value-type="float">
            <text:p>73.85</text:p>
          </table:table-cell>
          <table:table-cell table:style-name="ce49" table:formula="of:=([.I20]-[.$R$13])/[.$T$13]" office:value-type="float" office:value="7.09409320273078" calcext:value-type="float">
            <text:p>7.09</text:p>
          </table:table-cell>
          <table:table-cell table:style-name="ce49" table:formula="of:=([.J20]-[.$R$13])/[.$T$13]" office:value-type="float" office:value="20.4808548530721" calcext:value-type="float">
            <text:p>20.48</text:p>
          </table:table-cell>
          <table:table-cell table:style-name="ce49" table:formula="of:=([.K20]-[.$R$13])/[.$T$13]" office:value-type="float" office:value="46.8388245770258" calcext:value-type="float">
            <text:p>46.84</text:p>
          </table:table-cell>
          <table:table-cell table:style-name="ce49" table:formula="of:=([.L20]-[.$R$13])/[.$T$13]" office:value-type="float" office:value="89.4627485900861" calcext:value-type="float">
            <text:p>89.46</text:p>
          </table:table-cell>
          <table:table-cell table:style-name="ce49" table:formula="of:=([.M20]-[.$R$13])/[.$T$13]" office:value-type="float" office:value="7.47996438112199" calcext:value-type="float">
            <text:p>7.48</text:p>
          </table:table-cell>
          <table:table-cell table:style-name="ce49" table:formula="of:=([.N20]-[.$R$13])/[.$T$13]" office:value-type="float" office:value="10.1216978331849" calcext:value-type="float">
            <text:p>10.1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2" office:value-type="float" office:value="30.42" calcext:value-type="float">
            <text:p>30.4</text:p>
          </table:table-cell>
          <table:table-cell table:style-name="ce29" office:value-type="float" office:value="33.97" calcext:value-type="float">
            <text:p>34.0</text:p>
          </table:table-cell>
          <table:table-cell table:style-name="ce29" office:value-type="float" office:value="18.93" calcext:value-type="float">
            <text:p>18.9</text:p>
          </table:table-cell>
          <table:table-cell table:style-name="ce29" office:value-type="float" office:value="9.09" calcext:value-type="float">
            <text:p>9.1</text:p>
          </table:table-cell>
          <table:table-cell table:style-name="ce29" office:value-type="float" office:value="38" calcext:value-type="float">
            <text:p>38.0</text:p>
          </table:table-cell>
          <table:table-cell table:style-name="ce29" office:value-type="float" office:value="11.35" calcext:value-type="float">
            <text:p>11.4</text:p>
          </table:table-cell>
          <table:table-cell table:style-name="ce29" office:value-type="float" office:value="16.13" calcext:value-type="float">
            <text:p>16.1</text:p>
          </table:table-cell>
          <table:table-cell table:style-name="ce29" office:value-type="float" office:value="25.5" calcext:value-type="float">
            <text:p>25.5</text:p>
          </table:table-cell>
          <table:table-cell table:style-name="ce29" office:value-type="float" office:value="40.05" calcext:value-type="float">
            <text:p>40.1</text:p>
          </table:table-cell>
          <table:table-cell table:style-name="ce29" office:value-type="float" office:value="9.84" calcext:value-type="float">
            <text:p>9.8</text:p>
          </table:table-cell>
          <table:table-cell table:style-name="ce29" office:value-type="float" office:value="10.12" calcext:value-type="float">
            <text:p>10.1</text:p>
          </table:table-cell>
          <table:table-cell table:number-columns-repeated="2"/>
          <table:table-cell table:style-name="Default" table:number-columns-repeated="5"/>
          <table:table-cell table:style-name="ce49" table:formula="of:=([.D21]-[.$R$13])/[.$T$13]" office:value-type="float" office:value="68.7741169486495" calcext:value-type="float">
            <text:p>68.77</text:p>
          </table:table-cell>
          <table:table-cell table:style-name="ce49" table:formula="of:=([.E21]-[.$R$13])/[.$T$13]" office:value-type="float" office:value="79.3113683585634" calcext:value-type="float">
            <text:p>79.31</text:p>
          </table:table-cell>
          <table:table-cell table:style-name="ce49" table:formula="of:=([.F21]-[.$R$13])/[.$T$13]" office:value-type="float" office:value="34.6690412585337" calcext:value-type="float">
            <text:p>34.67</text:p>
          </table:table-cell>
          <table:table-cell table:style-name="ce49" table:formula="of:=([.G21]-[.$R$13])/[.$T$13]" office:value-type="float" office:value="5.46156129415257" calcext:value-type="float">
            <text:p>5.46</text:p>
          </table:table-cell>
          <table:table-cell table:style-name="ce49" table:formula="of:=([.H21]-[.$R$13])/[.$T$13]" office:value-type="float" office:value="91.273374888691" calcext:value-type="float">
            <text:p>91.27</text:p>
          </table:table-cell>
          <table:table-cell table:style-name="ce49" table:formula="of:=([.I21]-[.$R$13])/[.$T$13]" office:value-type="float" office:value="12.1697833184921" calcext:value-type="float">
            <text:p>12.17</text:p>
          </table:table-cell>
          <table:table-cell table:style-name="ce49" table:formula="of:=([.J21]-[.$R$13])/[.$T$13]" office:value-type="float" office:value="26.3579697239537" calcext:value-type="float">
            <text:p>26.36</text:p>
          </table:table-cell>
          <table:table-cell table:style-name="ce49" table:formula="of:=([.K21]-[.$R$13])/[.$T$13]" office:value-type="float" office:value="54.1703769664589" calcext:value-type="float">
            <text:p>54.17</text:p>
          </table:table-cell>
          <table:table-cell table:style-name="ce49" table:formula="of:=([.L21]-[.$R$13])/[.$T$13]" office:value-type="float" office:value="97.3582665479371" calcext:value-type="float">
            <text:p>97.36</text:p>
          </table:table-cell>
          <table:table-cell table:style-name="ce49" table:formula="of:=([.M21]-[.$R$13])/[.$T$13]" office:value-type="float" office:value="7.6877411694865" calcext:value-type="float">
            <text:p>7.69</text:p>
          </table:table-cell>
          <table:table-cell table:style-name="ce49" table:formula="of:=([.N21]-[.$R$13])/[.$T$13]" office:value-type="float" office:value="8.51884832294449" calcext:value-type="float">
            <text:p>8.5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2" office:value-type="float" office:value="17.77" calcext:value-type="float">
            <text:p>17.8</text:p>
          </table:table-cell>
          <table:table-cell table:style-name="ce29" office:value-type="float" office:value="20.16" calcext:value-type="float">
            <text:p>20.2</text:p>
          </table:table-cell>
          <table:table-cell table:style-name="ce29" office:value-type="float" office:value="14.22" calcext:value-type="float">
            <text:p>14.2</text:p>
          </table:table-cell>
          <table:table-cell table:style-name="ce29" office:value-type="float" office:value="8.95" calcext:value-type="float">
            <text:p>9.0</text:p>
          </table:table-cell>
          <table:table-cell table:style-name="ce29" office:value-type="float" office:value="31.58" calcext:value-type="float">
            <text:p>31.6</text:p>
          </table:table-cell>
          <table:table-cell table:style-name="ce29" office:value-type="float" office:value="10.25" calcext:value-type="float">
            <text:p>10.3</text:p>
          </table:table-cell>
          <table:table-cell table:style-name="ce29" office:value-type="float" office:value="17.91" calcext:value-type="float">
            <text:p>17.9</text:p>
          </table:table-cell>
          <table:table-cell table:style-name="ce29" office:value-type="float" office:value="25.56" calcext:value-type="float">
            <text:p>25.6</text:p>
          </table:table-cell>
          <table:table-cell table:style-name="ce29" office:value-type="float" office:value="36.09" calcext:value-type="float">
            <text:p>36.1</text:p>
          </table:table-cell>
          <table:table-cell table:style-name="ce29" office:value-type="float" office:value="9.91" calcext:value-type="float">
            <text:p>9.9</text:p>
          </table:table-cell>
          <table:table-cell table:style-name="ce43" office:value-type="float" office:value="11.83" calcext:value-type="float">
            <text:p>11.8</text:p>
          </table:table-cell>
          <table:table-cell table:number-columns-repeated="2"/>
          <table:table-cell table:style-name="Default" table:number-columns-repeated="5"/>
          <table:table-cell table:style-name="ce49" table:formula="of:=([.D22]-[.$R$13])/[.$T$13]" office:value-type="float" office:value="31.2258830513505" calcext:value-type="float">
            <text:p>31.23</text:p>
          </table:table-cell>
          <table:table-cell table:style-name="ce49" table:formula="of:=([.E22]-[.$R$13])/[.$T$13]" office:value-type="float" office:value="38.3199762540813" calcext:value-type="float">
            <text:p>38.32</text:p>
          </table:table-cell>
          <table:table-cell table:style-name="ce49" table:formula="of:=([.F22]-[.$R$13])/[.$T$13]" office:value-type="float" office:value="20.6886316414366" calcext:value-type="float">
            <text:p>20.69</text:p>
          </table:table-cell>
          <table:table-cell table:style-name="ce49" table:formula="of:=([.G22]-[.$R$13])/[.$T$13]" office:value-type="float" office:value="5.04600771742357" calcext:value-type="float">
            <text:p>5.05</text:p>
          </table:table-cell>
          <table:table-cell table:style-name="ce49" table:formula="of:=([.H22]-[.$R$13])/[.$T$13]" office:value-type="float" office:value="72.2172751558326" calcext:value-type="float">
            <text:p>72.22</text:p>
          </table:table-cell>
          <table:table-cell table:style-name="ce49" table:formula="of:=([.I22]-[.$R$13])/[.$T$13]" office:value-type="float" office:value="8.90471950133571" calcext:value-type="float">
            <text:p>8.90</text:p>
          </table:table-cell>
          <table:table-cell table:style-name="ce49" table:formula="of:=([.J22]-[.$R$13])/[.$T$13]" office:value-type="float" office:value="31.6414366280795" calcext:value-type="float">
            <text:p>31.64</text:p>
          </table:table-cell>
          <table:table-cell table:style-name="ce49" table:formula="of:=([.K22]-[.$R$13])/[.$T$13]" office:value-type="float" office:value="54.3484713564856" calcext:value-type="float">
            <text:p>54.35</text:p>
          </table:table-cell>
          <table:table-cell table:style-name="ce49" table:formula="of:=([.L22]-[.$R$13])/[.$T$13]" office:value-type="float" office:value="85.6040368061739" calcext:value-type="float">
            <text:p>85.60</text:p>
          </table:table-cell>
          <table:table-cell table:style-name="ce49" table:formula="of:=([.M22]-[.$R$13])/[.$T$13]" office:value-type="float" office:value="7.895517957851" calcext:value-type="float">
            <text:p>7.90</text:p>
          </table:table-cell>
          <table:table-cell table:style-name="ce49" table:formula="of:=([.N22]-[.$R$13])/[.$T$13]" office:value-type="float" office:value="13.5945384387058" calcext:value-type="float">
            <text:p>13.59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office:value-type="string" calcext:value-type="string">
            <text:p>Per-Tabl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3" office:value-type="float" office:value="115.5763" calcext:value-type="float">
            <text:p>115.6</text:p>
          </table:table-cell>
          <table:table-cell table:style-name="ce30" office:value-type="float" office:value="83.9539" calcext:value-type="float">
            <text:p>84.0</text:p>
          </table:table-cell>
          <table:table-cell table:style-name="ce30" office:value-type="float" office:value="145.1403" calcext:value-type="float">
            <text:p>145.1</text:p>
          </table:table-cell>
          <table:table-cell table:style-name="ce30" office:value-type="float" office:value="233.2813" calcext:value-type="float">
            <text:p>233.3</text:p>
          </table:table-cell>
          <table:table-cell table:style-name="ce30" office:value-type="float" office:value="290.9324" calcext:value-type="float">
            <text:p>290.9</text:p>
          </table:table-cell>
          <table:table-cell table:style-name="ce30" office:value-type="float" office:value="127.9281" calcext:value-type="float">
            <text:p>127.9</text:p>
          </table:table-cell>
          <table:table-cell table:style-name="ce30" office:value-type="float" office:value="147.903" calcext:value-type="float">
            <text:p>147.9</text:p>
          </table:table-cell>
          <table:table-cell table:style-name="ce30" office:value-type="float" office:value="167.0543" calcext:value-type="float">
            <text:p>167.1</text:p>
          </table:table-cell>
          <table:table-cell table:style-name="ce30" office:value-type="float" office:value="242.1714" calcext:value-type="float">
            <text:p>242.2</text:p>
          </table:table-cell>
          <table:table-cell table:style-name="ce30" office:value-type="float" office:value="129.5549" calcext:value-type="float">
            <text:p>129.6</text:p>
          </table:table-cell>
          <table:table-cell table:style-name="ce30" office:value-type="float" office:value="148.223" calcext:value-type="float">
            <text:p>148.2</text:p>
          </table:table-cell>
          <table:table-cell table:number-columns-repeated="2"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er-Factor</text:p>
          </table:table-cell>
          <table:table-cell/>
          <table:table-cell table:style-name="ce49" table:formula="of:=100-([.D24]-[.$R$25])/[.$T$25]" office:value-type="float" office:value="86.1427526644" calcext:value-type="float">
            <text:p>86.14</text:p>
          </table:table-cell>
          <table:table-cell table:style-name="ce49" table:formula="of:=100-([.E24]-[.$R$25])/[.$T$25]" office:value-type="float" office:value="93.2044372239994" calcext:value-type="float">
            <text:p>93.20</text:p>
          </table:table-cell>
          <table:table-cell table:style-name="ce49" table:formula="of:=100-([.F24]-[.$R$25])/[.$T$25]" office:value-type="float" office:value="79.5407350338598" calcext:value-type="float">
            <text:p>79.54</text:p>
          </table:table-cell>
          <table:table-cell table:style-name="ce49" table:formula="of:=100-([.G24]-[.$R$25])/[.$T$25]" office:value-type="float" office:value="59.8577274579753" calcext:value-type="float">
            <text:p>59.86</text:p>
          </table:table-cell>
          <table:table-cell table:style-name="ce49" table:formula="of:=100-([.H24]-[.$R$25])/[.$T$25]" office:value-type="float" office:value="46.9835027718693" calcext:value-type="float">
            <text:p>46.98</text:p>
          </table:table-cell>
          <table:table-cell table:style-name="ce49" table:formula="of:=100-([.I24]-[.$R$25])/[.$T$25]" office:value-type="float" office:value="83.3844384522195" calcext:value-type="float">
            <text:p>83.38</text:p>
          </table:table-cell>
          <table:table-cell table:style-name="ce49" table:formula="of:=100-([.J24]-[.$R$25])/[.$T$25]" office:value-type="float" office:value="78.9237889471363" calcext:value-type="float">
            <text:p>78.92</text:p>
          </table:table-cell>
          <table:table-cell table:style-name="ce49" table:formula="of:=100-([.K24]-[.$R$25])/[.$T$25]" office:value-type="float" office:value="74.6470598087327" calcext:value-type="float">
            <text:p>74.65</text:p>
          </table:table-cell>
          <table:table-cell table:style-name="ce49" table:formula="of:=100-([.L24]-[.$R$25])/[.$T$25]" office:value-type="float" office:value="57.8724549326991" calcext:value-type="float">
            <text:p>57.87</text:p>
          </table:table-cell>
          <table:table-cell table:style-name="ce49" table:formula="of:=100-([.M24]-[.$R$25])/[.$T$25]" office:value-type="float" office:value="83.0211532986082" calcext:value-type="float">
            <text:p>83.02</text:p>
          </table:table-cell>
          <table:table-cell table:style-name="ce49" table:formula="of:=100-([.N24]-[.$R$25])/[.$T$25]" office:value-type="float" office:value="78.8523288726615" calcext:value-type="float">
            <text:p>78.85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14" office:value-type="float" office:value="116.6287" calcext:value-type="float">
            <text:p>116.6</text:p>
          </table:table-cell>
          <table:table-cell table:style-name="ce31" office:value-type="float" office:value="81.2316" calcext:value-type="float">
            <text:p>81.2</text:p>
          </table:table-cell>
          <table:table-cell table:style-name="ce31" office:value-type="float" office:value="144.7692" calcext:value-type="float">
            <text:p>144.8</text:p>
          </table:table-cell>
          <table:table-cell table:style-name="ce31" office:value-type="float" office:value="202.9922" calcext:value-type="float">
            <text:p>203.0</text:p>
          </table:table-cell>
          <table:table-cell table:style-name="ce31" office:value-type="float" office:value="227.1396" calcext:value-type="float">
            <text:p>227.1</text:p>
          </table:table-cell>
          <table:table-cell table:style-name="ce31" office:value-type="float" office:value="134.14" calcext:value-type="float">
            <text:p>134.1</text:p>
          </table:table-cell>
          <table:table-cell table:style-name="ce31" office:value-type="float" office:value="139.8224" calcext:value-type="float">
            <text:p>139.8</text:p>
          </table:table-cell>
          <table:table-cell table:style-name="ce31" office:value-type="float" office:value="112.9381" calcext:value-type="float">
            <text:p>112.9</text:p>
          </table:table-cell>
          <table:table-cell table:style-name="ce31" office:value-type="float" office:value="161.6496" calcext:value-type="float">
            <text:p>161.6</text:p>
          </table:table-cell>
          <table:table-cell table:style-name="ce31" office:value-type="float" office:value="125.8333" calcext:value-type="float">
            <text:p>125.8</text:p>
          </table:table-cell>
          <table:table-cell table:style-name="ce31" office:value-type="float" office:value="147.72" calcext:value-type="float">
            <text:p>147.7</text:p>
          </table:table-cell>
          <table:table-cell table:number-columns-repeated="2"/>
          <table:table-cell table:style-name="Default"/>
          <table:table-cell table:style-name="ce49" table:formula="of:=MIN([.D24:.N34])" office:value-type="float" office:value="53.5232" calcext:value-type="float">
            <text:p>53.52</text:p>
          </table:table-cell>
          <table:table-cell table:style-name="ce49" table:formula="of:=MAX([.D24:.N34])" office:value-type="float" office:value="501.3257" calcext:value-type="float">
            <text:p>501.33</text:p>
          </table:table-cell>
          <table:table-cell table:style-name="ce49" table:formula="of:=([.S25]-[.R25])/100" office:value-type="float" office:value="4.478025" calcext:value-type="float">
            <text:p>4.48</text:p>
          </table:table-cell>
          <table:table-cell table:style-name="ce51"/>
          <table:table-cell table:style-name="ce49" table:formula="of:=100-([.D25]-[.$R$25])/[.$T$25]" office:value-type="float" office:value="85.9077383444711" calcext:value-type="float">
            <text:p>85.91</text:p>
          </table:table-cell>
          <table:table-cell table:style-name="ce49" table:formula="of:=100-([.E25]-[.$R$25])/[.$T$25]" office:value-type="float" office:value="93.8123614763205" calcext:value-type="float">
            <text:p>93.81</text:p>
          </table:table-cell>
          <table:table-cell table:style-name="ce49" table:formula="of:=100-([.F25]-[.$R$25])/[.$T$25]" office:value-type="float" office:value="79.6236063889773" calcext:value-type="float">
            <text:p>79.62</text:p>
          </table:table-cell>
          <table:table-cell table:style-name="ce49" table:formula="of:=100-([.G25]-[.$R$25])/[.$T$25]" office:value-type="float" office:value="66.6216691510208" calcext:value-type="float">
            <text:p>66.62</text:p>
          </table:table-cell>
          <table:table-cell table:style-name="ce49" table:formula="of:=100-([.H25]-[.$R$25])/[.$T$25]" office:value-type="float" office:value="61.2292472686061" calcext:value-type="float">
            <text:p>61.23</text:p>
          </table:table-cell>
          <table:table-cell table:style-name="ce49" table:formula="of:=100-([.I25]-[.$R$25])/[.$T$25]" office:value-type="float" office:value="81.9972420877508" calcext:value-type="float">
            <text:p>82.00</text:p>
          </table:table-cell>
          <table:table-cell table:style-name="ce49" table:formula="of:=100-([.J25]-[.$R$25])/[.$T$25]" office:value-type="float" office:value="80.7282898152645" calcext:value-type="float">
            <text:p>80.73</text:p>
          </table:table-cell>
          <table:table-cell table:style-name="ce49" table:formula="of:=100-([.K25]-[.$R$25])/[.$T$25]" office:value-type="float" office:value="86.7318963158982" calcext:value-type="float">
            <text:p>86.73</text:p>
          </table:table-cell>
          <table:table-cell table:style-name="ce49" table:formula="of:=100-([.L25]-[.$R$25])/[.$T$25]" office:value-type="float" office:value="75.8539981353387" calcext:value-type="float">
            <text:p>75.85</text:p>
          </table:table-cell>
          <table:table-cell table:style-name="ce49" table:formula="of:=100-([.M25]-[.$R$25])/[.$T$25]" office:value-type="float" office:value="83.8522339647501" calcext:value-type="float">
            <text:p>83.85</text:p>
          </table:table-cell>
          <table:table-cell table:style-name="ce49" table:formula="of:=100-([.N25]-[.$R$25])/[.$T$25]" office:value-type="float" office:value="78.9646551772266" calcext:value-type="float">
            <text:p>78.96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4" office:value-type="float" office:value="117.874" calcext:value-type="float">
            <text:p>117.9</text:p>
          </table:table-cell>
          <table:table-cell table:style-name="ce31" office:value-type="float" office:value="89.2845" calcext:value-type="float">
            <text:p>89.3</text:p>
          </table:table-cell>
          <table:table-cell table:style-name="ce31" office:value-type="float" office:value="153.558" calcext:value-type="float">
            <text:p>153.6</text:p>
          </table:table-cell>
          <table:table-cell table:style-name="ce31" office:value-type="float" office:value="245.124" calcext:value-type="float">
            <text:p>245.1</text:p>
          </table:table-cell>
          <table:table-cell table:style-name="ce31" office:value-type="float" office:value="329.4726" calcext:value-type="float">
            <text:p>329.5</text:p>
          </table:table-cell>
          <table:table-cell table:style-name="ce31" office:value-type="float" office:value="173.3758" calcext:value-type="float">
            <text:p>173.4</text:p>
          </table:table-cell>
          <table:table-cell table:style-name="ce31" office:value-type="float" office:value="188.1717" calcext:value-type="float">
            <text:p>188.2</text:p>
          </table:table-cell>
          <table:table-cell table:style-name="ce31" office:value-type="float" office:value="148.2551" calcext:value-type="float">
            <text:p>148.3</text:p>
          </table:table-cell>
          <table:table-cell table:style-name="ce31" office:value-type="float" office:value="258.4923" calcext:value-type="float">
            <text:p>258.5</text:p>
          </table:table-cell>
          <table:table-cell table:style-name="ce31" office:value-type="float" office:value="136.4161" calcext:value-type="float">
            <text:p>136.4</text:p>
          </table:table-cell>
          <table:table-cell table:style-name="ce31" office:value-type="float" office:value="140.4575" calcext:value-type="float">
            <text:p>140.5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26]-[.$R$25])/[.$T$25]" office:value-type="float" office:value="85.6296469983977" calcext:value-type="float">
            <text:p>85.63</text:p>
          </table:table-cell>
          <table:table-cell table:style-name="ce49" table:formula="of:=100-([.E26]-[.$R$25])/[.$T$25]" office:value-type="float" office:value="92.014046370889" calcext:value-type="float">
            <text:p>92.01</text:p>
          </table:table-cell>
          <table:table-cell table:style-name="ce49" table:formula="of:=100-([.F26]-[.$R$25])/[.$T$25]" office:value-type="float" office:value="77.660955443527" calcext:value-type="float">
            <text:p>77.66</text:p>
          </table:table-cell>
          <table:table-cell table:style-name="ce49" table:formula="of:=100-([.G26]-[.$R$25])/[.$T$25]" office:value-type="float" office:value="57.2131017580295" calcext:value-type="float">
            <text:p>57.21</text:p>
          </table:table-cell>
          <table:table-cell table:style-name="ce49" table:formula="of:=100-([.H26]-[.$R$25])/[.$T$25]" office:value-type="float" office:value="38.3769853897645" calcext:value-type="float">
            <text:p>38.38</text:p>
          </table:table-cell>
          <table:table-cell table:style-name="ce49" table:formula="of:=100-([.I26]-[.$R$25])/[.$T$25]" office:value-type="float" office:value="73.2353883687563" calcext:value-type="float">
            <text:p>73.24</text:p>
          </table:table-cell>
          <table:table-cell table:style-name="ce49" table:formula="of:=100-([.J26]-[.$R$25])/[.$T$25]" office:value-type="float" office:value="69.9312755065012" calcext:value-type="float">
            <text:p>69.93</text:p>
          </table:table-cell>
          <table:table-cell table:style-name="ce49" table:formula="of:=100-([.K26]-[.$R$25])/[.$T$25]" office:value-type="float" office:value="78.8451605339407" calcext:value-type="float">
            <text:p>78.85</text:p>
          </table:table-cell>
          <table:table-cell table:style-name="ce49" table:formula="of:=100-([.L26]-[.$R$25])/[.$T$25]" office:value-type="float" office:value="54.227790153025" calcext:value-type="float">
            <text:p>54.23</text:p>
          </table:table-cell>
          <table:table-cell table:style-name="ce49" table:formula="of:=100-([.M26]-[.$R$25])/[.$T$25]" office:value-type="float" office:value="81.4889599767755" calcext:value-type="float">
            <text:p>81.49</text:p>
          </table:table-cell>
          <table:table-cell table:style-name="ce49" table:formula="of:=100-([.N26]-[.$R$25])/[.$T$25]" office:value-type="float" office:value="80.5864638987054" calcext:value-type="float">
            <text:p>80.59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4" office:value-type="float" office:value="92.0023" calcext:value-type="float">
            <text:p>92.0</text:p>
          </table:table-cell>
          <table:table-cell table:style-name="ce31" office:value-type="float" office:value="53.5232" calcext:value-type="float">
            <text:p>53.5</text:p>
          </table:table-cell>
          <table:table-cell table:style-name="ce31" office:value-type="float" office:value="123.9247" calcext:value-type="float">
            <text:p>123.9</text:p>
          </table:table-cell>
          <table:table-cell table:style-name="ce31" office:value-type="float" office:value="191.5772" calcext:value-type="float">
            <text:p>191.6</text:p>
          </table:table-cell>
          <table:table-cell table:style-name="ce31" office:value-type="float" office:value="227.7446" calcext:value-type="float">
            <text:p>227.7</text:p>
          </table:table-cell>
          <table:table-cell table:style-name="ce31" office:value-type="float" office:value="192.9548" calcext:value-type="float">
            <text:p>193.0</text:p>
          </table:table-cell>
          <table:table-cell table:style-name="ce31" office:value-type="float" office:value="137.7383" calcext:value-type="float">
            <text:p>137.7</text:p>
          </table:table-cell>
          <table:table-cell table:style-name="ce31" office:value-type="float" office:value="216.8338" calcext:value-type="float">
            <text:p>216.8</text:p>
          </table:table-cell>
          <table:table-cell table:style-name="ce31" office:value-type="float" office:value="273.9283" calcext:value-type="float">
            <text:p>273.9</text:p>
          </table:table-cell>
          <table:table-cell table:style-name="ce31" office:value-type="float" office:value="112.6626" calcext:value-type="float">
            <text:p>112.7</text:p>
          </table:table-cell>
          <table:table-cell table:style-name="ce31" office:value-type="float" office:value="139.4467" calcext:value-type="float">
            <text:p>139.4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27]-[.$R$25])/[.$T$25]" office:value-type="float" office:value="91.4071270258652" calcext:value-type="float">
            <text:p>91.41</text:p>
          </table:table-cell>
          <table:table-cell table:style-name="ce49" table:formula="of:=100-([.E27]-[.$R$25])/[.$T$25]" office:value-type="float" office:value="100" calcext:value-type="float">
            <text:p>100.00</text:p>
          </table:table-cell>
          <table:table-cell table:style-name="ce49" table:formula="of:=100-([.F27]-[.$R$25])/[.$T$25]" office:value-type="float" office:value="84.2784486464457" calcext:value-type="float">
            <text:p>84.28</text:p>
          </table:table-cell>
          <table:table-cell table:style-name="ce49" table:formula="of:=100-([.G27]-[.$R$25])/[.$T$25]" office:value-type="float" office:value="69.1707839951764" calcext:value-type="float">
            <text:p>69.17</text:p>
          </table:table-cell>
          <table:table-cell table:style-name="ce49" table:formula="of:=100-([.H27]-[.$R$25])/[.$T$25]" office:value-type="float" office:value="61.0941430653022" calcext:value-type="float">
            <text:p>61.09</text:p>
          </table:table-cell>
          <table:table-cell table:style-name="ce49" table:formula="of:=100-([.I27]-[.$R$25])/[.$T$25]" office:value-type="float" office:value="68.8631483745624" calcext:value-type="float">
            <text:p>68.86</text:p>
          </table:table-cell>
          <table:table-cell table:style-name="ce49" table:formula="of:=100-([.J27]-[.$R$25])/[.$T$25]" office:value-type="float" office:value="81.1936958815549" calcext:value-type="float">
            <text:p>81.19</text:p>
          </table:table-cell>
          <table:table-cell table:style-name="ce49" table:formula="of:=100-([.K27]-[.$R$25])/[.$T$25]" office:value-type="float" office:value="63.5306636296135" calcext:value-type="float">
            <text:p>63.53</text:p>
          </table:table-cell>
          <table:table-cell table:style-name="ce49" table:formula="of:=100-([.L27]-[.$R$25])/[.$T$25]" office:value-type="float" office:value="50.7807348105471" calcext:value-type="float">
            <text:p>50.78</text:p>
          </table:table-cell>
          <table:table-cell table:style-name="ce49" table:formula="of:=100-([.M27]-[.$R$25])/[.$T$25]" office:value-type="float" office:value="86.7934189737663" calcext:value-type="float">
            <text:p>86.79</text:p>
          </table:table-cell>
          <table:table-cell table:style-name="ce49" table:formula="of:=100-([.N27]-[.$R$25])/[.$T$25]" office:value-type="float" office:value="80.8121884089526" calcext:value-type="float">
            <text:p>80.81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4" office:value-type="float" office:value="102.153" calcext:value-type="float">
            <text:p>102.2</text:p>
          </table:table-cell>
          <table:table-cell table:style-name="ce31" office:value-type="float" office:value="91.175" calcext:value-type="float">
            <text:p>91.2</text:p>
          </table:table-cell>
          <table:table-cell table:style-name="ce31" office:value-type="float" office:value="166.1813" calcext:value-type="float">
            <text:p>166.2</text:p>
          </table:table-cell>
          <table:table-cell table:style-name="ce31" office:value-type="float" office:value="178.0916" calcext:value-type="float">
            <text:p>178.1</text:p>
          </table:table-cell>
          <table:table-cell table:style-name="ce31" office:value-type="float" office:value="212.0912" calcext:value-type="float">
            <text:p>212.1</text:p>
          </table:table-cell>
          <table:table-cell table:style-name="ce31" office:value-type="float" office:value="100.0216" calcext:value-type="float">
            <text:p>100.0</text:p>
          </table:table-cell>
          <table:table-cell table:style-name="ce31" office:value-type="float" office:value="126.0681" calcext:value-type="float">
            <text:p>126.1</text:p>
          </table:table-cell>
          <table:table-cell table:style-name="ce31" office:value-type="float" office:value="88.5431" calcext:value-type="float">
            <text:p>88.5</text:p>
          </table:table-cell>
          <table:table-cell table:style-name="ce31" office:value-type="float" office:value="157.9037" calcext:value-type="float">
            <text:p>157.9</text:p>
          </table:table-cell>
          <table:table-cell table:style-name="ce31" office:value-type="float" office:value="113.6954" calcext:value-type="float">
            <text:p>113.7</text:p>
          </table:table-cell>
          <table:table-cell table:style-name="ce31" office:value-type="float" office:value="137.95" calcext:value-type="float">
            <text:p>138.0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28]-[.$R$25])/[.$T$25]" office:value-type="float" office:value="89.1403464697048" calcext:value-type="float">
            <text:p>89.14</text:p>
          </table:table-cell>
          <table:table-cell table:style-name="ce49" table:formula="of:=100-([.E28]-[.$R$25])/[.$T$25]" office:value-type="float" office:value="91.5918736496558" calcext:value-type="float">
            <text:p>91.59</text:p>
          </table:table-cell>
          <table:table-cell table:style-name="ce49" table:formula="of:=100-([.F28]-[.$R$25])/[.$T$25]" office:value-type="float" office:value="74.8420118244092" calcext:value-type="float">
            <text:p>74.84</text:p>
          </table:table-cell>
          <table:table-cell table:style-name="ce49" table:formula="of:=100-([.G28]-[.$R$25])/[.$T$25]" office:value-type="float" office:value="72.1822901837305" calcext:value-type="float">
            <text:p>72.18</text:p>
          </table:table-cell>
          <table:table-cell table:style-name="ce49" table:formula="of:=100-([.H28]-[.$R$25])/[.$T$25]" office:value-type="float" office:value="64.5897465958765" calcext:value-type="float">
            <text:p>64.59</text:p>
          </table:table-cell>
          <table:table-cell table:style-name="ce49" table:formula="of:=100-([.I28]-[.$R$25])/[.$T$25]" office:value-type="float" office:value="89.6163152282535" calcext:value-type="float">
            <text:p>89.62</text:p>
          </table:table-cell>
          <table:table-cell table:style-name="ce49" table:formula="of:=100-([.J28]-[.$R$25])/[.$T$25]" office:value-type="float" office:value="83.7998001351042" calcext:value-type="float">
            <text:p>83.80</text:p>
          </table:table-cell>
          <table:table-cell table:style-name="ce49" table:formula="of:=100-([.K28]-[.$R$25])/[.$T$25]" office:value-type="float" office:value="92.1796104309377" calcext:value-type="float">
            <text:p>92.18</text:p>
          </table:table-cell>
          <table:table-cell table:style-name="ce49" table:formula="of:=100-([.L28]-[.$R$25])/[.$T$25]" office:value-type="float" office:value="76.690505300886" calcext:value-type="float">
            <text:p>76.69</text:p>
          </table:table-cell>
          <table:table-cell table:style-name="ce49" table:formula="of:=100-([.M28]-[.$R$25])/[.$T$25]" office:value-type="float" office:value="86.5627815833989" calcext:value-type="float">
            <text:p>86.56</text:p>
          </table:table-cell>
          <table:table-cell table:style-name="ce49" table:formula="of:=100-([.N28]-[.$R$25])/[.$T$25]" office:value-type="float" office:value="81.1464205760352" calcext:value-type="float">
            <text:p>81.15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4" office:value-type="float" office:value="167.4032" calcext:value-type="float">
            <text:p>167.4</text:p>
          </table:table-cell>
          <table:table-cell table:style-name="ce31" office:value-type="float" office:value="134.4384" calcext:value-type="float">
            <text:p>134.4</text:p>
          </table:table-cell>
          <table:table-cell table:style-name="ce31" office:value-type="float" office:value="239.6765" calcext:value-type="float">
            <text:p>239.7</text:p>
          </table:table-cell>
          <table:table-cell table:style-name="ce31" office:value-type="float" office:value="320.2736" calcext:value-type="float">
            <text:p>320.3</text:p>
          </table:table-cell>
          <table:table-cell table:style-name="ce31" office:value-type="float" office:value="410.5963" calcext:value-type="float">
            <text:p>410.6</text:p>
          </table:table-cell>
          <table:table-cell table:style-name="ce31" office:value-type="float" office:value="501.3257" calcext:value-type="float">
            <text:p>501.3</text:p>
          </table:table-cell>
          <table:table-cell table:style-name="ce31" office:value-type="float" office:value="190.6495" calcext:value-type="float">
            <text:p>190.6</text:p>
          </table:table-cell>
          <table:table-cell table:style-name="ce31" office:value-type="float" office:value="152.753" calcext:value-type="float">
            <text:p>152.8</text:p>
          </table:table-cell>
          <table:table-cell table:style-name="ce31" office:value-type="float" office:value="293.2208" calcext:value-type="float">
            <text:p>293.2</text:p>
          </table:table-cell>
          <table:table-cell table:style-name="ce31" office:value-type="float" office:value="161.3876" calcext:value-type="float">
            <text:p>161.4</text:p>
          </table:table-cell>
          <table:table-cell table:style-name="ce31" office:value-type="float" office:value="152.9789" calcext:value-type="float">
            <text:p>153.0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29]-[.$R$25])/[.$T$25]" office:value-type="float" office:value="74.5691459962819" calcext:value-type="float">
            <text:p>74.57</text:p>
          </table:table-cell>
          <table:table-cell table:style-name="ce49" table:formula="of:=100-([.E29]-[.$R$25])/[.$T$25]" office:value-type="float" office:value="81.930605568303" calcext:value-type="float">
            <text:p>81.93</text:p>
          </table:table-cell>
          <table:table-cell table:style-name="ce49" table:formula="of:=100-([.F29]-[.$R$25])/[.$T$25]" office:value-type="float" office:value="58.4295978695965" calcext:value-type="float">
            <text:p>58.43</text:p>
          </table:table-cell>
          <table:table-cell table:style-name="ce49" table:formula="of:=100-([.G29]-[.$R$25])/[.$T$25]" office:value-type="float" office:value="40.4312392181821" calcext:value-type="float">
            <text:p>40.43</text:p>
          </table:table-cell>
          <table:table-cell table:style-name="ce49" table:formula="of:=100-([.H29]-[.$R$25])/[.$T$25]" office:value-type="float" office:value="20.2610302532925" calcext:value-type="float">
            <text:p>20.26</text:p>
          </table:table-cell>
          <table:table-cell table:style-name="ce49" table:formula="of:=100-([.I29]-[.$R$25])/[.$T$25]" office:value-type="float" office:value="0" calcext:value-type="float">
            <text:p>0.00</text:p>
          </table:table-cell>
          <table:table-cell table:style-name="ce49" table:formula="of:=100-([.J29]-[.$R$25])/[.$T$25]" office:value-type="float" office:value="69.3779512173335" calcext:value-type="float">
            <text:p>69.38</text:p>
          </table:table-cell>
          <table:table-cell table:style-name="ce49" table:formula="of:=100-([.K29]-[.$R$25])/[.$T$25]" office:value-type="float" office:value="77.8407221933777" calcext:value-type="float">
            <text:p>77.84</text:p>
          </table:table-cell>
          <table:table-cell table:style-name="ce49" table:formula="of:=100-([.L29]-[.$R$25])/[.$T$25]" office:value-type="float" office:value="46.4724739142814" calcext:value-type="float">
            <text:p>46.47</text:p>
          </table:table-cell>
          <table:table-cell table:style-name="ce49" table:formula="of:=100-([.M29]-[.$R$25])/[.$T$25]" office:value-type="float" office:value="75.9125060713149" calcext:value-type="float">
            <text:p>75.91</text:p>
          </table:table-cell>
          <table:table-cell table:style-name="ce49" table:formula="of:=100-([.N29]-[.$R$25])/[.$T$25]" office:value-type="float" office:value="77.7902758470531" calcext:value-type="float">
            <text:p>77.79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4" office:value-type="float" office:value="136.2891" calcext:value-type="float">
            <text:p>136.3</text:p>
          </table:table-cell>
          <table:table-cell table:style-name="ce31" office:value-type="float" office:value="93.6572" calcext:value-type="float">
            <text:p>93.7</text:p>
          </table:table-cell>
          <table:table-cell table:style-name="ce31" office:value-type="float" office:value="159.1974" calcext:value-type="float">
            <text:p>159.2</text:p>
          </table:table-cell>
          <table:table-cell table:style-name="ce31" office:value-type="float" office:value="252.088" calcext:value-type="float">
            <text:p>252.1</text:p>
          </table:table-cell>
          <table:table-cell table:style-name="ce31" office:value-type="float" office:value="346.4039" calcext:value-type="float">
            <text:p>346.4</text:p>
          </table:table-cell>
          <table:table-cell table:style-name="ce31" office:value-type="float" office:value="104.9075" calcext:value-type="float">
            <text:p>104.9</text:p>
          </table:table-cell>
          <table:table-cell table:style-name="ce31" office:value-type="float" office:value="156.4335" calcext:value-type="float">
            <text:p>156.4</text:p>
          </table:table-cell>
          <table:table-cell table:style-name="ce31" office:value-type="float" office:value="178.3705" calcext:value-type="float">
            <text:p>178.4</text:p>
          </table:table-cell>
          <table:table-cell table:style-name="ce31" office:value-type="float" office:value="288.6498" calcext:value-type="float">
            <text:p>288.6</text:p>
          </table:table-cell>
          <table:table-cell table:style-name="ce31" office:value-type="float" office:value="139.6423" calcext:value-type="float">
            <text:p>139.6</text:p>
          </table:table-cell>
          <table:table-cell table:style-name="ce31" office:value-type="float" office:value="143.8733" calcext:value-type="float">
            <text:p>143.9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0]-[.$R$25])/[.$T$25]" office:value-type="float" office:value="81.5173206938327" calcext:value-type="float">
            <text:p>81.52</text:p>
          </table:table-cell>
          <table:table-cell table:style-name="ce49" table:formula="of:=100-([.E30]-[.$R$25])/[.$T$25]" office:value-type="float" office:value="91.0375667844641" calcext:value-type="float">
            <text:p>91.04</text:p>
          </table:table-cell>
          <table:table-cell table:style-name="ce49" table:formula="of:=100-([.F30]-[.$R$25])/[.$T$25]" office:value-type="float" office:value="76.4016056185484" calcext:value-type="float">
            <text:p>76.40</text:p>
          </table:table-cell>
          <table:table-cell table:style-name="ce49" table:formula="of:=100-([.G30]-[.$R$25])/[.$T$25]" office:value-type="float" office:value="55.6579518872717" calcext:value-type="float">
            <text:p>55.66</text:p>
          </table:table-cell>
          <table:table-cell table:style-name="ce49" table:formula="of:=100-([.H30]-[.$R$25])/[.$T$25]" office:value-type="float" office:value="34.5960105180297" calcext:value-type="float">
            <text:p>34.60</text:p>
          </table:table-cell>
          <table:table-cell table:style-name="ce49" table:formula="of:=100-([.I30]-[.$R$25])/[.$T$25]" office:value-type="float" office:value="88.5252315473898" calcext:value-type="float">
            <text:p>88.53</text:p>
          </table:table-cell>
          <table:table-cell table:style-name="ce49" table:formula="of:=100-([.J30]-[.$R$25])/[.$T$25]" office:value-type="float" office:value="77.0188196805511" calcext:value-type="float">
            <text:p>77.02</text:p>
          </table:table-cell>
          <table:table-cell table:style-name="ce49" table:formula="of:=100-([.K30]-[.$R$25])/[.$T$25]" office:value-type="float" office:value="72.1200082625711" calcext:value-type="float">
            <text:p>72.12</text:p>
          </table:table-cell>
          <table:table-cell table:style-name="ce49" table:formula="of:=100-([.L30]-[.$R$25])/[.$T$25]" office:value-type="float" office:value="47.4932364156073" calcext:value-type="float">
            <text:p>47.49</text:p>
          </table:table-cell>
          <table:table-cell table:style-name="ce49" table:formula="of:=100-([.M30]-[.$R$25])/[.$T$25]" office:value-type="float" office:value="80.7685084384299" calcext:value-type="float">
            <text:p>80.77</text:p>
          </table:table-cell>
          <table:table-cell table:style-name="ce49" table:formula="of:=100-([.N30]-[.$R$25])/[.$T$25]" office:value-type="float" office:value="79.8236722662334" calcext:value-type="float">
            <text:p>79.82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4" office:value-type="float" office:value="124.0226" calcext:value-type="float">
            <text:p>124.0</text:p>
          </table:table-cell>
          <table:table-cell table:style-name="ce31" office:value-type="float" office:value="95.7047" calcext:value-type="float">
            <text:p>95.7</text:p>
          </table:table-cell>
          <table:table-cell table:style-name="ce31" office:value-type="float" office:value="140.2791" calcext:value-type="float">
            <text:p>140.3</text:p>
          </table:table-cell>
          <table:table-cell table:style-name="ce31" office:value-type="float" office:value="217.52" calcext:value-type="float">
            <text:p>217.5</text:p>
          </table:table-cell>
          <table:table-cell table:style-name="ce31" office:value-type="float" office:value="258.3596" calcext:value-type="float">
            <text:p>258.4</text:p>
          </table:table-cell>
          <table:table-cell table:style-name="ce31" office:value-type="float" office:value="105.2886" calcext:value-type="float">
            <text:p>105.3</text:p>
          </table:table-cell>
          <table:table-cell table:style-name="ce31" office:value-type="float" office:value="131.1416" calcext:value-type="float">
            <text:p>131.1</text:p>
          </table:table-cell>
          <table:table-cell table:style-name="ce31" office:value-type="float" office:value="156.2658" calcext:value-type="float">
            <text:p>156.3</text:p>
          </table:table-cell>
          <table:table-cell table:style-name="ce31" office:value-type="float" office:value="149.0415" calcext:value-type="float">
            <text:p>149.0</text:p>
          </table:table-cell>
          <table:table-cell table:style-name="ce31" office:value-type="float" office:value="131.007" calcext:value-type="float">
            <text:p>131.0</text:p>
          </table:table-cell>
          <table:table-cell table:style-name="ce31" office:value-type="float" office:value="146.0067" calcext:value-type="float">
            <text:p>146.0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1]-[.$R$25])/[.$T$25]" office:value-type="float" office:value="84.2565863299111" calcext:value-type="float">
            <text:p>84.26</text:p>
          </table:table-cell>
          <table:table-cell table:style-name="ce49" table:formula="of:=100-([.E31]-[.$R$25])/[.$T$25]" office:value-type="float" office:value="90.5803339641918" calcext:value-type="float">
            <text:p>90.58</text:p>
          </table:table-cell>
          <table:table-cell table:style-name="ce49" table:formula="of:=100-([.F31]-[.$R$25])/[.$T$25]" office:value-type="float" office:value="80.626302890225" calcext:value-type="float">
            <text:p>80.63</text:p>
          </table:table-cell>
          <table:table-cell table:style-name="ce49" table:formula="of:=100-([.G31]-[.$R$25])/[.$T$25]" office:value-type="float" office:value="63.3774264324116" calcext:value-type="float">
            <text:p>63.38</text:p>
          </table:table-cell>
          <table:table-cell table:style-name="ce49" table:formula="of:=100-([.H31]-[.$R$25])/[.$T$25]" office:value-type="float" office:value="54.2574237526588" calcext:value-type="float">
            <text:p>54.26</text:p>
          </table:table-cell>
          <table:table-cell table:style-name="ce49" table:formula="of:=100-([.I31]-[.$R$25])/[.$T$25]" office:value-type="float" office:value="88.4401270649449" calcext:value-type="float">
            <text:p>88.44</text:p>
          </table:table-cell>
          <table:table-cell table:style-name="ce49" table:formula="of:=100-([.J31]-[.$R$25])/[.$T$25]" office:value-type="float" office:value="82.6668229855796" calcext:value-type="float">
            <text:p>82.67</text:p>
          </table:table-cell>
          <table:table-cell table:style-name="ce49" table:formula="of:=100-([.K31]-[.$R$25])/[.$T$25]" office:value-type="float" office:value="77.0562692258306" calcext:value-type="float">
            <text:p>77.06</text:p>
          </table:table-cell>
          <table:table-cell table:style-name="ce49" table:formula="of:=100-([.L31]-[.$R$25])/[.$T$25]" office:value-type="float" office:value="78.6695474009189" calcext:value-type="float">
            <text:p>78.67</text:p>
          </table:table-cell>
          <table:table-cell table:style-name="ce49" table:formula="of:=100-([.M31]-[.$R$25])/[.$T$25]" office:value-type="float" office:value="82.6968808794056" calcext:value-type="float">
            <text:p>82.70</text:p>
          </table:table-cell>
          <table:table-cell table:style-name="ce49" table:formula="of:=100-([.N31]-[.$R$25])/[.$T$25]" office:value-type="float" office:value="79.3472568822193" calcext:value-type="float">
            <text:p>79.35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4" office:value-type="float" office:value="122.4569" calcext:value-type="float">
            <text:p>122.5</text:p>
          </table:table-cell>
          <table:table-cell table:style-name="ce31" office:value-type="float" office:value="110.1992" calcext:value-type="float">
            <text:p>110.2</text:p>
          </table:table-cell>
          <table:table-cell table:style-name="ce31" office:value-type="float" office:value="183.2791" calcext:value-type="float">
            <text:p>183.3</text:p>
          </table:table-cell>
          <table:table-cell table:style-name="ce31" office:value-type="float" office:value="199.3571" calcext:value-type="float">
            <text:p>199.4</text:p>
          </table:table-cell>
          <table:table-cell table:style-name="ce31" office:value-type="float" office:value="294.9979" calcext:value-type="float">
            <text:p>295.0</text:p>
          </table:table-cell>
          <table:table-cell table:style-name="ce31" office:value-type="float" office:value="97.8298" calcext:value-type="float">
            <text:p>97.8</text:p>
          </table:table-cell>
          <table:table-cell table:style-name="ce31" office:value-type="float" office:value="154.0338" calcext:value-type="float">
            <text:p>154.0</text:p>
          </table:table-cell>
          <table:table-cell table:style-name="ce31" office:value-type="float" office:value="92.6053" calcext:value-type="float">
            <text:p>92.6</text:p>
          </table:table-cell>
          <table:table-cell table:style-name="ce31" office:value-type="float" office:value="172.0201" calcext:value-type="float">
            <text:p>172.0</text:p>
          </table:table-cell>
          <table:table-cell table:style-name="ce31" office:value-type="float" office:value="122.5804" calcext:value-type="float">
            <text:p>122.6</text:p>
          </table:table-cell>
          <table:table-cell table:style-name="ce31" office:value-type="float" office:value="144.6026" calcext:value-type="float">
            <text:p>144.6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2]-[.$R$25])/[.$T$25]" office:value-type="float" office:value="84.6062270755523" calcext:value-type="float">
            <text:p>84.61</text:p>
          </table:table-cell>
          <table:table-cell table:style-name="ce49" table:formula="of:=100-([.E32]-[.$R$25])/[.$T$25]" office:value-type="float" office:value="87.3435275595826" calcext:value-type="float">
            <text:p>87.34</text:p>
          </table:table-cell>
          <table:table-cell table:style-name="ce49" table:formula="of:=100-([.F32]-[.$R$25])/[.$T$25]" office:value-type="float" office:value="71.0238553826743" calcext:value-type="float">
            <text:p>71.02</text:p>
          </table:table-cell>
          <table:table-cell table:style-name="ce49" table:formula="of:=100-([.G32]-[.$R$25])/[.$T$25]" office:value-type="float" office:value="67.4334332657812" calcext:value-type="float">
            <text:p>67.43</text:p>
          </table:table-cell>
          <table:table-cell table:style-name="ce49" table:formula="of:=100-([.H32]-[.$R$25])/[.$T$25]" office:value-type="float" office:value="46.0756248569403" calcext:value-type="float">
            <text:p>46.08</text:p>
          </table:table-cell>
          <table:table-cell table:style-name="ce49" table:formula="of:=100-([.I32]-[.$R$25])/[.$T$25]" office:value-type="float" office:value="90.1057720758593" calcext:value-type="float">
            <text:p>90.11</text:p>
          </table:table-cell>
          <table:table-cell table:style-name="ce49" table:formula="of:=100-([.J32]-[.$R$25])/[.$T$25]" office:value-type="float" office:value="77.5547032452923" calcext:value-type="float">
            <text:p>77.55</text:p>
          </table:table-cell>
          <table:table-cell table:style-name="ce49" table:formula="of:=100-([.K32]-[.$R$25])/[.$T$25]" office:value-type="float" office:value="91.2724694480268" calcext:value-type="float">
            <text:p>91.27</text:p>
          </table:table-cell>
          <table:table-cell table:style-name="ce49" table:formula="of:=100-([.L32]-[.$R$25])/[.$T$25]" office:value-type="float" office:value="73.5381334405234" calcext:value-type="float">
            <text:p>73.54</text:p>
          </table:table-cell>
          <table:table-cell table:style-name="ce49" table:formula="of:=100-([.M32]-[.$R$25])/[.$T$25]" office:value-type="float" office:value="84.5786479530597" calcext:value-type="float">
            <text:p>84.58</text:p>
          </table:table-cell>
          <table:table-cell table:style-name="ce49" table:formula="of:=100-([.N32]-[.$R$25])/[.$T$25]" office:value-type="float" office:value="79.6608102902507" calcext:value-type="float">
            <text:p>79.66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4" office:value-type="float" office:value="104.8427" calcext:value-type="float">
            <text:p>104.8</text:p>
          </table:table-cell>
          <table:table-cell table:style-name="ce31" office:value-type="float" office:value="62.6962" calcext:value-type="float">
            <text:p>62.7</text:p>
          </table:table-cell>
          <table:table-cell table:style-name="ce31" office:value-type="float" office:value="144.9892" calcext:value-type="float">
            <text:p>145.0</text:p>
          </table:table-cell>
          <table:table-cell table:style-name="ce31" office:value-type="float" office:value="201.8346" calcext:value-type="float">
            <text:p>201.8</text:p>
          </table:table-cell>
          <table:table-cell table:style-name="ce31" office:value-type="float" office:value="350.1745" calcext:value-type="float">
            <text:p>350.2</text:p>
          </table:table-cell>
          <table:table-cell table:style-name="ce31" office:value-type="float" office:value="177.994" calcext:value-type="float">
            <text:p>178.0</text:p>
          </table:table-cell>
          <table:table-cell table:style-name="ce31" office:value-type="float" office:value="201.0169" calcext:value-type="float">
            <text:p>201.0</text:p>
          </table:table-cell>
          <table:table-cell table:style-name="ce31" office:value-type="float" office:value="284.5818" calcext:value-type="float">
            <text:p>284.6</text:p>
          </table:table-cell>
          <table:table-cell table:style-name="ce31" office:value-type="float" office:value="313.401" calcext:value-type="float">
            <text:p>313.4</text:p>
          </table:table-cell>
          <table:table-cell table:style-name="ce31" office:value-type="float" office:value="133.6528" calcext:value-type="float">
            <text:p>133.7</text:p>
          </table:table-cell>
          <table:table-cell table:style-name="ce31" office:value-type="float" office:value="143.8649" calcext:value-type="float">
            <text:p>143.9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3]-[.$R$25])/[.$T$25]" office:value-type="float" office:value="88.5397022124709" calcext:value-type="float">
            <text:p>88.54</text:p>
          </table:table-cell>
          <table:table-cell table:style-name="ce49" table:formula="of:=100-([.E33]-[.$R$25])/[.$T$25]" office:value-type="float" office:value="97.9515523026334" calcext:value-type="float">
            <text:p>97.95</text:p>
          </table:table-cell>
          <table:table-cell table:style-name="ce49" table:formula="of:=100-([.F33]-[.$R$25])/[.$T$25]" office:value-type="float" office:value="79.5744775877759" calcext:value-type="float">
            <text:p>79.57</text:p>
          </table:table-cell>
          <table:table-cell table:style-name="ce49" table:formula="of:=100-([.G33]-[.$R$25])/[.$T$25]" office:value-type="float" office:value="66.8801759704334" calcext:value-type="float">
            <text:p>66.88</text:p>
          </table:table-cell>
          <table:table-cell table:style-name="ce49" table:formula="of:=100-([.H33]-[.$R$25])/[.$T$25]" office:value-type="float" office:value="33.7539875279839" calcext:value-type="float">
            <text:p>33.75</text:p>
          </table:table-cell>
          <table:table-cell table:style-name="ce49" table:formula="of:=100-([.I33]-[.$R$25])/[.$T$25]" office:value-type="float" office:value="72.2040855064454" calcext:value-type="float">
            <text:p>72.20</text:p>
          </table:table-cell>
          <table:table-cell table:style-name="ce49" table:formula="of:=100-([.J33]-[.$R$25])/[.$T$25]" office:value-type="float" office:value="67.0627787919898" calcext:value-type="float">
            <text:p>67.06</text:p>
          </table:table-cell>
          <table:table-cell table:style-name="ce49" table:formula="of:=100-([.K33]-[.$R$25])/[.$T$25]" office:value-type="float" office:value="48.4016726123682" calcext:value-type="float">
            <text:p>48.40</text:p>
          </table:table-cell>
          <table:table-cell table:style-name="ce49" table:formula="of:=100-([.L33]-[.$R$25])/[.$T$25]" office:value-type="float" office:value="41.965978305168" calcext:value-type="float">
            <text:p>41.97</text:p>
          </table:table-cell>
          <table:table-cell table:style-name="ce49" table:formula="of:=100-([.M33]-[.$R$25])/[.$T$25]" office:value-type="float" office:value="82.1060400511386" calcext:value-type="float">
            <text:p>82.11</text:p>
          </table:table-cell>
          <table:table-cell table:style-name="ce49" table:formula="of:=100-([.N33]-[.$R$25])/[.$T$25]" office:value-type="float" office:value="79.8255480931884" calcext:value-type="float">
            <text:p>79.83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4" office:value-type="float" office:value="73.3808" calcext:value-type="float">
            <text:p>73.4</text:p>
          </table:table-cell>
          <table:table-cell table:style-name="ce31" office:value-type="float" office:value="59.8237" calcext:value-type="float">
            <text:p>59.8</text:p>
          </table:table-cell>
          <table:table-cell table:style-name="ce31" office:value-type="float" office:value="105.2308" calcext:value-type="float">
            <text:p>105.2</text:p>
          </table:table-cell>
          <table:table-cell table:style-name="ce31" office:value-type="float" office:value="137.2137" calcext:value-type="float">
            <text:p>137.2</text:p>
          </table:table-cell>
          <table:table-cell table:style-name="ce31" office:value-type="float" office:value="246.3203" calcext:value-type="float">
            <text:p>246.3</text:p>
          </table:table-cell>
          <table:table-cell table:style-name="ce31" office:value-type="float" office:value="91.5867" calcext:value-type="float">
            <text:p>91.6</text:p>
          </table:table-cell>
          <table:table-cell table:style-name="ce31" office:value-type="float" office:value="86.084" calcext:value-type="float">
            <text:p>86.1</text:p>
          </table:table-cell>
          <table:table-cell table:style-name="ce31" office:value-type="float" office:value="72.2807" calcext:value-type="float">
            <text:p>72.3</text:p>
          </table:table-cell>
          <table:table-cell table:style-name="ce31" office:value-type="float" office:value="137.2102" calcext:value-type="float">
            <text:p>137.2</text:p>
          </table:table-cell>
          <table:table-cell table:style-name="ce31" office:value-type="float" office:value="97.9448" calcext:value-type="float">
            <text:p>97.9</text:p>
          </table:table-cell>
          <table:table-cell table:style-name="ce44" office:value-type="float" office:value="248.6127" calcext:value-type="float">
            <text:p>248.6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4]-[.$R$25])/[.$T$25]" office:value-type="float" office:value="95.5655450784665" calcext:value-type="float">
            <text:p>95.57</text:p>
          </table:table-cell>
          <table:table-cell table:style-name="ce49" table:formula="of:=100-([.E34]-[.$R$25])/[.$T$25]" office:value-type="float" office:value="98.5930181274111" calcext:value-type="float">
            <text:p>98.59</text:p>
          </table:table-cell>
          <table:table-cell table:style-name="ce49" table:formula="of:=100-([.F34]-[.$R$25])/[.$T$25]" office:value-type="float" office:value="88.4530345408969" calcext:value-type="float">
            <text:p>88.45</text:p>
          </table:table-cell>
          <table:table-cell table:style-name="ce49" table:formula="of:=100-([.G34]-[.$R$25])/[.$T$25]" office:value-type="float" office:value="81.3108457411471" calcext:value-type="float">
            <text:p>81.31</text:p>
          </table:table-cell>
          <table:table-cell table:style-name="ce49" table:formula="of:=100-([.H34]-[.$R$25])/[.$T$25]" office:value-type="float" office:value="56.9459527358601" calcext:value-type="float">
            <text:p>56.95</text:p>
          </table:table-cell>
          <table:table-cell table:style-name="ce49" table:formula="of:=100-([.I34]-[.$R$25])/[.$T$25]" office:value-type="float" office:value="91.4999357975893" calcext:value-type="float">
            <text:p>91.50</text:p>
          </table:table-cell>
          <table:table-cell table:style-name="ce49" table:formula="of:=100-([.J34]-[.$R$25])/[.$T$25]" office:value-type="float" office:value="92.7287587720033" calcext:value-type="float">
            <text:p>92.73</text:p>
          </table:table-cell>
          <table:table-cell table:style-name="ce49" table:formula="of:=100-([.K34]-[.$R$25])/[.$T$25]" office:value-type="float" office:value="95.8112114157469" calcext:value-type="float">
            <text:p>95.81</text:p>
          </table:table-cell>
          <table:table-cell table:style-name="ce49" table:formula="of:=100-([.L34]-[.$R$25])/[.$T$25]" office:value-type="float" office:value="81.3116273357116" calcext:value-type="float">
            <text:p>81.31</text:p>
          </table:table-cell>
          <table:table-cell table:style-name="ce49" table:formula="of:=100-([.M34]-[.$R$25])/[.$T$25]" office:value-type="float" office:value="90.080091111595" calcext:value-type="float">
            <text:p>90.08</text:p>
          </table:table-cell>
          <table:table-cell table:style-name="ce49" table:formula="of:=100-([.N34]-[.$R$25])/[.$T$25]" office:value-type="float" office:value="56.4340306273413" calcext:value-type="float">
            <text:p>56.43</text:p>
          </table:table-cell>
          <table:table-cell table:style-name="ce51" table:number-columns-repeated="4"/>
          <table:table-cell table:number-columns-repeated="988"/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office:value-type="string" calcext:value-type="string">
            <text:p>Per-Tabl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5" office:value-type="float" office:value="83.46782" calcext:value-type="float">
            <text:p>83.5</text:p>
          </table:table-cell>
          <table:table-cell table:style-name="ce32" office:value-type="float" office:value="78.3951316667" calcext:value-type="float">
            <text:p>78.4</text:p>
          </table:table-cell>
          <table:table-cell table:style-name="ce32" office:value-type="float" office:value="98.276915" calcext:value-type="float">
            <text:p>98.3</text:p>
          </table:table-cell>
          <table:table-cell table:style-name="ce32" office:value-type="float" office:value="78.0348833333" calcext:value-type="float">
            <text:p>78.0</text:p>
          </table:table-cell>
          <table:table-cell table:style-name="ce32" office:value-type="float" office:value="58.366355" calcext:value-type="float">
            <text:p>58.4</text:p>
          </table:table-cell>
          <table:table-cell table:style-name="ce32" office:value-type="float" office:value="83.747775" calcext:value-type="float">
            <text:p>83.7</text:p>
          </table:table-cell>
          <table:table-cell table:style-name="ce32" office:value-type="float" office:value="101.947081667" calcext:value-type="float">
            <text:p>101.9</text:p>
          </table:table-cell>
          <table:table-cell table:style-name="ce32" office:value-type="float" office:value="79.47989" calcext:value-type="float">
            <text:p>79.5</text:p>
          </table:table-cell>
          <table:table-cell table:style-name="ce32" office:value-type="float" office:value="110.06395" calcext:value-type="float">
            <text:p>110.1</text:p>
          </table:table-cell>
          <table:table-cell table:style-name="ce32" office:value-type="float" office:value="97.1594" calcext:value-type="float">
            <text:p>97.2</text:p>
          </table:table-cell>
          <table:table-cell table:style-name="ce32" office:value-type="float" office:value="75.2473983333" calcext:value-type="float">
            <text:p>75.2</text:p>
          </table:table-cell>
          <table:table-cell table:number-columns-repeated="2"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er-Factor</text:p>
          </table:table-cell>
          <table:table-cell table:style-name="Default"/>
          <table:table-cell table:style-name="ce49" table:formula="of:=100-([.D36]-[.$R$37])/[.$T$37]" office:value-type="float" office:value="49.3520138684414" calcext:value-type="float">
            <text:p>49.35</text:p>
          </table:table-cell>
          <table:table-cell table:style-name="ce49" table:formula="of:=100-([.E36]-[.$R$37])/[.$T$37]" office:value-type="float" office:value="55.3240737108469" calcext:value-type="float">
            <text:p>55.32</text:p>
          </table:table-cell>
          <table:table-cell table:style-name="ce49" table:formula="of:=100-([.F36]-[.$R$37])/[.$T$37]" office:value-type="float" office:value="31.9173134214823" calcext:value-type="float">
            <text:p>31.92</text:p>
          </table:table-cell>
          <table:table-cell table:style-name="ce49" table:formula="of:=100-([.G36]-[.$R$37])/[.$T$37]" office:value-type="float" office:value="55.748192928081" calcext:value-type="float">
            <text:p>55.75</text:p>
          </table:table-cell>
          <table:table-cell table:style-name="ce49" table:formula="of:=100-([.H36]-[.$R$37])/[.$T$37]" office:value-type="float" office:value="78.9038887841487" calcext:value-type="float">
            <text:p>78.90</text:p>
          </table:table-cell>
          <table:table-cell table:style-name="ce49" table:formula="of:=100-([.I36]-[.$R$37])/[.$T$37]" office:value-type="float" office:value="49.0224237372667" calcext:value-type="float">
            <text:p>49.02</text:p>
          </table:table-cell>
          <table:table-cell table:style-name="ce49" table:formula="of:=100-([.J36]-[.$R$37])/[.$T$37]" office:value-type="float" office:value="27.5964378764501" calcext:value-type="float">
            <text:p>27.60</text:p>
          </table:table-cell>
          <table:table-cell table:style-name="ce49" table:formula="of:=100-([.K36]-[.$R$37])/[.$T$37]" office:value-type="float" office:value="54.0469911748494" calcext:value-type="float">
            <text:p>54.05</text:p>
          </table:table-cell>
          <table:table-cell table:style-name="ce49" table:formula="of:=100-([.L36]-[.$R$37])/[.$T$37]" office:value-type="float" office:value="18.040474601634" calcext:value-type="float">
            <text:p>18.04</text:p>
          </table:table-cell>
          <table:table-cell table:style-name="ce49" table:formula="of:=100-([.M36]-[.$R$37])/[.$T$37]" office:value-type="float" office:value="33.2329602770115" calcext:value-type="float">
            <text:p>33.23</text:p>
          </table:table-cell>
          <table:table-cell table:style-name="ce49" table:formula="of:=100-([.N36]-[.$R$37])/[.$T$37]" office:value-type="float" office:value="59.0298901536976" calcext:value-type="float">
            <text:p>59.03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16" office:value-type="float" office:value="97.1503683333" calcext:value-type="float">
            <text:p>97.2</text:p>
          </table:table-cell>
          <table:table-cell table:style-name="ce33" office:value-type="float" office:value="92.2392183333" calcext:value-type="float">
            <text:p>92.2</text:p>
          </table:table-cell>
          <table:table-cell table:style-name="ce33" office:value-type="float" office:value="96.5748083333" calcext:value-type="float">
            <text:p>96.6</text:p>
          </table:table-cell>
          <table:table-cell table:style-name="ce33" office:value-type="float" office:value="78.099755" calcext:value-type="float">
            <text:p>78.1</text:p>
          </table:table-cell>
          <table:table-cell table:style-name="ce33" office:value-type="float" office:value="67.9085716667" calcext:value-type="float">
            <text:p>67.9</text:p>
          </table:table-cell>
          <table:table-cell table:style-name="ce33" office:value-type="float" office:value="96.8340216667" calcext:value-type="float">
            <text:p>96.8</text:p>
          </table:table-cell>
          <table:table-cell table:style-name="ce33" office:value-type="float" office:value="101.2044" calcext:value-type="float">
            <text:p>101.2</text:p>
          </table:table-cell>
          <table:table-cell table:style-name="ce33" office:value-type="float" office:value="95.8316783333" calcext:value-type="float">
            <text:p>95.8</text:p>
          </table:table-cell>
          <table:table-cell table:style-name="ce33" office:value-type="float" office:value="125.387591667" calcext:value-type="float">
            <text:p>125.4</text:p>
          </table:table-cell>
          <table:table-cell table:style-name="ce33" office:value-type="float" office:value="100.954766667" calcext:value-type="float">
            <text:p>101.0</text:p>
          </table:table-cell>
          <table:table-cell table:style-name="ce33" office:value-type="float" office:value="75.680455" calcext:value-type="float">
            <text:p>75.7</text:p>
          </table:table-cell>
          <table:table-cell table:number-columns-repeated="2"/>
          <table:table-cell table:style-name="Default"/>
          <table:table-cell table:style-name="ce49" table:formula="of:=MIN([.D36:.N46])" office:value-type="float" office:value="40.447245" calcext:value-type="float">
            <text:p>40.45</text:p>
          </table:table-cell>
          <table:table-cell table:style-name="ce49" table:formula="of:=MAX([.D36:.N46])" office:value-type="float" office:value="125.387591667" calcext:value-type="float">
            <text:p>125.39</text:p>
          </table:table-cell>
          <table:table-cell table:style-name="ce49" table:formula="of:=([.S37]-[.R37])/100" office:value-type="float" office:value="0.84940346667" calcext:value-type="float">
            <text:p>0.85</text:p>
          </table:table-cell>
          <table:table-cell table:style-name="Default"/>
          <table:table-cell table:style-name="ce49" table:formula="of:=100-([.D37]-[.$R$37])/[.$T$37]" office:value-type="float" office:value="33.2435932294945" calcext:value-type="float">
            <text:p>33.24</text:p>
          </table:table-cell>
          <table:table-cell table:style-name="ce49" table:formula="of:=100-([.E37]-[.$R$37])/[.$T$37]" office:value-type="float" office:value="39.0254745058374" calcext:value-type="float">
            <text:p>39.03</text:p>
          </table:table-cell>
          <table:table-cell table:style-name="ce49" table:formula="of:=100-([.F37]-[.$R$37])/[.$T$37]" office:value-type="float" office:value="33.9211981870731" calcext:value-type="float">
            <text:p>33.92</text:p>
          </table:table-cell>
          <table:table-cell table:style-name="ce49" table:formula="of:=100-([.G37]-[.$R$37])/[.$T$37]" office:value-type="float" office:value="55.6718197211829" calcext:value-type="float">
            <text:p>55.67</text:p>
          </table:table-cell>
          <table:table-cell table:style-name="ce49" table:formula="of:=100-([.H37]-[.$R$37])/[.$T$37]" office:value-type="float" office:value="67.6698674490236" calcext:value-type="float">
            <text:p>67.67</text:p>
          </table:table-cell>
          <table:table-cell table:style-name="ce49" table:formula="of:=100-([.I37]-[.$R$37])/[.$T$37]" office:value-type="float" office:value="33.616027154023" calcext:value-type="float">
            <text:p>33.62</text:p>
          </table:table-cell>
          <table:table-cell table:style-name="ce49" table:formula="of:=100-([.J37]-[.$R$37])/[.$T$37]" office:value-type="float" office:value="28.4707946411" calcext:value-type="float">
            <text:p>28.47</text:p>
          </table:table-cell>
          <table:table-cell table:style-name="ce49" table:formula="of:=100-([.K37]-[.$R$37])/[.$T$37]" office:value-type="float" office:value="34.7960827727381" calcext:value-type="float">
            <text:p>34.80</text:p>
          </table:table-cell>
          <table:table-cell table:style-name="ce49" table:formula="of:=100-([.L37]-[.$R$37])/[.$T$37]" office:value-type="float" office:value="0" calcext:value-type="float">
            <text:p>0.00</text:p>
          </table:table-cell>
          <table:table-cell table:style-name="ce49" table:formula="of:=100-([.M37]-[.$R$37])/[.$T$37]" office:value-type="float" office:value="28.7646871701459" calcext:value-type="float">
            <text:p>28.76</text:p>
          </table:table-cell>
          <table:table-cell table:style-name="ce49" table:formula="of:=100-([.N37]-[.$R$37])/[.$T$37]" office:value-type="float" office:value="58.5200539172177" calcext:value-type="float">
            <text:p>58.5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6" office:value-type="float" office:value="68.2348766667" calcext:value-type="float">
            <text:p>68.2</text:p>
          </table:table-cell>
          <table:table-cell table:style-name="ce33" office:value-type="float" office:value="65.386275" calcext:value-type="float">
            <text:p>65.4</text:p>
          </table:table-cell>
          <table:table-cell table:style-name="ce33" office:value-type="float" office:value="97.8141" calcext:value-type="float">
            <text:p>97.8</text:p>
          </table:table-cell>
          <table:table-cell table:style-name="ce33" office:value-type="float" office:value="67.5994833333" calcext:value-type="float">
            <text:p>67.6</text:p>
          </table:table-cell>
          <table:table-cell table:style-name="ce33" office:value-type="float" office:value="47.5890066667" calcext:value-type="float">
            <text:p>47.6</text:p>
          </table:table-cell>
          <table:table-cell table:style-name="ce33" office:value-type="float" office:value="76.5762633333" calcext:value-type="float">
            <text:p>76.6</text:p>
          </table:table-cell>
          <table:table-cell table:style-name="ce33" office:value-type="float" office:value="94.12005" calcext:value-type="float">
            <text:p>94.1</text:p>
          </table:table-cell>
          <table:table-cell table:style-name="ce33" office:value-type="float" office:value="60.8546383333" calcext:value-type="float">
            <text:p>60.9</text:p>
          </table:table-cell>
          <table:table-cell table:style-name="ce33" office:value-type="float" office:value="101.013138333" calcext:value-type="float">
            <text:p>101.0</text:p>
          </table:table-cell>
          <table:table-cell table:style-name="ce33" office:value-type="float" office:value="80.9550483333" calcext:value-type="float">
            <text:p>81.0</text:p>
          </table:table-cell>
          <table:table-cell table:style-name="ce33" office:value-type="float" office:value="62.220555" calcext:value-type="float">
            <text:p>62.2</text:p>
          </table:table-cell>
          <table:table-cell table:number-columns-repeated="2"/>
          <table:table-cell table:style-name="Default" table:number-columns-repeated="5"/>
          <table:table-cell table:style-name="ce49" table:formula="of:=100-([.D38]-[.$R$37])/[.$T$37]" office:value-type="float" office:value="67.2857096102532" calcext:value-type="float">
            <text:p>67.29</text:p>
          </table:table-cell>
          <table:table-cell table:style-name="ce49" table:formula="of:=100-([.E38]-[.$R$37])/[.$T$37]" office:value-type="float" office:value="70.6393592932097" calcext:value-type="float">
            <text:p>70.64</text:p>
          </table:table-cell>
          <table:table-cell table:style-name="ce49" table:formula="of:=100-([.F38]-[.$R$37])/[.$T$37]" office:value-type="float" office:value="32.4621840491175" calcext:value-type="float">
            <text:p>32.46</text:p>
          </table:table-cell>
          <table:table-cell table:style-name="ce49" table:formula="of:=100-([.G38]-[.$R$37])/[.$T$37]" office:value-type="float" office:value="68.0337561609589" calcext:value-type="float">
            <text:p>68.03</text:p>
          </table:table-cell>
          <table:table-cell table:style-name="ce49" table:formula="of:=100-([.H38]-[.$R$37])/[.$T$37]" office:value-type="float" office:value="91.5920267023414" calcext:value-type="float">
            <text:p>91.59</text:p>
          </table:table-cell>
          <table:table-cell table:style-name="ce49" table:formula="of:=100-([.I38]-[.$R$37])/[.$T$37]" office:value-type="float" office:value="57.465421615313" calcext:value-type="float">
            <text:p>57.47</text:p>
          </table:table-cell>
          <table:table-cell table:style-name="ce49" table:formula="of:=100-([.J38]-[.$R$37])/[.$T$37]" office:value-type="float" office:value="36.8111773661358" calcext:value-type="float">
            <text:p>36.81</text:p>
          </table:table-cell>
          <table:table-cell table:style-name="ce49" table:formula="of:=100-([.K38]-[.$R$37])/[.$T$37]" office:value-type="float" office:value="75.9744407292036" calcext:value-type="float">
            <text:p>75.97</text:p>
          </table:table-cell>
          <table:table-cell table:style-name="ce49" table:formula="of:=100-([.L38]-[.$R$37])/[.$T$37]" office:value-type="float" office:value="28.6959663934003" calcext:value-type="float">
            <text:p>28.70</text:p>
          </table:table-cell>
          <table:table-cell table:style-name="ce49" table:formula="of:=100-([.M38]-[.$R$37])/[.$T$37]" office:value-type="float" office:value="52.3102919604193" calcext:value-type="float">
            <text:p>52.31</text:p>
          </table:table-cell>
          <table:table-cell table:style-name="ce49" table:formula="of:=100-([.N38]-[.$R$37])/[.$T$37]" office:value-type="float" office:value="74.3663513814465" calcext:value-type="float">
            <text:p>74.37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6" office:value-type="float" office:value="72.9107433333" calcext:value-type="float">
            <text:p>72.9</text:p>
          </table:table-cell>
          <table:table-cell table:style-name="ce33" office:value-type="float" office:value="59.3943533333" calcext:value-type="float">
            <text:p>59.4</text:p>
          </table:table-cell>
          <table:table-cell table:style-name="ce33" office:value-type="float" office:value="106.773071667" calcext:value-type="float">
            <text:p>106.8</text:p>
          </table:table-cell>
          <table:table-cell table:style-name="ce33" office:value-type="float" office:value="71.1865883333" calcext:value-type="float">
            <text:p>71.2</text:p>
          </table:table-cell>
          <table:table-cell table:style-name="ce33" office:value-type="float" office:value="52.6693516667" calcext:value-type="float">
            <text:p>52.7</text:p>
          </table:table-cell>
          <table:table-cell table:style-name="ce33" office:value-type="float" office:value="75.808365" calcext:value-type="float">
            <text:p>75.8</text:p>
          </table:table-cell>
          <table:table-cell table:style-name="ce33" office:value-type="float" office:value="93.95377" calcext:value-type="float">
            <text:p>94.0</text:p>
          </table:table-cell>
          <table:table-cell table:style-name="ce33" office:value-type="float" office:value="69.44728" calcext:value-type="float">
            <text:p>69.4</text:p>
          </table:table-cell>
          <table:table-cell table:style-name="ce33" office:value-type="float" office:value="114.10563" calcext:value-type="float">
            <text:p>114.1</text:p>
          </table:table-cell>
          <table:table-cell table:style-name="ce33" office:value-type="float" office:value="93.2148666667" calcext:value-type="float">
            <text:p>93.2</text:p>
          </table:table-cell>
          <table:table-cell table:style-name="ce33" office:value-type="float" office:value="62.0072116667" calcext:value-type="float">
            <text:p>62.0</text:p>
          </table:table-cell>
          <table:table-cell table:number-columns-repeated="2"/>
          <table:table-cell table:style-name="Default" table:number-columns-repeated="5"/>
          <table:table-cell table:style-name="ce49" table:formula="of:=100-([.D39]-[.$R$37])/[.$T$37]" office:value-type="float" office:value="61.7808266540636" calcext:value-type="float">
            <text:p>61.78</text:p>
          </table:table-cell>
          <table:table-cell table:style-name="ce49" table:formula="of:=100-([.E39]-[.$R$37])/[.$T$37]" office:value-type="float" office:value="77.6936296156405" calcext:value-type="float">
            <text:p>77.69</text:p>
          </table:table-cell>
          <table:table-cell table:style-name="ce49" table:formula="of:=100-([.F39]-[.$R$37])/[.$T$37]" office:value-type="float" office:value="21.9148151972776" calcext:value-type="float">
            <text:p>21.91</text:p>
          </table:table-cell>
          <table:table-cell table:style-name="ce49" table:formula="of:=100-([.G39]-[.$R$37])/[.$T$37]" office:value-type="float" office:value="63.8106688523294" calcext:value-type="float">
            <text:p>63.81</text:p>
          </table:table-cell>
          <table:table-cell table:style-name="ce49" table:formula="of:=100-([.H39]-[.$R$37])/[.$T$37]" office:value-type="float" office:value="85.61095269058" calcext:value-type="float">
            <text:p>85.61</text:p>
          </table:table-cell>
          <table:table-cell table:style-name="ce49" table:formula="of:=100-([.I39]-[.$R$37])/[.$T$37]" office:value-type="float" office:value="58.3694658810027" calcext:value-type="float">
            <text:p>58.37</text:p>
          </table:table-cell>
          <table:table-cell table:style-name="ce49" table:formula="of:=100-([.J39]-[.$R$37])/[.$T$37]" office:value-type="float" office:value="37.0069382813248" calcext:value-type="float">
            <text:p>37.01</text:p>
          </table:table-cell>
          <table:table-cell table:style-name="ce49" table:formula="of:=100-([.K39]-[.$R$37])/[.$T$37]" office:value-type="float" office:value="65.858351021698" calcext:value-type="float">
            <text:p>65.86</text:p>
          </table:table-cell>
          <table:table-cell table:style-name="ce49" table:formula="of:=100-([.L39]-[.$R$37])/[.$T$37]" office:value-type="float" office:value="13.282217591164" calcext:value-type="float">
            <text:p>13.28</text:p>
          </table:table-cell>
          <table:table-cell table:style-name="ce49" table:formula="of:=100-([.M39]-[.$R$37])/[.$T$37]" office:value-type="float" office:value="37.8768468257257" calcext:value-type="float">
            <text:p>37.88</text:p>
          </table:table-cell>
          <table:table-cell table:style-name="ce49" table:formula="of:=100-([.N39]-[.$R$37])/[.$T$37]" office:value-type="float" office:value="74.6175198092567" calcext:value-type="float">
            <text:p>74.6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6" office:value-type="float" office:value="97.5608516667" calcext:value-type="float">
            <text:p>97.6</text:p>
          </table:table-cell>
          <table:table-cell table:style-name="ce33" office:value-type="float" office:value="92.9853983333" calcext:value-type="float">
            <text:p>93.0</text:p>
          </table:table-cell>
          <table:table-cell table:style-name="ce33" office:value-type="float" office:value="96.6424816667" calcext:value-type="float">
            <text:p>96.6</text:p>
          </table:table-cell>
          <table:table-cell table:style-name="ce33" office:value-type="float" office:value="85.4842883333" calcext:value-type="float">
            <text:p>85.5</text:p>
          </table:table-cell>
          <table:table-cell table:style-name="ce33" office:value-type="float" office:value="84.591845" calcext:value-type="float">
            <text:p>84.6</text:p>
          </table:table-cell>
          <table:table-cell table:style-name="ce33" office:value-type="float" office:value="92.6604916667" calcext:value-type="float">
            <text:p>92.7</text:p>
          </table:table-cell>
          <table:table-cell table:style-name="ce33" office:value-type="float" office:value="114.083128333" calcext:value-type="float">
            <text:p>114.1</text:p>
          </table:table-cell>
          <table:table-cell table:style-name="ce33" office:value-type="float" office:value="100.377351667" calcext:value-type="float">
            <text:p>100.4</text:p>
          </table:table-cell>
          <table:table-cell table:style-name="ce33" office:value-type="float" office:value="124.395776667" calcext:value-type="float">
            <text:p>124.4</text:p>
          </table:table-cell>
          <table:table-cell table:style-name="ce33" office:value-type="float" office:value="101.942616667" calcext:value-type="float">
            <text:p>101.9</text:p>
          </table:table-cell>
          <table:table-cell table:style-name="ce33" office:value-type="float" office:value="76.3929783333" calcext:value-type="float">
            <text:p>76.4</text:p>
          </table:table-cell>
          <table:table-cell table:number-columns-repeated="2"/>
          <table:table-cell table:style-name="Default" table:number-columns-repeated="5"/>
          <table:table-cell table:style-name="ce49" table:formula="of:=100-([.D40]-[.$R$37])/[.$T$37]" office:value-type="float" office:value="32.76033250652" calcext:value-type="float">
            <text:p>32.76</text:p>
          </table:table-cell>
          <table:table-cell table:style-name="ce49" table:formula="of:=100-([.E40]-[.$R$37])/[.$T$37]" office:value-type="float" office:value="38.1469991648722" calcext:value-type="float">
            <text:p>38.15</text:p>
          </table:table-cell>
          <table:table-cell table:style-name="ce49" table:formula="of:=100-([.F40]-[.$R$37])/[.$T$37]" office:value-type="float" office:value="33.841526586879" calcext:value-type="float">
            <text:p>33.84</text:p>
          </table:table-cell>
          <table:table-cell table:style-name="ce49" table:formula="of:=100-([.G40]-[.$R$37])/[.$T$37]" office:value-type="float" office:value="46.9780321125093" calcext:value-type="float">
            <text:p>46.98</text:p>
          </table:table-cell>
          <table:table-cell table:style-name="ce49" table:formula="of:=100-([.H40]-[.$R$37])/[.$T$37]" office:value-type="float" office:value="48.0287028106155" calcext:value-type="float">
            <text:p>48.03</text:p>
          </table:table-cell>
          <table:table-cell table:style-name="ce49" table:formula="of:=100-([.I40]-[.$R$37])/[.$T$37]" office:value-type="float" office:value="38.5295107501777" calcext:value-type="float">
            <text:p>38.53</text:p>
          </table:table-cell>
          <table:table-cell table:style-name="ce49" table:formula="of:=100-([.J40]-[.$R$37])/[.$T$37]" office:value-type="float" office:value="13.3087087321623" calcext:value-type="float">
            <text:p>13.31</text:p>
          </table:table-cell>
          <table:table-cell table:style-name="ce49" table:formula="of:=100-([.K40]-[.$R$37])/[.$T$37]" office:value-type="float" office:value="29.4444760133251" calcext:value-type="float">
            <text:p>29.44</text:p>
          </table:table-cell>
          <table:table-cell table:style-name="ce49" table:formula="of:=100-([.L40]-[.$R$37])/[.$T$37]" office:value-type="float" office:value="1.16766064528593" calcext:value-type="float">
            <text:p>1.17</text:p>
          </table:table-cell>
          <table:table-cell table:style-name="ce49" table:formula="of:=100-([.M40]-[.$R$37])/[.$T$37]" office:value-type="float" office:value="27.6016945067503" calcext:value-type="float">
            <text:p>27.60</text:p>
          </table:table-cell>
          <table:table-cell table:style-name="ce49" table:formula="of:=100-([.N40]-[.$R$37])/[.$T$37]" office:value-type="float" office:value="57.6812024629219" calcext:value-type="float">
            <text:p>57.68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6" office:value-type="float" office:value="78.09002" calcext:value-type="float">
            <text:p>78.1</text:p>
          </table:table-cell>
          <table:table-cell table:style-name="ce33" office:value-type="float" office:value="72.1862616667" calcext:value-type="float">
            <text:p>72.2</text:p>
          </table:table-cell>
          <table:table-cell table:style-name="ce33" office:value-type="float" office:value="91.2861083333" calcext:value-type="float">
            <text:p>91.3</text:p>
          </table:table-cell>
          <table:table-cell table:style-name="ce33" office:value-type="float" office:value="71.4658966667" calcext:value-type="float">
            <text:p>71.5</text:p>
          </table:table-cell>
          <table:table-cell table:style-name="ce33" office:value-type="float" office:value="55.9858766667" calcext:value-type="float">
            <text:p>56.0</text:p>
          </table:table-cell>
          <table:table-cell table:style-name="ce33" office:value-type="float" office:value="75.1384383333" calcext:value-type="float">
            <text:p>75.1</text:p>
          </table:table-cell>
          <table:table-cell table:style-name="ce33" office:value-type="float" office:value="103.643621667" calcext:value-type="float">
            <text:p>103.6</text:p>
          </table:table-cell>
          <table:table-cell table:style-name="ce33" office:value-type="float" office:value="78.1702733333" calcext:value-type="float">
            <text:p>78.2</text:p>
          </table:table-cell>
          <table:table-cell table:style-name="ce33" office:value-type="float" office:value="110.264148333" calcext:value-type="float">
            <text:p>110.3</text:p>
          </table:table-cell>
          <table:table-cell table:style-name="ce33" office:value-type="float" office:value="79.1775316667" calcext:value-type="float">
            <text:p>79.2</text:p>
          </table:table-cell>
          <table:table-cell table:style-name="ce33" office:value-type="float" office:value="68.8002466667" calcext:value-type="float">
            <text:p>68.8</text:p>
          </table:table-cell>
          <table:table-cell table:number-columns-repeated="2"/>
          <table:table-cell table:style-name="Default" table:number-columns-repeated="5"/>
          <table:table-cell table:style-name="ce49" table:formula="of:=100-([.D41]-[.$R$37])/[.$T$37]" office:value-type="float" office:value="55.6832807057232" calcext:value-type="float">
            <text:p>55.68</text:p>
          </table:table-cell>
          <table:table-cell table:style-name="ce49" table:formula="of:=100-([.E41]-[.$R$37])/[.$T$37]" office:value-type="float" office:value="62.6337566161231" calcext:value-type="float">
            <text:p>62.63</text:p>
          </table:table-cell>
          <table:table-cell table:style-name="ce49" table:formula="of:=100-([.F41]-[.$R$37])/[.$T$37]" office:value-type="float" office:value="40.1475678777147" calcext:value-type="float">
            <text:p>40.15</text:p>
          </table:table-cell>
          <table:table-cell table:style-name="ce49" table:formula="of:=100-([.G41]-[.$R$37])/[.$T$37]" office:value-type="float" office:value="63.4818400396864" calcext:value-type="float">
            <text:p>63.48</text:p>
          </table:table-cell>
          <table:table-cell table:style-name="ce49" table:formula="of:=100-([.H41]-[.$R$37])/[.$T$37]" office:value-type="float" office:value="81.7064183554399" calcext:value-type="float">
            <text:p>81.71</text:p>
          </table:table-cell>
          <table:table-cell table:style-name="ce49" table:formula="of:=100-([.I41]-[.$R$37])/[.$T$37]" office:value-type="float" office:value="59.1581684151781" calcext:value-type="float">
            <text:p>59.16</text:p>
          </table:table-cell>
          <table:table-cell table:style-name="ce49" table:formula="of:=100-([.J41]-[.$R$37])/[.$T$37]" office:value-type="float" office:value="25.5991067298619" calcext:value-type="float">
            <text:p>25.60</text:p>
          </table:table-cell>
          <table:table-cell table:style-name="ce49" table:formula="of:=100-([.K41]-[.$R$37])/[.$T$37]" office:value-type="float" office:value="55.5887987116543" calcext:value-type="float">
            <text:p>55.59</text:p>
          </table:table-cell>
          <table:table-cell table:style-name="ce49" table:formula="of:=100-([.L41]-[.$R$37])/[.$T$37]" office:value-type="float" office:value="17.8047817408727" calcext:value-type="float">
            <text:p>17.80</text:p>
          </table:table-cell>
          <table:table-cell table:style-name="ce49" table:formula="of:=100-([.M41]-[.$R$37])/[.$T$37]" office:value-type="float" office:value="54.4029566790701" calcext:value-type="float">
            <text:p>54.40</text:p>
          </table:table-cell>
          <table:table-cell table:style-name="ce49" table:formula="of:=100-([.N41]-[.$R$37])/[.$T$37]" office:value-type="float" office:value="66.620101307268" calcext:value-type="float">
            <text:p>66.62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6" office:value-type="float" office:value="71.2254516667" calcext:value-type="float">
            <text:p>71.2</text:p>
          </table:table-cell>
          <table:table-cell table:style-name="ce33" office:value-type="float" office:value="55.8172666667" calcext:value-type="float">
            <text:p>55.8</text:p>
          </table:table-cell>
          <table:table-cell table:style-name="ce33" office:value-type="float" office:value="98.2590566667" calcext:value-type="float">
            <text:p>98.3</text:p>
          </table:table-cell>
          <table:table-cell table:style-name="ce33" office:value-type="float" office:value="74.1872933333" calcext:value-type="float">
            <text:p>74.2</text:p>
          </table:table-cell>
          <table:table-cell table:style-name="ce33" office:value-type="float" office:value="45.252905" calcext:value-type="float">
            <text:p>45.3</text:p>
          </table:table-cell>
          <table:table-cell table:style-name="ce33" office:value-type="float" office:value="74.8287083333" calcext:value-type="float">
            <text:p>74.8</text:p>
          </table:table-cell>
          <table:table-cell table:style-name="ce33" office:value-type="float" office:value="98.6126966667" calcext:value-type="float">
            <text:p>98.6</text:p>
          </table:table-cell>
          <table:table-cell table:style-name="ce33" office:value-type="float" office:value="64.0779983333" calcext:value-type="float">
            <text:p>64.1</text:p>
          </table:table-cell>
          <table:table-cell table:style-name="ce33" office:value-type="float" office:value="98.0043266667" calcext:value-type="float">
            <text:p>98.0</text:p>
          </table:table-cell>
          <table:table-cell table:style-name="ce33" office:value-type="float" office:value="78.724915" calcext:value-type="float">
            <text:p>78.7</text:p>
          </table:table-cell>
          <table:table-cell table:style-name="ce33" office:value-type="float" office:value="61.8353" calcext:value-type="float">
            <text:p>61.8</text:p>
          </table:table-cell>
          <table:table-cell table:number-columns-repeated="2"/>
          <table:table-cell table:style-name="Default" table:number-columns-repeated="5"/>
          <table:table-cell table:style-name="ce49" table:formula="of:=100-([.D42]-[.$R$37])/[.$T$37]" office:value-type="float" office:value="63.7649151735125" calcext:value-type="float">
            <text:p>63.76</text:p>
          </table:table-cell>
          <table:table-cell table:style-name="ce49" table:formula="of:=100-([.E42]-[.$R$37])/[.$T$37]" office:value-type="float" office:value="81.9049223722189" calcext:value-type="float">
            <text:p>81.90</text:p>
          </table:table-cell>
          <table:table-cell table:style-name="ce49" table:formula="of:=100-([.F42]-[.$R$37])/[.$T$37]" office:value-type="float" office:value="31.9383379804825" calcext:value-type="float">
            <text:p>31.94</text:p>
          </table:table-cell>
          <table:table-cell table:style-name="ce49" table:formula="of:=100-([.G42]-[.$R$37])/[.$T$37]" office:value-type="float" office:value="60.2779483988046" calcext:value-type="float">
            <text:p>60.28</text:p>
          </table:table-cell>
          <table:table-cell table:style-name="ce49" table:formula="of:=100-([.H42]-[.$R$37])/[.$T$37]" office:value-type="float" office:value="94.3423117651732" calcext:value-type="float">
            <text:p>94.34</text:p>
          </table:table-cell>
          <table:table-cell table:style-name="ce49" table:formula="of:=100-([.I42]-[.$R$37])/[.$T$37]" office:value-type="float" office:value="59.522812559161" calcext:value-type="float">
            <text:p>59.52</text:p>
          </table:table-cell>
          <table:table-cell table:style-name="ce49" table:formula="of:=100-([.J42]-[.$R$37])/[.$T$37]" office:value-type="float" office:value="31.5219987331442" calcext:value-type="float">
            <text:p>31.52</text:p>
          </table:table-cell>
          <table:table-cell table:style-name="ce49" table:formula="of:=100-([.K42]-[.$R$37])/[.$T$37]" office:value-type="float" office:value="72.1795892522761" calcext:value-type="float">
            <text:p>72.18</text:p>
          </table:table-cell>
          <table:table-cell table:style-name="ce49" table:formula="of:=100-([.L42]-[.$R$37])/[.$T$37]" office:value-type="float" office:value="32.2382307993789" calcext:value-type="float">
            <text:p>32.24</text:p>
          </table:table-cell>
          <table:table-cell table:style-name="ce49" table:formula="of:=100-([.M42]-[.$R$37])/[.$T$37]" office:value-type="float" office:value="54.9358208413444" calcext:value-type="float">
            <text:p>54.94</text:p>
          </table:table-cell>
          <table:table-cell table:style-name="ce49" table:formula="of:=100-([.N42]-[.$R$37])/[.$T$37]" office:value-type="float" office:value="74.8199108677415" calcext:value-type="float">
            <text:p>74.8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6" office:value-type="float" office:value="97.4186916667" calcext:value-type="float">
            <text:p>97.4</text:p>
          </table:table-cell>
          <table:table-cell table:style-name="ce33" office:value-type="float" office:value="81.7710466667" calcext:value-type="float">
            <text:p>81.8</text:p>
          </table:table-cell>
          <table:table-cell table:style-name="ce33" office:value-type="float" office:value="102.586418333" calcext:value-type="float">
            <text:p>102.6</text:p>
          </table:table-cell>
          <table:table-cell table:style-name="ce33" office:value-type="float" office:value="82.81452" calcext:value-type="float">
            <text:p>82.8</text:p>
          </table:table-cell>
          <table:table-cell table:style-name="ce33" office:value-type="float" office:value="66.12377" calcext:value-type="float">
            <text:p>66.1</text:p>
          </table:table-cell>
          <table:table-cell table:style-name="ce33" office:value-type="float" office:value="86.5146316667" calcext:value-type="float">
            <text:p>86.5</text:p>
          </table:table-cell>
          <table:table-cell table:style-name="ce33" office:value-type="float" office:value="107.331873333" calcext:value-type="float">
            <text:p>107.3</text:p>
          </table:table-cell>
          <table:table-cell table:style-name="ce33" office:value-type="float" office:value="92.8282233333" calcext:value-type="float">
            <text:p>92.8</text:p>
          </table:table-cell>
          <table:table-cell table:style-name="ce33" office:value-type="float" office:value="120.873258333" calcext:value-type="float">
            <text:p>120.9</text:p>
          </table:table-cell>
          <table:table-cell table:style-name="ce33" office:value-type="float" office:value="96.7554433333" calcext:value-type="float">
            <text:p>96.8</text:p>
          </table:table-cell>
          <table:table-cell table:style-name="ce33" office:value-type="float" office:value="75.7584116667" calcext:value-type="float">
            <text:p>75.8</text:p>
          </table:table-cell>
          <table:table-cell table:number-columns-repeated="2"/>
          <table:table-cell table:style-name="Default" table:number-columns-repeated="5"/>
          <table:table-cell table:style-name="ce49" table:formula="of:=100-([.D43]-[.$R$37])/[.$T$37]" office:value-type="float" office:value="32.9276970224165" calcext:value-type="float">
            <text:p>32.93</text:p>
          </table:table-cell>
          <table:table-cell table:style-name="ce49" table:formula="of:=100-([.E43]-[.$R$37])/[.$T$37]" office:value-type="float" office:value="51.3496197175816" calcext:value-type="float">
            <text:p>51.35</text:p>
          </table:table-cell>
          <table:table-cell table:style-name="ce49" table:formula="of:=100-([.F43]-[.$R$37])/[.$T$37]" office:value-type="float" office:value="26.8437488528151" calcext:value-type="float">
            <text:p>26.84</text:p>
          </table:table-cell>
          <table:table-cell table:style-name="ce49" table:formula="of:=100-([.G43]-[.$R$37])/[.$T$37]" office:value-type="float" office:value="50.1211418807877" calcext:value-type="float">
            <text:p>50.12</text:p>
          </table:table-cell>
          <table:table-cell table:style-name="ce49" table:formula="of:=100-([.H43]-[.$R$37])/[.$T$37]" office:value-type="float" office:value="69.771108775124" calcext:value-type="float">
            <text:p>69.77</text:p>
          </table:table-cell>
          <table:table-cell table:style-name="ce49" table:formula="of:=100-([.I43]-[.$R$37])/[.$T$37]" office:value-type="float" office:value="45.7650121828411" calcext:value-type="float">
            <text:p>45.77</text:p>
          </table:table-cell>
          <table:table-cell table:style-name="ce49" table:formula="of:=100-([.J43]-[.$R$37])/[.$T$37]" office:value-type="float" office:value="21.2569397730217" calcext:value-type="float">
            <text:p>21.26</text:p>
          </table:table-cell>
          <table:table-cell table:style-name="ce49" table:formula="of:=100-([.K43]-[.$R$37])/[.$T$37]" office:value-type="float" office:value="38.3320407925172" calcext:value-type="float">
            <text:p>38.33</text:p>
          </table:table-cell>
          <table:table-cell table:style-name="ce49" table:formula="of:=100-([.L43]-[.$R$37])/[.$T$37]" office:value-type="float" office:value="5.31471027743505" calcext:value-type="float">
            <text:p>5.31</text:p>
          </table:table-cell>
          <table:table-cell table:style-name="ce49" table:formula="of:=100-([.M43]-[.$R$37])/[.$T$37]" office:value-type="float" office:value="33.7085371760365" calcext:value-type="float">
            <text:p>33.71</text:p>
          </table:table-cell>
          <table:table-cell table:style-name="ce49" table:formula="of:=100-([.N43]-[.$R$37])/[.$T$37]" office:value-type="float" office:value="58.428275781433" calcext:value-type="float">
            <text:p>58.43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6" office:value-type="float" office:value="83.28431" calcext:value-type="float">
            <text:p>83.3</text:p>
          </table:table-cell>
          <table:table-cell table:style-name="ce33" office:value-type="float" office:value="86.431895" calcext:value-type="float">
            <text:p>86.4</text:p>
          </table:table-cell>
          <table:table-cell table:style-name="ce33" office:value-type="float" office:value="101.14623" calcext:value-type="float">
            <text:p>101.1</text:p>
          </table:table-cell>
          <table:table-cell table:style-name="ce33" office:value-type="float" office:value="83.7255166667" calcext:value-type="float">
            <text:p>83.7</text:p>
          </table:table-cell>
          <table:table-cell table:style-name="ce33" office:value-type="float" office:value="67.6775283333" calcext:value-type="float">
            <text:p>67.7</text:p>
          </table:table-cell>
          <table:table-cell table:style-name="ce33" office:value-type="float" office:value="92.41312" calcext:value-type="float">
            <text:p>92.4</text:p>
          </table:table-cell>
          <table:table-cell table:style-name="ce33" office:value-type="float" office:value="103.916706667" calcext:value-type="float">
            <text:p>103.9</text:p>
          </table:table-cell>
          <table:table-cell table:style-name="ce33" office:value-type="float" office:value="95.6916666667" calcext:value-type="float">
            <text:p>95.7</text:p>
          </table:table-cell>
          <table:table-cell table:style-name="ce33" office:value-type="float" office:value="117.949753333" calcext:value-type="float">
            <text:p>117.9</text:p>
          </table:table-cell>
          <table:table-cell table:style-name="ce33" office:value-type="float" office:value="85.4399766667" calcext:value-type="float">
            <text:p>85.4</text:p>
          </table:table-cell>
          <table:table-cell table:style-name="ce33" office:value-type="float" office:value="75.984615" calcext:value-type="float">
            <text:p>76.0</text:p>
          </table:table-cell>
          <table:table-cell table:number-columns-repeated="2"/>
          <table:table-cell table:style-name="Default" table:number-columns-repeated="5"/>
          <table:table-cell table:style-name="ce49" table:formula="of:=100-([.D44]-[.$R$37])/[.$T$37]" office:value-type="float" office:value="49.5680596078347" calcext:value-type="float">
            <text:p>49.57</text:p>
          </table:table-cell>
          <table:table-cell table:style-name="ce49" table:formula="of:=100-([.E44]-[.$R$37])/[.$T$37]" office:value-type="float" office:value="45.8624177974242" calcext:value-type="float">
            <text:p>45.86</text:p>
          </table:table-cell>
          <table:table-cell table:style-name="ce49" table:formula="of:=100-([.F44]-[.$R$37])/[.$T$37]" office:value-type="float" office:value="28.5392779971052" calcext:value-type="float">
            <text:p>28.54</text:p>
          </table:table-cell>
          <table:table-cell table:style-name="ce49" table:formula="of:=100-([.G44]-[.$R$37])/[.$T$37]" office:value-type="float" office:value="49.0486284022738" calcext:value-type="float">
            <text:p>49.05</text:p>
          </table:table-cell>
          <table:table-cell table:style-name="ce49" table:formula="of:=100-([.H44]-[.$R$37])/[.$T$37]" office:value-type="float" office:value="67.9418740306611" calcext:value-type="float">
            <text:p>67.94</text:p>
          </table:table-cell>
          <table:table-cell table:style-name="ce49" table:formula="of:=100-([.I44]-[.$R$37])/[.$T$37]" office:value-type="float" office:value="38.8207406266813" calcext:value-type="float">
            <text:p>38.82</text:p>
          </table:table-cell>
          <table:table-cell table:style-name="ce49" table:formula="of:=100-([.J44]-[.$R$37])/[.$T$37]" office:value-type="float" office:value="25.2776046278389" calcext:value-type="float">
            <text:p>25.28</text:p>
          </table:table-cell>
          <table:table-cell table:style-name="ce49" table:formula="of:=100-([.K44]-[.$R$37])/[.$T$37]" office:value-type="float" office:value="34.9609180625549" calcext:value-type="float">
            <text:p>34.96</text:p>
          </table:table-cell>
          <table:table-cell table:style-name="ce49" table:formula="of:=100-([.L44]-[.$R$37])/[.$T$37]" office:value-type="float" office:value="8.75654341647471" calcext:value-type="float">
            <text:p>8.76</text:p>
          </table:table-cell>
          <table:table-cell table:style-name="ce49" table:formula="of:=100-([.M44]-[.$R$37])/[.$T$37]" office:value-type="float" office:value="47.0302000966756" calcext:value-type="float">
            <text:p>47.03</text:p>
          </table:table-cell>
          <table:table-cell table:style-name="ce49" table:formula="of:=100-([.N44]-[.$R$37])/[.$T$37]" office:value-type="float" office:value="58.1619673165208" calcext:value-type="float">
            <text:p>58.16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6" office:value-type="float" office:value="51.63057" calcext:value-type="float">
            <text:p>51.6</text:p>
          </table:table-cell>
          <table:table-cell table:style-name="ce33" office:value-type="float" office:value="48.0440516667" calcext:value-type="float">
            <text:p>48.0</text:p>
          </table:table-cell>
          <table:table-cell table:style-name="ce33" office:value-type="float" office:value="90.816095" calcext:value-type="float">
            <text:p>90.8</text:p>
          </table:table-cell>
          <table:table-cell table:style-name="ce33" office:value-type="float" office:value="61.3781583333" calcext:value-type="float">
            <text:p>61.4</text:p>
          </table:table-cell>
          <table:table-cell table:style-name="ce33" office:value-type="float" office:value="40.447245" calcext:value-type="float">
            <text:p>40.4</text:p>
          </table:table-cell>
          <table:table-cell table:style-name="ce33" office:value-type="float" office:value="72.2195783333" calcext:value-type="float">
            <text:p>72.2</text:p>
          </table:table-cell>
          <table:table-cell table:style-name="ce33" office:value-type="float" office:value="90.5062366667" calcext:value-type="float">
            <text:p>90.5</text:p>
          </table:table-cell>
          <table:table-cell table:style-name="ce33" office:value-type="float" office:value="60.848235" calcext:value-type="float">
            <text:p>60.8</text:p>
          </table:table-cell>
          <table:table-cell table:style-name="ce33" office:value-type="float" office:value="96.93829" calcext:value-type="float">
            <text:p>96.9</text:p>
          </table:table-cell>
          <table:table-cell table:style-name="ce33" office:value-type="float" office:value="71.737905" calcext:value-type="float">
            <text:p>71.7</text:p>
          </table:table-cell>
          <table:table-cell table:style-name="ce33" office:value-type="float" office:value="61.7915766667" calcext:value-type="float">
            <text:p>61.8</text:p>
          </table:table-cell>
          <table:table-cell table:number-columns-repeated="2"/>
          <table:table-cell table:style-name="Default" table:number-columns-repeated="5"/>
          <table:table-cell table:style-name="ce49" table:formula="of:=100-([.D45]-[.$R$37])/[.$T$37]" office:value-type="float" office:value="86.8339070432064" calcext:value-type="float">
            <text:p>86.83</text:p>
          </table:table-cell>
          <table:table-cell table:style-name="ce49" table:formula="of:=100-([.E45]-[.$R$37])/[.$T$37]" office:value-type="float" office:value="91.0563036709957" calcext:value-type="float">
            <text:p>91.06</text:p>
          </table:table-cell>
          <table:table-cell table:style-name="ce49" table:formula="of:=100-([.F45]-[.$R$37])/[.$T$37]" office:value-type="float" office:value="40.7009130802515" calcext:value-type="float">
            <text:p>40.70</text:p>
          </table:table-cell>
          <table:table-cell table:style-name="ce49" table:formula="of:=100-([.G45]-[.$R$37])/[.$T$37]" office:value-type="float" office:value="75.3581022981252" calcext:value-type="float">
            <text:p>75.36</text:p>
          </table:table-cell>
          <table:table-cell table:style-name="ce49" table:formula="of:=100-([.H45]-[.$R$37])/[.$T$37]" office:value-type="float" office:value="100" calcext:value-type="float">
            <text:p>100.00</text:p>
          </table:table-cell>
          <table:table-cell table:style-name="ce49" table:formula="of:=100-([.I45]-[.$R$37])/[.$T$37]" office:value-type="float" office:value="62.5945330104901" calcext:value-type="float">
            <text:p>62.59</text:p>
          </table:table-cell>
          <table:table-cell table:style-name="ce49" table:formula="of:=100-([.J45]-[.$R$37])/[.$T$37]" office:value-type="float" office:value="41.0657083106204" calcext:value-type="float">
            <text:p>41.07</text:p>
          </table:table-cell>
          <table:table-cell table:style-name="ce49" table:formula="of:=100-([.K45]-[.$R$37])/[.$T$37]" office:value-type="float" office:value="75.9819793531335" calcext:value-type="float">
            <text:p>75.98</text:p>
          </table:table-cell>
          <table:table-cell table:style-name="ce49" table:formula="of:=100-([.L45]-[.$R$37])/[.$T$37]" office:value-type="float" office:value="33.4932723768277" calcext:value-type="float">
            <text:p>33.49</text:p>
          </table:table-cell>
          <table:table-cell table:style-name="ce49" table:formula="of:=100-([.M45]-[.$R$37])/[.$T$37]" office:value-type="float" office:value="63.1616054939452" calcext:value-type="float">
            <text:p>63.16</text:p>
          </table:table-cell>
          <table:table-cell table:style-name="ce49" table:formula="of:=100-([.N45]-[.$R$37])/[.$T$37]" office:value-type="float" office:value="74.8713862089847" calcext:value-type="float">
            <text:p>74.87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6" office:value-type="float" office:value="86.395885" calcext:value-type="float">
            <text:p>86.4</text:p>
          </table:table-cell>
          <table:table-cell table:style-name="ce33" office:value-type="float" office:value="73.805385" calcext:value-type="float">
            <text:p>73.8</text:p>
          </table:table-cell>
          <table:table-cell table:style-name="ce33" office:value-type="float" office:value="104.531178333" calcext:value-type="float">
            <text:p>104.5</text:p>
          </table:table-cell>
          <table:table-cell table:style-name="ce33" office:value-type="float" office:value="77.2000516667" calcext:value-type="float">
            <text:p>77.2</text:p>
          </table:table-cell>
          <table:table-cell table:style-name="ce33" office:value-type="float" office:value="61.7547333333" calcext:value-type="float">
            <text:p>61.8</text:p>
          </table:table-cell>
          <table:table-cell table:style-name="ce33" office:value-type="float" office:value="84.1742216667" calcext:value-type="float">
            <text:p>84.2</text:p>
          </table:table-cell>
          <table:table-cell table:style-name="ce33" office:value-type="float" office:value="111.59895" calcext:value-type="float">
            <text:p>111.6</text:p>
          </table:table-cell>
          <table:table-cell table:style-name="ce33" office:value-type="float" office:value="87.4114533333" calcext:value-type="float">
            <text:p>87.4</text:p>
          </table:table-cell>
          <table:table-cell table:style-name="ce33" office:value-type="float" office:value="113.719495" calcext:value-type="float">
            <text:p>113.7</text:p>
          </table:table-cell>
          <table:table-cell table:style-name="ce33" office:value-type="float" office:value="92.1258166667" calcext:value-type="float">
            <text:p>92.1</text:p>
          </table:table-cell>
          <table:table-cell table:style-name="ce45" office:value-type="float" office:value="74.5908283333" calcext:value-type="float">
            <text:p>74.6</text:p>
          </table:table-cell>
          <table:table-cell table:number-columns-repeated="2"/>
          <table:table-cell table:style-name="Default" table:number-columns-repeated="5"/>
          <table:table-cell table:style-name="ce49" table:formula="of:=100-([.D46]-[.$R$37])/[.$T$37]" office:value-type="float" office:value="45.9048122559036" calcext:value-type="float">
            <text:p>45.90</text:p>
          </table:table-cell>
          <table:table-cell table:style-name="ce49" table:formula="of:=100-([.E46]-[.$R$37])/[.$T$37]" office:value-type="float" office:value="60.7275678650369" calcext:value-type="float">
            <text:p>60.73</text:p>
          </table:table-cell>
          <table:table-cell table:style-name="ce49" table:formula="of:=100-([.F46]-[.$R$37])/[.$T$37]" office:value-type="float" office:value="24.5541890896272" calcext:value-type="float">
            <text:p>24.55</text:p>
          </table:table-cell>
          <table:table-cell table:style-name="ce49" table:formula="of:=100-([.G46]-[.$R$37])/[.$T$37]" office:value-type="float" office:value="56.7310375942005" calcext:value-type="float">
            <text:p>56.73</text:p>
          </table:table-cell>
          <table:table-cell table:style-name="ce49" table:formula="of:=100-([.H46]-[.$R$37])/[.$T$37]" office:value-type="float" office:value="74.9147617482257" calcext:value-type="float">
            <text:p>74.91</text:p>
          </table:table-cell>
          <table:table-cell table:style-name="ce49" table:formula="of:=100-([.I46]-[.$R$37])/[.$T$37]" office:value-type="float" office:value="48.5203694327654" calcext:value-type="float">
            <text:p>48.52</text:p>
          </table:table-cell>
          <table:table-cell table:style-name="ce49" table:formula="of:=100-([.J46]-[.$R$37])/[.$T$37]" office:value-type="float" office:value="16.2333239833091" calcext:value-type="float">
            <text:p>16.23</text:p>
          </table:table-cell>
          <table:table-cell table:style-name="ce49" table:formula="of:=100-([.K46]-[.$R$37])/[.$T$37]" office:value-type="float" office:value="44.709186886865" calcext:value-type="float">
            <text:p>44.71</text:p>
          </table:table-cell>
          <table:table-cell table:style-name="ce49" table:formula="of:=100-([.L46]-[.$R$37])/[.$T$37]" office:value-type="float" office:value="13.7368130986604" calcext:value-type="float">
            <text:p>13.74</text:p>
          </table:table-cell>
          <table:table-cell table:style-name="ce49" table:formula="of:=100-([.M46]-[.$R$37])/[.$T$37]" office:value-type="float" office:value="39.1589819272806" calcext:value-type="float">
            <text:p>39.16</text:p>
          </table:table-cell>
          <table:table-cell table:style-name="ce49" table:formula="of:=100-([.N46]-[.$R$37])/[.$T$37]" office:value-type="float" office:value="59.8028679266445" calcext:value-type="float">
            <text:p>59.80</text:p>
          </table:table-cell>
          <table:table-cell table:number-columns-repeated="992"/>
        </table:table-row>
        <table:table-row table:style-name="ro4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office:value-type="string" calcext:value-type="string">
            <text:p>Per-Tabl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7" table:formula="of:=[.V48]" office:value-type="float" office:value="59.6994032303495" calcext:value-type="float">
            <text:p>59.7</text:p>
          </table:table-cell>
          <table:table-cell table:style-name="ce17" table:formula="of:=[.W48]" office:value-type="float" office:value="67.2892602492824" calcext:value-type="float">
            <text:p>67.3</text:p>
          </table:table-cell>
          <table:table-cell table:style-name="ce17" table:formula="of:=[.X48]" office:value-type="float" office:value="44.9294711829472" calcext:value-type="float">
            <text:p>44.9</text:p>
          </table:table-cell>
          <table:table-cell table:style-name="ce17" table:formula="of:=[.Y48]" office:value-type="float" office:value="40.0194267122414" calcext:value-type="float">
            <text:p>40.0</text:p>
          </table:table-cell>
          <table:table-cell table:style-name="ce17" table:formula="of:=[.Z48]" office:value-type="float" office:value="73.81167726845" calcext:value-type="float">
            <text:p>73.8</text:p>
          </table:table-cell>
          <table:table-cell table:style-name="ce17" table:formula="of:=[.AA48]" office:value-type="float" office:value="48.2515799660017" calcext:value-type="float">
            <text:p>48.3</text:p>
          </table:table-cell>
          <table:table-cell table:style-name="ce17" table:formula="of:=[.AB48]" office:value-type="float" office:value="44.3619911119682" calcext:value-type="float">
            <text:p>44.4</text:p>
          </table:table-cell>
          <table:table-cell table:style-name="ce17" table:formula="of:=[.AC48]" office:value-type="float" office:value="59.391536337557" calcext:value-type="float">
            <text:p>59.4</text:p>
          </table:table-cell>
          <table:table-cell table:style-name="ce17" table:formula="of:=[.AD48]" office:value-type="float" office:value="56.0058038588274" calcext:value-type="float">
            <text:p>56.0</text:p>
          </table:table-cell>
          <table:table-cell table:style-name="ce17" table:formula="of:=[.AE48]" office:value-type="float" office:value="42.669447772461" calcext:value-type="float">
            <text:p>42.7</text:p>
          </table:table-cell>
          <table:table-cell table:style-name="ce17" table:formula="of:=[.AF48]" office:value-type="float" office:value="48.8003557831012" calcext:value-type="float">
            <text:p>48.8</text:p>
          </table:table-cell>
          <table:table-cell table:number-columns-repeated="2"/>
          <table:table-cell table:style-name="Default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style-name="Default"/>
          <table:table-cell table:style-name="ce49" table:formula="of:=([.V12]*[.$R$49]+[.V24]*[.$S$49]+[.V36]*[.$T$49])/(SUM([.$R$49:.$T$49]))" office:value-type="float" office:value="59.6994032303495" calcext:value-type="float">
            <text:p>59.70</text:p>
          </table:table-cell>
          <table:table-cell table:style-name="ce49" table:formula="of:=([.W12]*[.$R$49]+[.W24]*[.$S$49]+[.W36]*[.$T$49])/(SUM([.$R$49:.$T$49]))" office:value-type="float" office:value="67.2892602492824" calcext:value-type="float">
            <text:p>67.29</text:p>
          </table:table-cell>
          <table:table-cell table:style-name="ce49" table:formula="of:=([.X12]*[.$R$49]+[.X24]*[.$S$49]+[.X36]*[.$T$49])/(SUM([.$R$49:.$T$49]))" office:value-type="float" office:value="44.9294711829472" calcext:value-type="float">
            <text:p>44.93</text:p>
          </table:table-cell>
          <table:table-cell table:style-name="ce49" table:formula="of:=([.Y12]*[.$R$49]+[.Y24]*[.$S$49]+[.Y36]*[.$T$49])/(SUM([.$R$49:.$T$49]))" office:value-type="float" office:value="40.0194267122414" calcext:value-type="float">
            <text:p>40.02</text:p>
          </table:table-cell>
          <table:table-cell table:style-name="ce49" table:formula="of:=([.Z12]*[.$R$49]+[.Z24]*[.$S$49]+[.Z36]*[.$T$49])/(SUM([.$R$49:.$T$49]))" office:value-type="float" office:value="73.81167726845" calcext:value-type="float">
            <text:p>73.81</text:p>
          </table:table-cell>
          <table:table-cell table:style-name="ce49" table:formula="of:=([.AA12]*[.$R$49]+[.AA24]*[.$S$49]+[.AA36]*[.$T$49])/(SUM([.$R$49:.$T$49]))" office:value-type="float" office:value="48.2515799660017" calcext:value-type="float">
            <text:p>48.25</text:p>
          </table:table-cell>
          <table:table-cell table:style-name="ce49" table:formula="of:=([.AB12]*[.$R$49]+[.AB24]*[.$S$49]+[.AB36]*[.$T$49])/(SUM([.$R$49:.$T$49]))" office:value-type="float" office:value="44.3619911119682" calcext:value-type="float">
            <text:p>44.36</text:p>
          </table:table-cell>
          <table:table-cell table:style-name="ce49" table:formula="of:=([.AC12]*[.$R$49]+[.AC24]*[.$S$49]+[.AC36]*[.$T$49])/(SUM([.$R$49:.$T$49]))" office:value-type="float" office:value="59.391536337557" calcext:value-type="float">
            <text:p>59.39</text:p>
          </table:table-cell>
          <table:table-cell table:style-name="ce49" table:formula="of:=([.AD12]*[.$R$49]+[.AD24]*[.$S$49]+[.AD36]*[.$T$49])/(SUM([.$R$49:.$T$49]))" office:value-type="float" office:value="56.0058038588274" calcext:value-type="float">
            <text:p>56.01</text:p>
          </table:table-cell>
          <table:table-cell table:style-name="ce49" table:formula="of:=([.AE12]*[.$R$49]+[.AE24]*[.$S$49]+[.AE36]*[.$T$49])/(SUM([.$R$49:.$T$49]))" office:value-type="float" office:value="42.669447772461" calcext:value-type="float">
            <text:p>42.67</text:p>
          </table:table-cell>
          <table:table-cell table:style-name="ce49" table:formula="of:=([.AF12]*[.$R$49]+[.AF24]*[.$S$49]+[.AF36]*[.$T$49])/(SUM([.$R$49:.$T$49]))" office:value-type="float" office:value="48.8003557831012" calcext:value-type="float">
            <text:p>48.80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17" table:formula="of:=[.V49]" office:value-type="float" office:value="50.9370570963382" calcext:value-type="float">
            <text:p>50.9</text:p>
          </table:table-cell>
          <table:table-cell table:style-name="ce17" table:formula="of:=[.W49]" office:value-type="float" office:value="61.9304115389225" calcext:value-type="float">
            <text:p>61.9</text:p>
          </table:table-cell>
          <table:table-cell table:style-name="ce17" table:formula="of:=[.X49]" office:value-type="float" office:value="44.7444787391623" calcext:value-type="float">
            <text:p>44.7</text:p>
          </table:table-cell>
          <table:table-cell table:style-name="ce17" table:formula="of:=[.Y49]" office:value-type="float" office:value="42.3178751370787" calcext:value-type="float">
            <text:p>42.3</text:p>
          </table:table-cell>
          <table:table-cell table:style-name="ce17" table:formula="of:=[.Z49]" office:value-type="float" office:value="74.0735250305426" calcext:value-type="float">
            <text:p>74.1</text:p>
          </table:table-cell>
          <table:table-cell table:style-name="ce17" table:formula="of:=[.AA49]" office:value-type="float" office:value="41.5059962477032" calcext:value-type="float">
            <text:p>41.5</text:p>
          </table:table-cell>
          <table:table-cell table:style-name="ce17" table:formula="of:=[.AB49]" office:value-type="float" office:value="43.7015648098835" calcext:value-type="float">
            <text:p>43.7</text:p>
          </table:table-cell>
          <table:table-cell table:style-name="ce17" table:formula="of:=[.AC49]" office:value-type="float" office:value="54.0939706688054" calcext:value-type="float">
            <text:p>54.1</text:p>
          </table:table-cell>
          <table:table-cell table:style-name="ce17" table:formula="of:=[.AD49]" office:value-type="float" office:value="55.1748411712631" calcext:value-type="float">
            <text:p>55.2</text:p>
          </table:table-cell>
          <table:table-cell table:style-name="ce17" table:formula="of:=[.AE49]" office:value-type="float" office:value="40.5072135454106" calcext:value-type="float">
            <text:p>40.5</text:p>
          </table:table-cell>
          <table:table-cell table:style-name="ce17" table:formula="of:=[.AF49]" office:value-type="float" office:value="48.7964761985933" calcext:value-type="float">
            <text:p>48.8</text:p>
          </table:table-cell>
          <table:table-cell table:number-columns-repeated="2"/>
          <table:table-cell table:style-name="Default"/>
          <table:table-cell table:number-columns-repeated="3" table:style-name="ce49" office:value-type="float" office:value="1" calcext:value-type="float">
            <text:p>1.00</text:p>
          </table:table-cell>
          <table:table-cell table:style-name="Default"/>
          <table:table-cell table:style-name="ce49" table:formula="of:=([.V13]*[.$R$49]+[.V25]*[.$S$49]+[.V37]*[.$T$49])/(SUM([.$R$49:.$T$49]))" office:value-type="float" office:value="50.9370570963382" calcext:value-type="float">
            <text:p>50.94</text:p>
          </table:table-cell>
          <table:table-cell table:style-name="ce49" table:formula="of:=([.W13]*[.$R$49]+[.W25]*[.$S$49]+[.W37]*[.$T$49])/(SUM([.$R$49:.$T$49]))" office:value-type="float" office:value="61.9304115389225" calcext:value-type="float">
            <text:p>61.93</text:p>
          </table:table-cell>
          <table:table-cell table:style-name="ce49" table:formula="of:=([.X13]*[.$R$49]+[.X25]*[.$S$49]+[.X37]*[.$T$49])/(SUM([.$R$49:.$T$49]))" office:value-type="float" office:value="44.7444787391623" calcext:value-type="float">
            <text:p>44.74</text:p>
          </table:table-cell>
          <table:table-cell table:style-name="ce49" table:formula="of:=([.Y13]*[.$R$49]+[.Y25]*[.$S$49]+[.Y37]*[.$T$49])/(SUM([.$R$49:.$T$49]))" office:value-type="float" office:value="42.3178751370787" calcext:value-type="float">
            <text:p>42.32</text:p>
          </table:table-cell>
          <table:table-cell table:style-name="ce49" table:formula="of:=([.Z13]*[.$R$49]+[.Z25]*[.$S$49]+[.Z37]*[.$T$49])/(SUM([.$R$49:.$T$49]))" office:value-type="float" office:value="74.0735250305426" calcext:value-type="float">
            <text:p>74.07</text:p>
          </table:table-cell>
          <table:table-cell table:style-name="ce49" table:formula="of:=([.AA13]*[.$R$49]+[.AA25]*[.$S$49]+[.AA37]*[.$T$49])/(SUM([.$R$49:.$T$49]))" office:value-type="float" office:value="41.5059962477032" calcext:value-type="float">
            <text:p>41.51</text:p>
          </table:table-cell>
          <table:table-cell table:style-name="ce49" table:formula="of:=([.AB13]*[.$R$49]+[.AB25]*[.$S$49]+[.AB37]*[.$T$49])/(SUM([.$R$49:.$T$49]))" office:value-type="float" office:value="43.7015648098835" calcext:value-type="float">
            <text:p>43.70</text:p>
          </table:table-cell>
          <table:table-cell table:style-name="ce49" table:formula="of:=([.AC13]*[.$R$49]+[.AC25]*[.$S$49]+[.AC37]*[.$T$49])/(SUM([.$R$49:.$T$49]))" office:value-type="float" office:value="54.0939706688054" calcext:value-type="float">
            <text:p>54.09</text:p>
          </table:table-cell>
          <table:table-cell table:style-name="ce49" table:formula="of:=([.AD13]*[.$R$49]+[.AD25]*[.$S$49]+[.AD37]*[.$T$49])/(SUM([.$R$49:.$T$49]))" office:value-type="float" office:value="55.1748411712631" calcext:value-type="float">
            <text:p>55.17</text:p>
          </table:table-cell>
          <table:table-cell table:style-name="ce49" table:formula="of:=([.AE13]*[.$R$49]+[.AE25]*[.$S$49]+[.AE37]*[.$T$49])/(SUM([.$R$49:.$T$49]))" office:value-type="float" office:value="40.5072135454106" calcext:value-type="float">
            <text:p>40.51</text:p>
          </table:table-cell>
          <table:table-cell table:style-name="ce49" table:formula="of:=([.AF13]*[.$R$49]+[.AF25]*[.$S$49]+[.AF37]*[.$T$49])/(SUM([.$R$49:.$T$49]))" office:value-type="float" office:value="48.7964761985933" calcext:value-type="float">
            <text:p>48.80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7" table:formula="of:=[.V50]" office:value-type="float" office:value="68.4844005555105" calcext:value-type="float">
            <text:p>68.5</text:p>
          </table:table-cell>
          <table:table-cell table:style-name="ce17" table:formula="of:=[.W50]" office:value-type="float" office:value="71.522640118962" calcext:value-type="float">
            <text:p>71.5</text:p>
          </table:table-cell>
          <table:table-cell table:style-name="ce17" table:formula="of:=[.X50]" office:value-type="float" office:value="44.6823841842999" calcext:value-type="float">
            <text:p>44.7</text:p>
          </table:table-cell>
          <table:table-cell table:style-name="ce17" table:formula="of:=[.Y50]" office:value-type="float" office:value="43.3023314860069" calcext:value-type="float">
            <text:p>43.3</text:p>
          </table:table-cell>
          <table:table-cell table:style-name="ce17" table:formula="of:=[.Z50]" office:value-type="float" office:value="75.6471358205506" calcext:value-type="float">
            <text:p>75.6</text:p>
          </table:table-cell>
          <table:table-cell table:style-name="ce17" table:formula="of:=[.AA50]" office:value-type="float" office:value="47.554272171399" calcext:value-type="float">
            <text:p>47.6</text:p>
          </table:table-cell>
          <table:table-cell table:style-name="ce17" table:formula="of:=[.AB50]" office:value-type="float" office:value="44.1689248766117" calcext:value-type="float">
            <text:p>44.2</text:p>
          </table:table-cell>
          <table:table-cell table:style-name="ce17" table:formula="of:=[.AC50]" office:value-type="float" office:value="67.4965109978761" calcext:value-type="float">
            <text:p>67.5</text:p>
          </table:table-cell>
          <table:table-cell table:style-name="ce17" table:formula="of:=[.AD50]" office:value-type="float" office:value="59.7576071836259" calcext:value-type="float">
            <text:p>59.8</text:p>
          </table:table-cell>
          <table:table-cell table:style-name="ce17" table:formula="of:=[.AE50]" office:value-type="float" office:value="46.6874126621559" calcext:value-type="float">
            <text:p>46.7</text:p>
          </table:table-cell>
          <table:table-cell table:style-name="ce17" table:formula="of:=[.AF50]" office:value-type="float" office:value="54.8269550488604" calcext:value-type="float">
            <text:p>54.8</text:p>
          </table:table-cell>
          <table:table-cell table:number-columns-repeated="2"/>
          <table:table-cell table:style-name="Default" table:number-columns-repeated="5"/>
          <table:table-cell table:style-name="ce49" table:formula="of:=([.V14]*[.$R$49]+[.V26]*[.$S$49]+[.V38]*[.$T$49])/(SUM([.$R$49:.$T$49]))" office:value-type="float" office:value="68.4844005555105" calcext:value-type="float">
            <text:p>68.48</text:p>
          </table:table-cell>
          <table:table-cell table:style-name="ce49" table:formula="of:=([.W14]*[.$R$49]+[.W26]*[.$S$49]+[.W38]*[.$T$49])/(SUM([.$R$49:.$T$49]))" office:value-type="float" office:value="71.522640118962" calcext:value-type="float">
            <text:p>71.52</text:p>
          </table:table-cell>
          <table:table-cell table:style-name="ce49" table:formula="of:=([.X14]*[.$R$49]+[.X26]*[.$S$49]+[.X38]*[.$T$49])/(SUM([.$R$49:.$T$49]))" office:value-type="float" office:value="44.6823841842999" calcext:value-type="float">
            <text:p>44.68</text:p>
          </table:table-cell>
          <table:table-cell table:style-name="ce49" table:formula="of:=([.Y14]*[.$R$49]+[.Y26]*[.$S$49]+[.Y38]*[.$T$49])/(SUM([.$R$49:.$T$49]))" office:value-type="float" office:value="43.3023314860069" calcext:value-type="float">
            <text:p>43.30</text:p>
          </table:table-cell>
          <table:table-cell table:style-name="ce49" table:formula="of:=([.Z14]*[.$R$49]+[.Z26]*[.$S$49]+[.Z38]*[.$T$49])/(SUM([.$R$49:.$T$49]))" office:value-type="float" office:value="75.6471358205506" calcext:value-type="float">
            <text:p>75.65</text:p>
          </table:table-cell>
          <table:table-cell table:style-name="ce49" table:formula="of:=([.AA14]*[.$R$49]+[.AA26]*[.$S$49]+[.AA38]*[.$T$49])/(SUM([.$R$49:.$T$49]))" office:value-type="float" office:value="47.554272171399" calcext:value-type="float">
            <text:p>47.55</text:p>
          </table:table-cell>
          <table:table-cell table:style-name="ce49" table:formula="of:=([.AB14]*[.$R$49]+[.AB26]*[.$S$49]+[.AB38]*[.$T$49])/(SUM([.$R$49:.$T$49]))" office:value-type="float" office:value="44.1689248766117" calcext:value-type="float">
            <text:p>44.17</text:p>
          </table:table-cell>
          <table:table-cell table:style-name="ce49" table:formula="of:=([.AC14]*[.$R$49]+[.AC26]*[.$S$49]+[.AC38]*[.$T$49])/(SUM([.$R$49:.$T$49]))" office:value-type="float" office:value="67.4965109978761" calcext:value-type="float">
            <text:p>67.50</text:p>
          </table:table-cell>
          <table:table-cell table:style-name="ce49" table:formula="of:=([.AD14]*[.$R$49]+[.AD26]*[.$S$49]+[.AD38]*[.$T$49])/(SUM([.$R$49:.$T$49]))" office:value-type="float" office:value="59.7576071836259" calcext:value-type="float">
            <text:p>59.76</text:p>
          </table:table-cell>
          <table:table-cell table:style-name="ce49" table:formula="of:=([.AE14]*[.$R$49]+[.AE26]*[.$S$49]+[.AE38]*[.$T$49])/(SUM([.$R$49:.$T$49]))" office:value-type="float" office:value="46.6874126621559" calcext:value-type="float">
            <text:p>46.69</text:p>
          </table:table-cell>
          <table:table-cell table:style-name="ce49" table:formula="of:=([.AF14]*[.$R$49]+[.AF26]*[.$S$49]+[.AF38]*[.$T$49])/(SUM([.$R$49:.$T$49]))" office:value-type="float" office:value="54.8269550488604" calcext:value-type="float">
            <text:p>54.83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7" table:formula="of:=[.V51]" office:value-type="float" office:value="73.9180979467379" calcext:value-type="float">
            <text:p>73.9</text:p>
          </table:table-cell>
          <table:table-cell table:style-name="ce17" table:formula="of:=[.W51]" office:value-type="float" office:value="88.5079487657161" calcext:value-type="float">
            <text:p>88.5</text:p>
          </table:table-cell>
          <table:table-cell table:style-name="ce17" table:formula="of:=[.X51]" office:value-type="float" office:value="50.6742956257548" calcext:value-type="float">
            <text:p>50.7</text:p>
          </table:table-cell>
          <table:table-cell table:style-name="ce17" table:formula="of:=[.Y51]" office:value-type="float" office:value="47.2261318534924" calcext:value-type="float">
            <text:p>47.2</text:p>
          </table:table-cell>
          <table:table-cell table:style-name="ce17" table:formula="of:=[.Z51]" office:value-type="float" office:value="82.2350319186274" calcext:value-type="float">
            <text:p>82.2</text:p>
          </table:table-cell>
          <table:table-cell table:style-name="ce17" table:formula="of:=[.AA51]" office:value-type="float" office:value="45.7155117667952" calcext:value-type="float">
            <text:p>45.7</text:p>
          </table:table-cell>
          <table:table-cell table:style-name="ce17" table:formula="of:=[.AB51]" office:value-type="float" office:value="49.54169748637" calcext:value-type="float">
            <text:p>49.5</text:p>
          </table:table-cell>
          <table:table-cell table:style-name="ce17" table:formula="of:=[.AC51]" office:value-type="float" office:value="62.4034422044393" calcext:value-type="float">
            <text:p>62.4</text:p>
          </table:table-cell>
          <table:table-cell table:style-name="ce17" table:formula="of:=[.AD51]" office:value-type="float" office:value="52.8671303691862" calcext:value-type="float">
            <text:p>52.9</text:p>
          </table:table-cell>
          <table:table-cell table:style-name="ce17" table:formula="of:=[.AE51]" office:value-type="float" office:value="45.4055729176302" calcext:value-type="float">
            <text:p>45.4</text:p>
          </table:table-cell>
          <table:table-cell table:style-name="ce17" table:formula="of:=[.AF51]" office:value-type="float" office:value="54.7781425731817" calcext:value-type="float">
            <text:p>54.8</text:p>
          </table:table-cell>
          <table:table-cell table:number-columns-repeated="2"/>
          <table:table-cell table:style-name="Default" table:number-columns-repeated="5"/>
          <table:table-cell table:style-name="ce49" table:formula="of:=([.V15]*[.$R$49]+[.V27]*[.$S$49]+[.V39]*[.$T$49])/(SUM([.$R$49:.$T$49]))" office:value-type="float" office:value="73.9180979467379" calcext:value-type="float">
            <text:p>73.92</text:p>
          </table:table-cell>
          <table:table-cell table:style-name="ce49" table:formula="of:=([.W15]*[.$R$49]+[.W27]*[.$S$49]+[.W39]*[.$T$49])/(SUM([.$R$49:.$T$49]))" office:value-type="float" office:value="88.5079487657161" calcext:value-type="float">
            <text:p>88.51</text:p>
          </table:table-cell>
          <table:table-cell table:style-name="ce49" table:formula="of:=([.X15]*[.$R$49]+[.X27]*[.$S$49]+[.X39]*[.$T$49])/(SUM([.$R$49:.$T$49]))" office:value-type="float" office:value="50.6742956257548" calcext:value-type="float">
            <text:p>50.67</text:p>
          </table:table-cell>
          <table:table-cell table:style-name="ce49" table:formula="of:=([.Y15]*[.$R$49]+[.Y27]*[.$S$49]+[.Y39]*[.$T$49])/(SUM([.$R$49:.$T$49]))" office:value-type="float" office:value="47.2261318534924" calcext:value-type="float">
            <text:p>47.23</text:p>
          </table:table-cell>
          <table:table-cell table:style-name="ce49" table:formula="of:=([.Z15]*[.$R$49]+[.Z27]*[.$S$49]+[.Z39]*[.$T$49])/(SUM([.$R$49:.$T$49]))" office:value-type="float" office:value="82.2350319186274" calcext:value-type="float">
            <text:p>82.24</text:p>
          </table:table-cell>
          <table:table-cell table:style-name="ce49" table:formula="of:=([.AA15]*[.$R$49]+[.AA27]*[.$S$49]+[.AA39]*[.$T$49])/(SUM([.$R$49:.$T$49]))" office:value-type="float" office:value="45.7155117667952" calcext:value-type="float">
            <text:p>45.72</text:p>
          </table:table-cell>
          <table:table-cell table:style-name="ce49" table:formula="of:=([.AB15]*[.$R$49]+[.AB27]*[.$S$49]+[.AB39]*[.$T$49])/(SUM([.$R$49:.$T$49]))" office:value-type="float" office:value="49.54169748637" calcext:value-type="float">
            <text:p>49.54</text:p>
          </table:table-cell>
          <table:table-cell table:style-name="ce49" table:formula="of:=([.AC15]*[.$R$49]+[.AC27]*[.$S$49]+[.AC39]*[.$T$49])/(SUM([.$R$49:.$T$49]))" office:value-type="float" office:value="62.4034422044393" calcext:value-type="float">
            <text:p>62.40</text:p>
          </table:table-cell>
          <table:table-cell table:style-name="ce49" table:formula="of:=([.AD15]*[.$R$49]+[.AD27]*[.$S$49]+[.AD39]*[.$T$49])/(SUM([.$R$49:.$T$49]))" office:value-type="float" office:value="52.8671303691862" calcext:value-type="float">
            <text:p>52.87</text:p>
          </table:table-cell>
          <table:table-cell table:style-name="ce49" table:formula="of:=([.AE15]*[.$R$49]+[.AE27]*[.$S$49]+[.AE39]*[.$T$49])/(SUM([.$R$49:.$T$49]))" office:value-type="float" office:value="45.4055729176302" calcext:value-type="float">
            <text:p>45.41</text:p>
          </table:table-cell>
          <table:table-cell table:style-name="ce49" table:formula="of:=([.AF15]*[.$R$49]+[.AF27]*[.$S$49]+[.AF39]*[.$T$49])/(SUM([.$R$49:.$T$49]))" office:value-type="float" office:value="54.7781425731817" calcext:value-type="float">
            <text:p>54.78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7" table:formula="of:=[.V52]" office:value-type="float" office:value="51.5863646453846" calcext:value-type="float">
            <text:p>51.6</text:p>
          </table:table-cell>
          <table:table-cell table:style-name="ce17" table:formula="of:=[.W52]" office:value-type="float" office:value="55.0104148127184" calcext:value-type="float">
            <text:p>55.0</text:p>
          </table:table-cell>
          <table:table-cell table:style-name="ce17" table:formula="of:=[.X52]" office:value-type="float" office:value="41.362901049533" calcext:value-type="float">
            <text:p>41.4</text:p>
          </table:table-cell>
          <table:table-cell table:style-name="ce17" table:formula="of:=[.Y52]" office:value-type="float" office:value="41.4021100045545" calcext:value-type="float">
            <text:p>41.4</text:p>
          </table:table-cell>
          <table:table-cell table:style-name="ce17" table:formula="of:=[.Z52]" office:value-type="float" office:value="68.1717182200922" calcext:value-type="float">
            <text:p>68.2</text:p>
          </table:table-cell>
          <table:table-cell table:style-name="ce17" table:formula="of:=[.AA52]" office:value-type="float" office:value="44.9414552014777" calcext:value-type="float">
            <text:p>44.9</text:p>
          </table:table-cell>
          <table:table-cell table:style-name="ce17" table:formula="of:=[.AB52]" office:value-type="float" office:value="41.0862339342853" calcext:value-type="float">
            <text:p>41.1</text:p>
          </table:table-cell>
          <table:table-cell table:style-name="ce17" table:formula="of:=[.AC52]" office:value-type="float" office:value="56.9062577649868" calcext:value-type="float">
            <text:p>56.9</text:p>
          </table:table-cell>
          <table:table-cell table:style-name="ce17" table:formula="of:=[.AD52]" office:value-type="float" office:value="53.8838588179137" calcext:value-type="float">
            <text:p>53.9</text:p>
          </table:table-cell>
          <table:table-cell table:style-name="ce17" table:formula="of:=[.AE52]" office:value-type="float" office:value="41.0923241266165" calcext:value-type="float">
            <text:p>41.1</text:p>
          </table:table-cell>
          <table:table-cell table:style-name="ce17" table:formula="of:=[.AF52]" office:value-type="float" office:value="49.9268093418667" calcext:value-type="float">
            <text:p>49.9</text:p>
          </table:table-cell>
          <table:table-cell table:number-columns-repeated="2"/>
          <table:table-cell table:style-name="Default" table:number-columns-repeated="5"/>
          <table:table-cell table:style-name="ce49" table:formula="of:=([.V16]*[.$R$49]+[.V28]*[.$S$49]+[.V40]*[.$T$49])/(SUM([.$R$49:.$T$49]))" office:value-type="float" office:value="51.5863646453846" calcext:value-type="float">
            <text:p>51.59</text:p>
          </table:table-cell>
          <table:table-cell table:style-name="ce49" table:formula="of:=([.W16]*[.$R$49]+[.W28]*[.$S$49]+[.W40]*[.$T$49])/(SUM([.$R$49:.$T$49]))" office:value-type="float" office:value="55.0104148127184" calcext:value-type="float">
            <text:p>55.01</text:p>
          </table:table-cell>
          <table:table-cell table:style-name="ce49" table:formula="of:=([.X16]*[.$R$49]+[.X28]*[.$S$49]+[.X40]*[.$T$49])/(SUM([.$R$49:.$T$49]))" office:value-type="float" office:value="41.362901049533" calcext:value-type="float">
            <text:p>41.36</text:p>
          </table:table-cell>
          <table:table-cell table:style-name="ce49" table:formula="of:=([.Y16]*[.$R$49]+[.Y28]*[.$S$49]+[.Y40]*[.$T$49])/(SUM([.$R$49:.$T$49]))" office:value-type="float" office:value="41.4021100045545" calcext:value-type="float">
            <text:p>41.40</text:p>
          </table:table-cell>
          <table:table-cell table:style-name="ce49" table:formula="of:=([.Z16]*[.$R$49]+[.Z28]*[.$S$49]+[.Z40]*[.$T$49])/(SUM([.$R$49:.$T$49]))" office:value-type="float" office:value="68.1717182200922" calcext:value-type="float">
            <text:p>68.17</text:p>
          </table:table-cell>
          <table:table-cell table:style-name="ce49" table:formula="of:=([.AA16]*[.$R$49]+[.AA28]*[.$S$49]+[.AA40]*[.$T$49])/(SUM([.$R$49:.$T$49]))" office:value-type="float" office:value="44.9414552014777" calcext:value-type="float">
            <text:p>44.94</text:p>
          </table:table-cell>
          <table:table-cell table:style-name="ce49" table:formula="of:=([.AB16]*[.$R$49]+[.AB28]*[.$S$49]+[.AB40]*[.$T$49])/(SUM([.$R$49:.$T$49]))" office:value-type="float" office:value="41.0862339342853" calcext:value-type="float">
            <text:p>41.09</text:p>
          </table:table-cell>
          <table:table-cell table:style-name="ce49" table:formula="of:=([.AC16]*[.$R$49]+[.AC28]*[.$S$49]+[.AC40]*[.$T$49])/(SUM([.$R$49:.$T$49]))" office:value-type="float" office:value="56.9062577649868" calcext:value-type="float">
            <text:p>56.91</text:p>
          </table:table-cell>
          <table:table-cell table:style-name="ce49" table:formula="of:=([.AD16]*[.$R$49]+[.AD28]*[.$S$49]+[.AD40]*[.$T$49])/(SUM([.$R$49:.$T$49]))" office:value-type="float" office:value="53.8838588179137" calcext:value-type="float">
            <text:p>53.88</text:p>
          </table:table-cell>
          <table:table-cell table:style-name="ce49" table:formula="of:=([.AE16]*[.$R$49]+[.AE28]*[.$S$49]+[.AE40]*[.$T$49])/(SUM([.$R$49:.$T$49]))" office:value-type="float" office:value="41.0923241266165" calcext:value-type="float">
            <text:p>41.09</text:p>
          </table:table-cell>
          <table:table-cell table:style-name="ce49" table:formula="of:=([.AF16]*[.$R$49]+[.AF28]*[.$S$49]+[.AF40]*[.$T$49])/(SUM([.$R$49:.$T$49]))" office:value-type="float" office:value="49.9268093418667" calcext:value-type="float">
            <text:p>49.93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7" table:formula="of:=[.V53]" office:value-type="float" office:value="53.0147843632191" calcext:value-type="float">
            <text:p>53.0</text:p>
          </table:table-cell>
          <table:table-cell table:style-name="ce17" table:formula="of:=[.W53]" office:value-type="float" office:value="59.6851030176444" calcext:value-type="float">
            <text:p>59.7</text:p>
          </table:table-cell>
          <table:table-cell table:style-name="ce17" table:formula="of:=[.X53]" office:value-type="float" office:value="37.1827912736412" calcext:value-type="float">
            <text:p>37.2</text:p>
          </table:table-cell>
          <table:table-cell table:style-name="ce17" table:formula="of:=[.Y53]" office:value-type="float" office:value="34.6376930859562" calcext:value-type="float">
            <text:p>34.6</text:p>
          </table:table-cell>
          <table:table-cell table:style-name="ce17" table:formula="of:=[.Z53]" office:value-type="float" office:value="59.4764355756228" calcext:value-type="float">
            <text:p>59.5</text:p>
          </table:table-cell>
          <table:table-cell table:style-name="ce17" table:formula="of:=[.AA53]" office:value-type="float" office:value="24.3795260107584" calcext:value-type="float">
            <text:p>24.4</text:p>
          </table:table-cell>
          <table:table-cell table:style-name="ce17" table:formula="of:=[.AB53]" office:value-type="float" office:value="38.9608893068271" calcext:value-type="float">
            <text:p>39.0</text:p>
          </table:table-cell>
          <table:table-cell table:style-name="ce17" table:formula="of:=[.AC53]" office:value-type="float" office:value="60.0300836973437" calcext:value-type="float">
            <text:p>60.0</text:p>
          </table:table-cell>
          <table:table-cell table:style-name="ce17" table:formula="of:=[.AD53]" office:value-type="float" office:value="52.5329053430508" calcext:value-type="float">
            <text:p>52.5</text:p>
          </table:table-cell>
          <table:table-cell table:style-name="ce17" table:formula="of:=[.AE53]" office:value-type="float" office:value="44.9918664298058" calcext:value-type="float">
            <text:p>45.0</text:p>
          </table:table-cell>
          <table:table-cell table:style-name="ce17" table:formula="of:=[.AF53]" office:value-type="float" office:value="50.5707490484721" calcext:value-type="float">
            <text:p>50.6</text:p>
          </table:table-cell>
          <table:table-cell table:number-columns-repeated="2"/>
          <table:table-cell table:style-name="Default" table:number-columns-repeated="5"/>
          <table:table-cell table:style-name="ce49" table:formula="of:=([.V17]*[.$R$49]+[.V29]*[.$S$49]+[.V41]*[.$T$49])/(SUM([.$R$49:.$T$49]))" office:value-type="float" office:value="53.0147843632191" calcext:value-type="float">
            <text:p>53.01</text:p>
          </table:table-cell>
          <table:table-cell table:style-name="ce49" table:formula="of:=([.W17]*[.$R$49]+[.W29]*[.$S$49]+[.W41]*[.$T$49])/(SUM([.$R$49:.$T$49]))" office:value-type="float" office:value="59.6851030176444" calcext:value-type="float">
            <text:p>59.69</text:p>
          </table:table-cell>
          <table:table-cell table:style-name="ce49" table:formula="of:=([.X17]*[.$R$49]+[.X29]*[.$S$49]+[.X41]*[.$T$49])/(SUM([.$R$49:.$T$49]))" office:value-type="float" office:value="37.1827912736412" calcext:value-type="float">
            <text:p>37.18</text:p>
          </table:table-cell>
          <table:table-cell table:style-name="ce49" table:formula="of:=([.Y17]*[.$R$49]+[.Y29]*[.$S$49]+[.Y41]*[.$T$49])/(SUM([.$R$49:.$T$49]))" office:value-type="float" office:value="34.6376930859562" calcext:value-type="float">
            <text:p>34.64</text:p>
          </table:table-cell>
          <table:table-cell table:style-name="ce49" table:formula="of:=([.Z17]*[.$R$49]+[.Z29]*[.$S$49]+[.Z41]*[.$T$49])/(SUM([.$R$49:.$T$49]))" office:value-type="float" office:value="59.4764355756228" calcext:value-type="float">
            <text:p>59.48</text:p>
          </table:table-cell>
          <table:table-cell table:style-name="ce49" table:formula="of:=([.AA17]*[.$R$49]+[.AA29]*[.$S$49]+[.AA41]*[.$T$49])/(SUM([.$R$49:.$T$49]))" office:value-type="float" office:value="24.3795260107584" calcext:value-type="float">
            <text:p>24.38</text:p>
          </table:table-cell>
          <table:table-cell table:style-name="ce49" table:formula="of:=([.AB17]*[.$R$49]+[.AB29]*[.$S$49]+[.AB41]*[.$T$49])/(SUM([.$R$49:.$T$49]))" office:value-type="float" office:value="38.9608893068271" calcext:value-type="float">
            <text:p>38.96</text:p>
          </table:table-cell>
          <table:table-cell table:style-name="ce49" table:formula="of:=([.AC17]*[.$R$49]+[.AC29]*[.$S$49]+[.AC41]*[.$T$49])/(SUM([.$R$49:.$T$49]))" office:value-type="float" office:value="60.0300836973437" calcext:value-type="float">
            <text:p>60.03</text:p>
          </table:table-cell>
          <table:table-cell table:style-name="ce49" table:formula="of:=([.AD17]*[.$R$49]+[.AD29]*[.$S$49]+[.AD41]*[.$T$49])/(SUM([.$R$49:.$T$49]))" office:value-type="float" office:value="52.5329053430508" calcext:value-type="float">
            <text:p>52.53</text:p>
          </table:table-cell>
          <table:table-cell table:style-name="ce49" table:formula="of:=([.AE17]*[.$R$49]+[.AE29]*[.$S$49]+[.AE41]*[.$T$49])/(SUM([.$R$49:.$T$49]))" office:value-type="float" office:value="44.9918664298058" calcext:value-type="float">
            <text:p>44.99</text:p>
          </table:table-cell>
          <table:table-cell table:style-name="ce49" table:formula="of:=([.AF17]*[.$R$49]+[.AF29]*[.$S$49]+[.AF41]*[.$T$49])/(SUM([.$R$49:.$T$49]))" office:value-type="float" office:value="50.5707490484721" calcext:value-type="float">
            <text:p>50.57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7" table:formula="of:=[.V54]" office:value-type="float" office:value="64.1788713403667" calcext:value-type="float">
            <text:p>64.2</text:p>
          </table:table-cell>
          <table:table-cell table:style-name="ce17" table:formula="of:=[.W54]" office:value-type="float" office:value="74.3487925169551" calcext:value-type="float">
            <text:p>74.3</text:p>
          </table:table-cell>
          <table:table-cell table:style-name="ce17" table:formula="of:=[.X54]" office:value-type="float" office:value="44.3551271381355" calcext:value-type="float">
            <text:p>44.4</text:p>
          </table:table-cell>
          <table:table-cell table:style-name="ce17" table:formula="of:=[.Y54]" office:value-type="float" office:value="39.9216432238836" calcext:value-type="float">
            <text:p>39.9</text:p>
          </table:table-cell>
          <table:table-cell table:style-name="ce17" table:formula="of:=[.Z54]" office:value-type="float" office:value="73.4731579867528" calcext:value-type="float">
            <text:p>73.5</text:p>
          </table:table-cell>
          <table:table-cell table:style-name="ce17" table:formula="of:=[.AA54]" office:value-type="float" office:value="53.8808608484189" calcext:value-type="float">
            <text:p>53.9</text:p>
          </table:table-cell>
          <table:table-cell table:style-name="ce17" table:formula="of:=[.AB54]" office:value-type="float" office:value="44.7683800569644" calcext:value-type="float">
            <text:p>44.8</text:p>
          </table:table-cell>
          <table:table-cell table:style-name="ce17" table:formula="of:=[.AC54]" office:value-type="float" office:value="65.2068214136262" calcext:value-type="float">
            <text:p>65.2</text:p>
          </table:table-cell>
          <table:table-cell table:style-name="ce17" table:formula="of:=[.AD54]" office:value-type="float" office:value="59.5740885571672" calcext:value-type="float">
            <text:p>59.6</text:p>
          </table:table-cell>
          <table:table-cell table:style-name="ce17" table:formula="of:=[.AE54]" office:value-type="float" office:value="47.3224384430157" calcext:value-type="float">
            <text:p>47.3</text:p>
          </table:table-cell>
          <table:table-cell table:style-name="ce17" table:formula="of:=[.AF54]" office:value-type="float" office:value="54.5161008784369" calcext:value-type="float">
            <text:p>54.5</text:p>
          </table:table-cell>
          <table:table-cell table:number-columns-repeated="2"/>
          <table:table-cell table:style-name="Default" table:number-columns-repeated="5"/>
          <table:table-cell table:style-name="ce49" table:formula="of:=([.V18]*[.$R$49]+[.V30]*[.$S$49]+[.V42]*[.$T$49])/(SUM([.$R$49:.$T$49]))" office:value-type="float" office:value="64.1788713403667" calcext:value-type="float">
            <text:p>64.18</text:p>
          </table:table-cell>
          <table:table-cell table:style-name="ce49" table:formula="of:=([.W18]*[.$R$49]+[.W30]*[.$S$49]+[.W42]*[.$T$49])/(SUM([.$R$49:.$T$49]))" office:value-type="float" office:value="74.3487925169551" calcext:value-type="float">
            <text:p>74.35</text:p>
          </table:table-cell>
          <table:table-cell table:style-name="ce49" table:formula="of:=([.X18]*[.$R$49]+[.X30]*[.$S$49]+[.X42]*[.$T$49])/(SUM([.$R$49:.$T$49]))" office:value-type="float" office:value="44.3551271381355" calcext:value-type="float">
            <text:p>44.36</text:p>
          </table:table-cell>
          <table:table-cell table:style-name="ce49" table:formula="of:=([.Y18]*[.$R$49]+[.Y30]*[.$S$49]+[.Y42]*[.$T$49])/(SUM([.$R$49:.$T$49]))" office:value-type="float" office:value="39.9216432238836" calcext:value-type="float">
            <text:p>39.92</text:p>
          </table:table-cell>
          <table:table-cell table:style-name="ce49" table:formula="of:=([.Z18]*[.$R$49]+[.Z30]*[.$S$49]+[.Z42]*[.$T$49])/(SUM([.$R$49:.$T$49]))" office:value-type="float" office:value="73.4731579867528" calcext:value-type="float">
            <text:p>73.47</text:p>
          </table:table-cell>
          <table:table-cell table:style-name="ce49" table:formula="of:=([.AA18]*[.$R$49]+[.AA30]*[.$S$49]+[.AA42]*[.$T$49])/(SUM([.$R$49:.$T$49]))" office:value-type="float" office:value="53.8808608484189" calcext:value-type="float">
            <text:p>53.88</text:p>
          </table:table-cell>
          <table:table-cell table:style-name="ce49" table:formula="of:=([.AB18]*[.$R$49]+[.AB30]*[.$S$49]+[.AB42]*[.$T$49])/(SUM([.$R$49:.$T$49]))" office:value-type="float" office:value="44.7683800569644" calcext:value-type="float">
            <text:p>44.77</text:p>
          </table:table-cell>
          <table:table-cell table:style-name="ce49" table:formula="of:=([.AC18]*[.$R$49]+[.AC30]*[.$S$49]+[.AC42]*[.$T$49])/(SUM([.$R$49:.$T$49]))" office:value-type="float" office:value="65.2068214136262" calcext:value-type="float">
            <text:p>65.21</text:p>
          </table:table-cell>
          <table:table-cell table:style-name="ce49" table:formula="of:=([.AD18]*[.$R$49]+[.AD30]*[.$S$49]+[.AD42]*[.$T$49])/(SUM([.$R$49:.$T$49]))" office:value-type="float" office:value="59.5740885571672" calcext:value-type="float">
            <text:p>59.57</text:p>
          </table:table-cell>
          <table:table-cell table:style-name="ce49" table:formula="of:=([.AE18]*[.$R$49]+[.AE30]*[.$S$49]+[.AE42]*[.$T$49])/(SUM([.$R$49:.$T$49]))" office:value-type="float" office:value="47.3224384430157" calcext:value-type="float">
            <text:p>47.32</text:p>
          </table:table-cell>
          <table:table-cell table:style-name="ce49" table:formula="of:=([.AF18]*[.$R$49]+[.AF30]*[.$S$49]+[.AF42]*[.$T$49])/(SUM([.$R$49:.$T$49]))" office:value-type="float" office:value="54.5161008784369" calcext:value-type="float">
            <text:p>54.5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7" table:formula="of:=[.V55]" office:value-type="float" office:value="49.8064559823876" calcext:value-type="float">
            <text:p>49.8</text:p>
          </table:table-cell>
          <table:table-cell table:style-name="ce17" table:formula="of:=[.W55]" office:value-type="float" office:value="60.2910867669827" calcext:value-type="float">
            <text:p>60.3</text:p>
          </table:table-cell>
          <table:table-cell table:style-name="ce17" table:formula="of:=[.X55]" office:value-type="float" office:value="43.1944795015635" calcext:value-type="float">
            <text:p>43.2</text:p>
          </table:table-cell>
          <table:table-cell table:style-name="ce17" table:formula="of:=[.Y55]" office:value-type="float" office:value="39.1091992329246" calcext:value-type="float">
            <text:p>39.1</text:p>
          </table:table-cell>
          <table:table-cell table:style-name="ce17" table:formula="of:=[.Z55]" office:value-type="float" office:value="69.3333458084595" calcext:value-type="float">
            <text:p>69.3</text:p>
          </table:table-cell>
          <table:table-cell table:style-name="ce17" table:formula="of:=[.AA55]" office:value-type="float" office:value="47.6340273202524" calcext:value-type="float">
            <text:p>47.6</text:p>
          </table:table-cell>
          <table:table-cell table:style-name="ce17" table:formula="of:=[.AB55]" office:value-type="float" office:value="42.7544431318618" calcext:value-type="float">
            <text:p>42.8</text:p>
          </table:table-cell>
          <table:table-cell table:style-name="ce17" table:formula="of:=[.AC55]" office:value-type="float" office:value="52.6608505443568" calcext:value-type="float">
            <text:p>52.7</text:p>
          </table:table-cell>
          <table:table-cell table:style-name="ce17" table:formula="of:=[.AD55]" office:value-type="float" office:value="56.6679493537523" calcext:value-type="float">
            <text:p>56.7</text:p>
          </table:table-cell>
          <table:table-cell table:style-name="ce17" table:formula="of:=[.AE55]" office:value-type="float" office:value="41.2951274788547" calcext:value-type="float">
            <text:p>41.3</text:p>
          </table:table-cell>
          <table:table-cell table:style-name="ce17" table:formula="of:=[.AF55]" office:value-type="float" office:value="48.8934173883293" calcext:value-type="float">
            <text:p>48.9</text:p>
          </table:table-cell>
          <table:table-cell table:number-columns-repeated="2"/>
          <table:table-cell table:style-name="Default" table:number-columns-repeated="5"/>
          <table:table-cell table:style-name="ce49" table:formula="of:=([.V19]*[.$R$49]+[.V31]*[.$S$49]+[.V43]*[.$T$49])/(SUM([.$R$49:.$T$49]))" office:value-type="float" office:value="49.8064559823876" calcext:value-type="float">
            <text:p>49.81</text:p>
          </table:table-cell>
          <table:table-cell table:style-name="ce49" table:formula="of:=([.W19]*[.$R$49]+[.W31]*[.$S$49]+[.W43]*[.$T$49])/(SUM([.$R$49:.$T$49]))" office:value-type="float" office:value="60.2910867669827" calcext:value-type="float">
            <text:p>60.29</text:p>
          </table:table-cell>
          <table:table-cell table:style-name="ce49" table:formula="of:=([.X19]*[.$R$49]+[.X31]*[.$S$49]+[.X43]*[.$T$49])/(SUM([.$R$49:.$T$49]))" office:value-type="float" office:value="43.1944795015635" calcext:value-type="float">
            <text:p>43.19</text:p>
          </table:table-cell>
          <table:table-cell table:style-name="ce49" table:formula="of:=([.Y19]*[.$R$49]+[.Y31]*[.$S$49]+[.Y43]*[.$T$49])/(SUM([.$R$49:.$T$49]))" office:value-type="float" office:value="39.1091992329246" calcext:value-type="float">
            <text:p>39.11</text:p>
          </table:table-cell>
          <table:table-cell table:style-name="ce49" table:formula="of:=([.Z19]*[.$R$49]+[.Z31]*[.$S$49]+[.Z43]*[.$T$49])/(SUM([.$R$49:.$T$49]))" office:value-type="float" office:value="69.3333458084595" calcext:value-type="float">
            <text:p>69.33</text:p>
          </table:table-cell>
          <table:table-cell table:style-name="ce49" table:formula="of:=([.AA19]*[.$R$49]+[.AA31]*[.$S$49]+[.AA43]*[.$T$49])/(SUM([.$R$49:.$T$49]))" office:value-type="float" office:value="47.6340273202524" calcext:value-type="float">
            <text:p>47.63</text:p>
          </table:table-cell>
          <table:table-cell table:style-name="ce49" table:formula="of:=([.AB19]*[.$R$49]+[.AB31]*[.$S$49]+[.AB43]*[.$T$49])/(SUM([.$R$49:.$T$49]))" office:value-type="float" office:value="42.7544431318618" calcext:value-type="float">
            <text:p>42.75</text:p>
          </table:table-cell>
          <table:table-cell table:style-name="ce49" table:formula="of:=([.AC19]*[.$R$49]+[.AC31]*[.$S$49]+[.AC43]*[.$T$49])/(SUM([.$R$49:.$T$49]))" office:value-type="float" office:value="52.6608505443568" calcext:value-type="float">
            <text:p>52.66</text:p>
          </table:table-cell>
          <table:table-cell table:style-name="ce49" table:formula="of:=([.AD19]*[.$R$49]+[.AD31]*[.$S$49]+[.AD43]*[.$T$49])/(SUM([.$R$49:.$T$49]))" office:value-type="float" office:value="56.6679493537523" calcext:value-type="float">
            <text:p>56.67</text:p>
          </table:table-cell>
          <table:table-cell table:style-name="ce49" table:formula="of:=([.AE19]*[.$R$49]+[.AE31]*[.$S$49]+[.AE43]*[.$T$49])/(SUM([.$R$49:.$T$49]))" office:value-type="float" office:value="41.2951274788547" calcext:value-type="float">
            <text:p>41.30</text:p>
          </table:table-cell>
          <table:table-cell table:style-name="ce49" table:formula="of:=([.AF19]*[.$R$49]+[.AF31]*[.$S$49]+[.AF43]*[.$T$49])/(SUM([.$R$49:.$T$49]))" office:value-type="float" office:value="48.8934173883293" calcext:value-type="float">
            <text:p>48.89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7" table:formula="of:=[.V56]" office:value-type="float" office:value="53.2436105507402" calcext:value-type="float">
            <text:p>53.2</text:p>
          </table:table-cell>
          <table:table-cell table:style-name="ce17" table:formula="of:=[.W56]" office:value-type="float" office:value="54.5434678844124" calcext:value-type="float">
            <text:p>54.5</text:p>
          </table:table-cell>
          <table:table-cell table:style-name="ce17" table:formula="of:=[.X56]" office:value-type="float" office:value="37.6499650100403" calcext:value-type="float">
            <text:p>37.6</text:p>
          </table:table-cell>
          <table:table-cell table:style-name="ce17" table:formula="of:=[.Y56]" office:value-type="float" office:value="40.1729559473313" calcext:value-type="float">
            <text:p>40.2</text:p>
          </table:table-cell>
          <table:table-cell table:style-name="ce17" table:formula="of:=[.Z56]" office:value-type="float" office:value="62.6224353173374" calcext:value-type="float">
            <text:p>62.6</text:p>
          </table:table-cell>
          <table:table-cell table:style-name="ce17" table:formula="of:=[.AA56]" office:value-type="float" office:value="45.3402019684238" calcext:value-type="float">
            <text:p>45.3</text:p>
          </table:table-cell>
          <table:table-cell table:style-name="ce17" table:formula="of:=[.AB56]" office:value-type="float" office:value="41.1043875754011" calcext:value-type="float">
            <text:p>41.1</text:p>
          </table:table-cell>
          <table:table-cell table:style-name="ce17" table:formula="of:=[.AC56]" office:value-type="float" office:value="57.6907373625359" calcext:value-type="float">
            <text:p>57.7</text:p>
          </table:table-cell>
          <table:table-cell table:style-name="ce17" table:formula="of:=[.AD56]" office:value-type="float" office:value="57.2524751490281" calcext:value-type="float">
            <text:p>57.3</text:p>
          </table:table-cell>
          <table:table-cell table:style-name="ce17" table:formula="of:=[.AE56]" office:value-type="float" office:value="46.3629374769524" calcext:value-type="float">
            <text:p>46.4</text:p>
          </table:table-cell>
          <table:table-cell table:style-name="ce17" table:formula="of:=[.AF56]" office:value-type="float" office:value="49.3148251466521" calcext:value-type="float">
            <text:p>49.3</text:p>
          </table:table-cell>
          <table:table-cell table:number-columns-repeated="2"/>
          <table:table-cell table:style-name="Default" table:number-columns-repeated="5"/>
          <table:table-cell table:style-name="ce49" table:formula="of:=([.V20]*[.$R$49]+[.V32]*[.$S$49]+[.V44]*[.$T$49])/(SUM([.$R$49:.$T$49]))" office:value-type="float" office:value="53.2436105507402" calcext:value-type="float">
            <text:p>53.24</text:p>
          </table:table-cell>
          <table:table-cell table:style-name="ce49" table:formula="of:=([.W20]*[.$R$49]+[.W32]*[.$S$49]+[.W44]*[.$T$49])/(SUM([.$R$49:.$T$49]))" office:value-type="float" office:value="54.5434678844124" calcext:value-type="float">
            <text:p>54.54</text:p>
          </table:table-cell>
          <table:table-cell table:style-name="ce49" table:formula="of:=([.X20]*[.$R$49]+[.X32]*[.$S$49]+[.X44]*[.$T$49])/(SUM([.$R$49:.$T$49]))" office:value-type="float" office:value="37.6499650100403" calcext:value-type="float">
            <text:p>37.65</text:p>
          </table:table-cell>
          <table:table-cell table:style-name="ce49" table:formula="of:=([.Y20]*[.$R$49]+[.Y32]*[.$S$49]+[.Y44]*[.$T$49])/(SUM([.$R$49:.$T$49]))" office:value-type="float" office:value="40.1729559473313" calcext:value-type="float">
            <text:p>40.17</text:p>
          </table:table-cell>
          <table:table-cell table:style-name="ce49" table:formula="of:=([.Z20]*[.$R$49]+[.Z32]*[.$S$49]+[.Z44]*[.$T$49])/(SUM([.$R$49:.$T$49]))" office:value-type="float" office:value="62.6224353173374" calcext:value-type="float">
            <text:p>62.62</text:p>
          </table:table-cell>
          <table:table-cell table:style-name="ce49" table:formula="of:=([.AA20]*[.$R$49]+[.AA32]*[.$S$49]+[.AA44]*[.$T$49])/(SUM([.$R$49:.$T$49]))" office:value-type="float" office:value="45.3402019684238" calcext:value-type="float">
            <text:p>45.34</text:p>
          </table:table-cell>
          <table:table-cell table:style-name="ce49" table:formula="of:=([.AB20]*[.$R$49]+[.AB32]*[.$S$49]+[.AB44]*[.$T$49])/(SUM([.$R$49:.$T$49]))" office:value-type="float" office:value="41.1043875754011" calcext:value-type="float">
            <text:p>41.10</text:p>
          </table:table-cell>
          <table:table-cell table:style-name="ce49" table:formula="of:=([.AC20]*[.$R$49]+[.AC32]*[.$S$49]+[.AC44]*[.$T$49])/(SUM([.$R$49:.$T$49]))" office:value-type="float" office:value="57.6907373625359" calcext:value-type="float">
            <text:p>57.69</text:p>
          </table:table-cell>
          <table:table-cell table:style-name="ce49" table:formula="of:=([.AD20]*[.$R$49]+[.AD32]*[.$S$49]+[.AD44]*[.$T$49])/(SUM([.$R$49:.$T$49]))" office:value-type="float" office:value="57.2524751490281" calcext:value-type="float">
            <text:p>57.25</text:p>
          </table:table-cell>
          <table:table-cell table:style-name="ce49" table:formula="of:=([.AE20]*[.$R$49]+[.AE32]*[.$S$49]+[.AE44]*[.$T$49])/(SUM([.$R$49:.$T$49]))" office:value-type="float" office:value="46.3629374769524" calcext:value-type="float">
            <text:p>46.36</text:p>
          </table:table-cell>
          <table:table-cell table:style-name="ce49" table:formula="of:=([.AF20]*[.$R$49]+[.AF32]*[.$S$49]+[.AF44]*[.$T$49])/(SUM([.$R$49:.$T$49]))" office:value-type="float" office:value="49.3148251466521" calcext:value-type="float">
            <text:p>49.31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7" table:formula="of:=[.V57]" office:value-type="float" office:value="81.3825754014422" calcext:value-type="float">
            <text:p>81.4</text:p>
          </table:table-cell>
          <table:table-cell table:style-name="ce17" table:formula="of:=[.W57]" office:value-type="float" office:value="89.4397414440642" calcext:value-type="float">
            <text:p>89.4</text:p>
          </table:table-cell>
          <table:table-cell table:style-name="ce17" table:formula="of:=[.X57]" office:value-type="float" office:value="51.6481439755204" calcext:value-type="float">
            <text:p>51.6</text:p>
          </table:table-cell>
          <table:table-cell table:style-name="ce17" table:formula="of:=[.Y57]" office:value-type="float" office:value="49.2332798542371" calcext:value-type="float">
            <text:p>49.2</text:p>
          </table:table-cell>
          <table:table-cell table:style-name="ce17" table:formula="of:=[.Z57]" office:value-type="float" office:value="75.0091208055583" calcext:value-type="float">
            <text:p>75.0</text:p>
          </table:table-cell>
          <table:table-cell table:style-name="ce17" table:formula="of:=[.AA57]" office:value-type="float" office:value="48.9894672784759" calcext:value-type="float">
            <text:p>49.0</text:p>
          </table:table-cell>
          <table:table-cell table:style-name="ce17" table:formula="of:=[.AB57]" office:value-type="float" office:value="44.828818942188" calcext:value-type="float">
            <text:p>44.8</text:p>
          </table:table-cell>
          <table:table-cell table:style-name="ce17" table:formula="of:=[.AC57]" office:value-type="float" office:value="59.5180096439869" calcext:value-type="float">
            <text:p>59.5</text:p>
          </table:table-cell>
          <table:table-cell table:style-name="ce17" table:formula="of:=[.AD57]" office:value-type="float" office:value="57.6058390766443" calcext:value-type="float">
            <text:p>57.6</text:p>
          </table:table-cell>
          <table:table-cell table:style-name="ce17" table:formula="of:=[.AE57]" office:value-type="float" office:value="50.9851289048568" calcext:value-type="float">
            <text:p>51.0</text:p>
          </table:table-cell>
          <table:table-cell table:style-name="ce17" table:formula="of:=[.AF57]" office:value-type="float" office:value="54.4052608750392" calcext:value-type="float">
            <text:p>54.4</text:p>
          </table:table-cell>
          <table:table-cell table:number-columns-repeated="2"/>
          <table:table-cell table:style-name="Default" table:number-columns-repeated="5"/>
          <table:table-cell table:style-name="ce49" table:formula="of:=([.V21]*[.$R$49]+[.V33]*[.$S$49]+[.V45]*[.$T$49])/(SUM([.$R$49:.$T$49]))" office:value-type="float" office:value="81.3825754014422" calcext:value-type="float">
            <text:p>81.38</text:p>
          </table:table-cell>
          <table:table-cell table:style-name="ce49" table:formula="of:=([.W21]*[.$R$49]+[.W33]*[.$S$49]+[.W45]*[.$T$49])/(SUM([.$R$49:.$T$49]))" office:value-type="float" office:value="89.4397414440642" calcext:value-type="float">
            <text:p>89.44</text:p>
          </table:table-cell>
          <table:table-cell table:style-name="ce49" table:formula="of:=([.X21]*[.$R$49]+[.X33]*[.$S$49]+[.X45]*[.$T$49])/(SUM([.$R$49:.$T$49]))" office:value-type="float" office:value="51.6481439755204" calcext:value-type="float">
            <text:p>51.65</text:p>
          </table:table-cell>
          <table:table-cell table:style-name="ce49" table:formula="of:=([.Y21]*[.$R$49]+[.Y33]*[.$S$49]+[.Y45]*[.$T$49])/(SUM([.$R$49:.$T$49]))" office:value-type="float" office:value="49.2332798542371" calcext:value-type="float">
            <text:p>49.23</text:p>
          </table:table-cell>
          <table:table-cell table:style-name="ce49" table:formula="of:=([.Z21]*[.$R$49]+[.Z33]*[.$S$49]+[.Z45]*[.$T$49])/(SUM([.$R$49:.$T$49]))" office:value-type="float" office:value="75.0091208055583" calcext:value-type="float">
            <text:p>75.01</text:p>
          </table:table-cell>
          <table:table-cell table:style-name="ce49" table:formula="of:=([.AA21]*[.$R$49]+[.AA33]*[.$S$49]+[.AA45]*[.$T$49])/(SUM([.$R$49:.$T$49]))" office:value-type="float" office:value="48.9894672784759" calcext:value-type="float">
            <text:p>48.99</text:p>
          </table:table-cell>
          <table:table-cell table:style-name="ce49" table:formula="of:=([.AB21]*[.$R$49]+[.AB33]*[.$S$49]+[.AB45]*[.$T$49])/(SUM([.$R$49:.$T$49]))" office:value-type="float" office:value="44.828818942188" calcext:value-type="float">
            <text:p>44.83</text:p>
          </table:table-cell>
          <table:table-cell table:style-name="ce49" table:formula="of:=([.AC21]*[.$R$49]+[.AC33]*[.$S$49]+[.AC45]*[.$T$49])/(SUM([.$R$49:.$T$49]))" office:value-type="float" office:value="59.5180096439869" calcext:value-type="float">
            <text:p>59.52</text:p>
          </table:table-cell>
          <table:table-cell table:style-name="ce49" table:formula="of:=([.AD21]*[.$R$49]+[.AD33]*[.$S$49]+[.AD45]*[.$T$49])/(SUM([.$R$49:.$T$49]))" office:value-type="float" office:value="57.6058390766443" calcext:value-type="float">
            <text:p>57.61</text:p>
          </table:table-cell>
          <table:table-cell table:style-name="ce49" table:formula="of:=([.AE21]*[.$R$49]+[.AE33]*[.$S$49]+[.AE45]*[.$T$49])/(SUM([.$R$49:.$T$49]))" office:value-type="float" office:value="50.9851289048568" calcext:value-type="float">
            <text:p>50.99</text:p>
          </table:table-cell>
          <table:table-cell table:style-name="ce49" table:formula="of:=([.AF21]*[.$R$49]+[.AF33]*[.$S$49]+[.AF45]*[.$T$49])/(SUM([.$R$49:.$T$49]))" office:value-type="float" office:value="54.4052608750392" calcext:value-type="float">
            <text:p>54.41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7" table:formula="of:=[.V58]" office:value-type="float" office:value="57.5654134619069" calcext:value-type="float">
            <text:p>57.6</text:p>
          </table:table-cell>
          <table:table-cell table:style-name="ce17" table:formula="of:=[.W58]" office:value-type="float" office:value="65.8801874155098" calcext:value-type="float">
            <text:p>65.9</text:p>
          </table:table-cell>
          <table:table-cell table:style-name="ce17" table:formula="of:=[.X58]" office:value-type="float" office:value="44.5652850906536" calcext:value-type="float">
            <text:p>44.6</text:p>
          </table:table-cell>
          <table:table-cell table:style-name="ce17" table:formula="of:=[.Y58]" office:value-type="float" office:value="47.695963684257" calcext:value-type="float">
            <text:p>47.7</text:p>
          </table:table-cell>
          <table:table-cell table:style-name="ce17" table:formula="of:=[.Z58]" office:value-type="float" office:value="68.0259965466395" calcext:value-type="float">
            <text:p>68.0</text:p>
          </table:table-cell>
          <table:table-cell table:style-name="ce17" table:formula="of:=[.AA58]" office:value-type="float" office:value="49.6416749105635" calcext:value-type="float">
            <text:p>49.6</text:p>
          </table:table-cell>
          <table:table-cell table:style-name="ce17" table:formula="of:=[.AB58]" office:value-type="float" office:value="46.867839794464" calcext:value-type="float">
            <text:p>46.9</text:p>
          </table:table-cell>
          <table:table-cell table:style-name="ce17" table:formula="of:=[.AC58]" office:value-type="float" office:value="64.9562898863658" calcext:value-type="float">
            <text:p>65.0</text:p>
          </table:table-cell>
          <table:table-cell table:style-name="ce17" table:formula="of:=[.AD58]" office:value-type="float" office:value="60.2174924135153" calcext:value-type="float">
            <text:p>60.2</text:p>
          </table:table-cell>
          <table:table-cell table:style-name="ce17" table:formula="of:=[.AE58]" office:value-type="float" office:value="45.7115303322422" calcext:value-type="float">
            <text:p>45.7</text:p>
          </table:table-cell>
          <table:table-cell table:style-name="ce17" table:formula="of:=[.AF58]" office:value-type="float" office:value="43.2771456642306" calcext:value-type="float">
            <text:p>43.3</text:p>
          </table:table-cell>
          <table:table-cell table:number-columns-repeated="2"/>
          <table:table-cell table:style-name="Default" table:number-columns-repeated="5"/>
          <table:table-cell table:style-name="ce49" table:formula="of:=([.V22]*[.$R$49]+[.V34]*[.$S$49]+[.V46]*[.$T$49])/(SUM([.$R$49:.$T$49]))" office:value-type="float" office:value="57.5654134619069" calcext:value-type="float">
            <text:p>57.57</text:p>
          </table:table-cell>
          <table:table-cell table:style-name="ce49" table:formula="of:=([.W22]*[.$R$49]+[.W34]*[.$S$49]+[.W46]*[.$T$49])/(SUM([.$R$49:.$T$49]))" office:value-type="float" office:value="65.8801874155098" calcext:value-type="float">
            <text:p>65.88</text:p>
          </table:table-cell>
          <table:table-cell table:style-name="ce49" table:formula="of:=([.X22]*[.$R$49]+[.X34]*[.$S$49]+[.X46]*[.$T$49])/(SUM([.$R$49:.$T$49]))" office:value-type="float" office:value="44.5652850906536" calcext:value-type="float">
            <text:p>44.57</text:p>
          </table:table-cell>
          <table:table-cell table:style-name="ce49" table:formula="of:=([.Y22]*[.$R$49]+[.Y34]*[.$S$49]+[.Y46]*[.$T$49])/(SUM([.$R$49:.$T$49]))" office:value-type="float" office:value="47.695963684257" calcext:value-type="float">
            <text:p>47.70</text:p>
          </table:table-cell>
          <table:table-cell table:style-name="ce49" table:formula="of:=([.Z22]*[.$R$49]+[.Z34]*[.$S$49]+[.Z46]*[.$T$49])/(SUM([.$R$49:.$T$49]))" office:value-type="float" office:value="68.0259965466395" calcext:value-type="float">
            <text:p>68.03</text:p>
          </table:table-cell>
          <table:table-cell table:style-name="ce49" table:formula="of:=([.AA22]*[.$R$49]+[.AA34]*[.$S$49]+[.AA46]*[.$T$49])/(SUM([.$R$49:.$T$49]))" office:value-type="float" office:value="49.6416749105635" calcext:value-type="float">
            <text:p>49.64</text:p>
          </table:table-cell>
          <table:table-cell table:style-name="ce49" table:formula="of:=([.AB22]*[.$R$49]+[.AB34]*[.$S$49]+[.AB46]*[.$T$49])/(SUM([.$R$49:.$T$49]))" office:value-type="float" office:value="46.867839794464" calcext:value-type="float">
            <text:p>46.87</text:p>
          </table:table-cell>
          <table:table-cell table:style-name="ce49" table:formula="of:=([.AC22]*[.$R$49]+[.AC34]*[.$S$49]+[.AC46]*[.$T$49])/(SUM([.$R$49:.$T$49]))" office:value-type="float" office:value="64.9562898863658" calcext:value-type="float">
            <text:p>64.96</text:p>
          </table:table-cell>
          <table:table-cell table:style-name="ce49" table:formula="of:=([.AD22]*[.$R$49]+[.AD34]*[.$S$49]+[.AD46]*[.$T$49])/(SUM([.$R$49:.$T$49]))" office:value-type="float" office:value="60.2174924135153" calcext:value-type="float">
            <text:p>60.22</text:p>
          </table:table-cell>
          <table:table-cell table:style-name="ce49" table:formula="of:=([.AE22]*[.$R$49]+[.AE34]*[.$S$49]+[.AE46]*[.$T$49])/(SUM([.$R$49:.$T$49]))" office:value-type="float" office:value="45.7115303322422" calcext:value-type="float">
            <text:p>45.71</text:p>
          </table:table-cell>
          <table:table-cell table:style-name="ce49" table:formula="of:=([.AF22]*[.$R$49]+[.AF34]*[.$S$49]+[.AF46]*[.$T$49])/(SUM([.$R$49:.$T$49]))" office:value-type="float" office:value="43.2771456642306" calcext:value-type="float">
            <text:p>43.28</text:p>
          </table:table-cell>
          <table:table-cell table:number-columns-repeated="992"/>
        </table:table-row>
        <table:table-row table:style-name="ro1" table:number-rows-repeated="8">
          <table:table-cell table:style-name="Default" table:number-columns-repeated="1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1"/>
          <table:table-cell table:style-name="ce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27"/>
          <table:covered-table-cell table:style-name="ce42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8" office:value-type="float" office:value="21.94" calcext:value-type="float">
            <text:p>21.9</text:p>
          </table:table-cell>
          <table:table-cell table:style-name="ce34" office:value-type="float" office:value="25.22" calcext:value-type="float">
            <text:p>25.2</text:p>
          </table:table-cell>
          <table:table-cell table:style-name="ce34" office:value-type="float" office:value="15.11" calcext:value-type="float">
            <text:p>15.1</text:p>
          </table:table-cell>
          <table:table-cell table:style-name="ce34" office:value-type="float" office:value="8.75" calcext:value-type="float">
            <text:p>8.8</text:p>
          </table:table-cell>
          <table:table-cell table:style-name="ce34" office:value-type="float" office:value="39.44" calcext:value-type="float">
            <text:p>39.4</text:p>
          </table:table-cell>
          <table:table-cell table:style-name="ce34" office:value-type="float" office:value="11.41" calcext:value-type="float">
            <text:p>11.4</text:p>
          </table:table-cell>
          <table:table-cell table:style-name="ce34" office:value-type="float" office:value="16.2" calcext:value-type="float">
            <text:p>16.2</text:p>
          </table:table-cell>
          <table:table-cell table:style-name="ce34" office:value-type="float" office:value="23.92" calcext:value-type="float">
            <text:p>23.9</text:p>
          </table:table-cell>
          <table:table-cell table:style-name="ce34" office:value-type="float" office:value="38.28" calcext:value-type="float">
            <text:p>38.3</text:p>
          </table:table-cell>
          <table:table-cell table:style-name="ce34" office:value-type="float" office:value="11.21" calcext:value-type="float">
            <text:p>11.2</text:p>
          </table:table-cell>
          <table:table-cell table:style-name="ce34" office:value-type="float" office:value="10.12" calcext:value-type="float">
            <text:p>10.1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Ascending</text:p>
          </table:table-cell>
          <table:table-cell table:style-name="ce8" office:value-type="string" calcext:value-type="string">
            <text:p>Arrival-time</text:p>
          </table:table-cell>
          <table:table-cell table:style-name="ce19" office:value-type="float" office:value="18.59" calcext:value-type="float">
            <text:p>18.6</text:p>
          </table:table-cell>
          <table:table-cell table:style-name="ce35" office:value-type="float" office:value="25.09" calcext:value-type="float">
            <text:p>25.1</text:p>
          </table:table-cell>
          <table:table-cell table:style-name="ce35" office:value-type="float" office:value="14.22" calcext:value-type="float">
            <text:p>14.2</text:p>
          </table:table-cell>
          <table:table-cell table:style-name="ce35" office:value-type="float" office:value="8.82" calcext:value-type="float">
            <text:p>8.8</text:p>
          </table:table-cell>
          <table:table-cell table:style-name="ce35" office:value-type="float" office:value="38.69" calcext:value-type="float">
            <text:p>38.7</text:p>
          </table:table-cell>
          <table:table-cell table:style-name="ce35" office:value-type="float" office:value="10.25" calcext:value-type="float">
            <text:p>10.3</text:p>
          </table:table-cell>
          <table:table-cell table:style-name="ce35" office:value-type="float" office:value="14.63" calcext:value-type="float">
            <text:p>14.6</text:p>
          </table:table-cell>
          <table:table-cell table:style-name="ce35" office:value-type="float" office:value="20.98" calcext:value-type="float">
            <text:p>21.0</text:p>
          </table:table-cell>
          <table:table-cell table:style-name="ce35" office:value-type="float" office:value="37.46" calcext:value-type="float">
            <text:p>37.5</text:p>
          </table:table-cell>
          <table:table-cell table:number-columns-repeated="2" table:style-name="ce35" office:value-type="float" office:value="10.25" calcext:value-type="float">
            <text:p>10.3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9" office:value-type="float" office:value="24.95" calcext:value-type="float">
            <text:p>25.0</text:p>
          </table:table-cell>
          <table:table-cell table:style-name="ce35" office:value-type="float" office:value="24.74" calcext:value-type="float">
            <text:p>24.7</text:p>
          </table:table-cell>
          <table:table-cell table:style-name="ce35" office:value-type="float" office:value="15.31" calcext:value-type="float">
            <text:p>15.3</text:p>
          </table:table-cell>
          <table:table-cell table:style-name="ce35" office:value-type="float" office:value="8.82" calcext:value-type="float">
            <text:p>8.8</text:p>
          </table:table-cell>
          <table:table-cell table:style-name="ce35" office:value-type="float" office:value="39.92" calcext:value-type="float">
            <text:p>39.9</text:p>
          </table:table-cell>
          <table:table-cell table:style-name="ce35" office:value-type="float" office:value="11.28" calcext:value-type="float">
            <text:p>11.3</text:p>
          </table:table-cell>
          <table:table-cell table:style-name="ce35" office:value-type="float" office:value="15.93" calcext:value-type="float">
            <text:p>15.9</text:p>
          </table:table-cell>
          <table:table-cell table:style-name="ce35" office:value-type="float" office:value="23.31" calcext:value-type="float">
            <text:p>23.3</text:p>
          </table:table-cell>
          <table:table-cell table:style-name="ce35" office:value-type="float" office:value="39.71" calcext:value-type="float">
            <text:p>39.7</text:p>
          </table:table-cell>
          <table:table-cell table:style-name="ce35" office:value-type="float" office:value="9.36" calcext:value-type="float">
            <text:p>9.4</text:p>
          </table:table-cell>
          <table:table-cell table:style-name="ce35" office:value-type="float" office:value="10.46" calcext:value-type="float">
            <text:p>10.5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9" office:value-type="float" office:value="30.35" calcext:value-type="float">
            <text:p>30.4</text:p>
          </table:table-cell>
          <table:table-cell table:style-name="ce35" office:value-type="float" office:value="36.84" calcext:value-type="float">
            <text:p>36.8</text:p>
          </table:table-cell>
          <table:table-cell table:style-name="ce35" office:value-type="float" office:value="22.69" calcext:value-type="float">
            <text:p>22.7</text:p>
          </table:table-cell>
          <table:table-cell table:style-name="ce35" office:value-type="float" office:value="10.18" calcext:value-type="float">
            <text:p>10.2</text:p>
          </table:table-cell>
          <table:table-cell table:style-name="ce35" office:value-type="float" office:value="40.94" calcext:value-type="float">
            <text:p>40.9</text:p>
          </table:table-cell>
          <table:table-cell table:style-name="ce35" office:value-type="float" office:value="10.59" calcext:value-type="float">
            <text:p>10.6</text:p>
          </table:table-cell>
          <table:table-cell table:style-name="ce35" office:value-type="float" office:value="17.5" calcext:value-type="float">
            <text:p>17.5</text:p>
          </table:table-cell>
          <table:table-cell table:style-name="ce35" office:value-type="float" office:value="26.73" calcext:value-type="float">
            <text:p>26.7</text:p>
          </table:table-cell>
          <table:table-cell table:style-name="ce35" office:value-type="float" office:value="39.1" calcext:value-type="float">
            <text:p>39.1</text:p>
          </table:table-cell>
          <table:table-cell table:style-name="ce35" office:value-type="float" office:value="11.14" calcext:value-type="float">
            <text:p>11.1</text:p>
          </table:table-cell>
          <table:table-cell table:style-name="ce35" office:value-type="float" office:value="10.25" calcext:value-type="float">
            <text:p>10.3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9" office:value-type="float" office:value="18.32" calcext:value-type="float">
            <text:p>18.3</text:p>
          </table:table-cell>
          <table:table-cell table:style-name="ce35" office:value-type="float" office:value="19.14" calcext:value-type="float">
            <text:p>19.1</text:p>
          </table:table-cell>
          <table:table-cell table:style-name="ce35" office:value-type="float" office:value="12.44" calcext:value-type="float">
            <text:p>12.4</text:p>
          </table:table-cell>
          <table:table-cell table:style-name="ce35" office:value-type="float" office:value="8.95" calcext:value-type="float">
            <text:p>9.0</text:p>
          </table:table-cell>
          <table:table-cell table:style-name="ce35" office:value-type="float" office:value="38.21" calcext:value-type="float">
            <text:p>38.2</text:p>
          </table:table-cell>
          <table:table-cell table:style-name="ce35" office:value-type="float" office:value="9.5" calcext:value-type="float">
            <text:p>9.5</text:p>
          </table:table-cell>
          <table:table-cell table:style-name="ce35" office:value-type="float" office:value="16.06" calcext:value-type="float">
            <text:p>16.1</text:p>
          </table:table-cell>
          <table:table-cell table:style-name="ce35" office:value-type="float" office:value="23.79" calcext:value-type="float">
            <text:p>23.8</text:p>
          </table:table-cell>
          <table:table-cell table:style-name="ce35" office:value-type="float" office:value="35.48" calcext:value-type="float">
            <text:p>35.5</text:p>
          </table:table-cell>
          <table:table-cell table:style-name="ce35" office:value-type="float" office:value="10.32" calcext:value-type="float">
            <text:p>10.3</text:p>
          </table:table-cell>
          <table:table-cell table:style-name="ce35" office:value-type="float" office:value="10.94" calcext:value-type="float">
            <text:p>10.9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9" office:value-type="float" office:value="16.95" calcext:value-type="float">
            <text:p>17.0</text:p>
          </table:table-cell>
          <table:table-cell table:style-name="ce35" office:value-type="float" office:value="18.87" calcext:value-type="float">
            <text:p>18.9</text:p>
          </table:table-cell>
          <table:table-cell table:style-name="ce35" office:value-type="float" office:value="11.62" calcext:value-type="float">
            <text:p>11.6</text:p>
          </table:table-cell>
          <table:table-cell table:style-name="ce35" office:value-type="float" office:value="7.25" calcext:value-type="float">
            <text:p>7.3</text:p>
          </table:table-cell>
          <table:table-cell table:style-name="ce35" office:value-type="float" office:value="33.01" calcext:value-type="float">
            <text:p>33.0</text:p>
          </table:table-cell>
          <table:table-cell table:style-name="ce35" office:value-type="float" office:value="11.96" calcext:value-type="float">
            <text:p>12.0</text:p>
          </table:table-cell>
          <table:table-cell table:style-name="ce35" office:value-type="float" office:value="14.63" calcext:value-type="float">
            <text:p>14.6</text:p>
          </table:table-cell>
          <table:table-cell table:style-name="ce35" office:value-type="float" office:value="22.97" calcext:value-type="float">
            <text:p>23.0</text:p>
          </table:table-cell>
          <table:table-cell table:style-name="ce35" office:value-type="float" office:value="38.69" calcext:value-type="float">
            <text:p>38.7</text:p>
          </table:table-cell>
          <table:table-cell table:style-name="ce35" office:value-type="float" office:value="8.82" calcext:value-type="float">
            <text:p>8.8</text:p>
          </table:table-cell>
          <table:table-cell table:style-name="ce35" office:value-type="float" office:value="9.71" calcext:value-type="float">
            <text:p>9.7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9" office:value-type="float" office:value="23.17" calcext:value-type="float">
            <text:p>23.2</text:p>
          </table:table-cell>
          <table:table-cell table:style-name="ce35" office:value-type="float" office:value="24.13" calcext:value-type="float">
            <text:p>24.1</text:p>
          </table:table-cell>
          <table:table-cell table:style-name="ce35" office:value-type="float" office:value="15.58" calcext:value-type="float">
            <text:p>15.6</text:p>
          </table:table-cell>
          <table:table-cell table:style-name="ce35" office:value-type="float" office:value="8.54" calcext:value-type="float">
            <text:p>8.5</text:p>
          </table:table-cell>
          <table:table-cell table:style-name="ce35" office:value-type="float" office:value="38.07" calcext:value-type="float">
            <text:p>38.1</text:p>
          </table:table-cell>
          <table:table-cell table:style-name="ce35" office:value-type="float" office:value="11.83" calcext:value-type="float">
            <text:p>11.8</text:p>
          </table:table-cell>
          <table:table-cell table:style-name="ce35" office:value-type="float" office:value="15.93" calcext:value-type="float">
            <text:p>15.9</text:p>
          </table:table-cell>
          <table:table-cell table:style-name="ce35" office:value-type="float" office:value="24.54" calcext:value-type="float">
            <text:p>24.5</text:p>
          </table:table-cell>
          <table:table-cell table:style-name="ce35" office:value-type="float" office:value="40.6" calcext:value-type="float">
            <text:p>40.6</text:p>
          </table:table-cell>
          <table:table-cell table:style-name="ce35" office:value-type="float" office:value="9.36" calcext:value-type="float">
            <text:p>9.4</text:p>
          </table:table-cell>
          <table:table-cell table:style-name="ce35" office:value-type="float" office:value="10.25" calcext:value-type="float">
            <text:p>10.3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9" office:value-type="float" office:value="18.11" calcext:value-type="float">
            <text:p>18.1</text:p>
          </table:table-cell>
          <table:table-cell table:style-name="ce35" office:value-type="float" office:value="20.37" calcext:value-type="float">
            <text:p>20.4</text:p>
          </table:table-cell>
          <table:table-cell table:style-name="ce35" office:value-type="float" office:value="14.7" calcext:value-type="float">
            <text:p>14.7</text:p>
          </table:table-cell>
          <table:table-cell table:style-name="ce35" office:value-type="float" office:value="8.54" calcext:value-type="float">
            <text:p>8.5</text:p>
          </table:table-cell>
          <table:table-cell table:style-name="ce35" office:value-type="float" office:value="35.54" calcext:value-type="float">
            <text:p>35.5</text:p>
          </table:table-cell>
          <table:table-cell table:style-name="ce35" office:value-type="float" office:value="10.18" calcext:value-type="float">
            <text:p>10.2</text:p>
          </table:table-cell>
          <table:table-cell table:style-name="ce35" office:value-type="float" office:value="15.45" calcext:value-type="float">
            <text:p>15.5</text:p>
          </table:table-cell>
          <table:table-cell table:style-name="ce35" office:value-type="float" office:value="21.6" calcext:value-type="float">
            <text:p>21.6</text:p>
          </table:table-cell>
          <table:table-cell table:style-name="ce35" office:value-type="float" office:value="36.23" calcext:value-type="float">
            <text:p>36.2</text:p>
          </table:table-cell>
          <table:table-cell table:style-name="ce35" office:value-type="float" office:value="9.77" calcext:value-type="float">
            <text:p>9.8</text:p>
          </table:table-cell>
          <table:table-cell table:style-name="ce35" office:value-type="float" office:value="10.25" calcext:value-type="float">
            <text:p>10.3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9" office:value-type="float" office:value="15.86" calcext:value-type="float">
            <text:p>15.9</text:p>
          </table:table-cell>
          <table:table-cell table:style-name="ce35" office:value-type="float" office:value="17.5" calcext:value-type="float">
            <text:p>17.5</text:p>
          </table:table-cell>
          <table:table-cell table:style-name="ce35" office:value-type="float" office:value="11.76" calcext:value-type="float">
            <text:p>11.8</text:p>
          </table:table-cell>
          <table:table-cell table:style-name="ce35" office:value-type="float" office:value="8.61" calcext:value-type="float">
            <text:p>8.6</text:p>
          </table:table-cell>
          <table:table-cell table:style-name="ce35" office:value-type="float" office:value="32.13" calcext:value-type="float">
            <text:p>32.1</text:p>
          </table:table-cell>
          <table:table-cell table:style-name="ce35" office:value-type="float" office:value="9.64" calcext:value-type="float">
            <text:p>9.6</text:p>
          </table:table-cell>
          <table:table-cell table:style-name="ce35" office:value-type="float" office:value="14.15" calcext:value-type="float">
            <text:p>14.2</text:p>
          </table:table-cell>
          <table:table-cell table:style-name="ce35" office:value-type="float" office:value="23.03" calcext:value-type="float">
            <text:p>23.0</text:p>
          </table:table-cell>
          <table:table-cell table:style-name="ce35" office:value-type="float" office:value="37.39" calcext:value-type="float">
            <text:p>37.4</text:p>
          </table:table-cell>
          <table:table-cell table:style-name="ce35" office:value-type="float" office:value="9.77" calcext:value-type="float">
            <text:p>9.8</text:p>
          </table:table-cell>
          <table:table-cell table:style-name="ce35" office:value-type="float" office:value="10.66" calcext:value-type="float">
            <text:p>10.7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9" office:value-type="float" office:value="30.42" calcext:value-type="float">
            <text:p>30.4</text:p>
          </table:table-cell>
          <table:table-cell table:style-name="ce35" office:value-type="float" office:value="33.97" calcext:value-type="float">
            <text:p>34.0</text:p>
          </table:table-cell>
          <table:table-cell table:style-name="ce35" office:value-type="float" office:value="18.93" calcext:value-type="float">
            <text:p>18.9</text:p>
          </table:table-cell>
          <table:table-cell table:style-name="ce35" office:value-type="float" office:value="9.09" calcext:value-type="float">
            <text:p>9.1</text:p>
          </table:table-cell>
          <table:table-cell table:style-name="ce35" office:value-type="float" office:value="38" calcext:value-type="float">
            <text:p>38.0</text:p>
          </table:table-cell>
          <table:table-cell table:style-name="ce35" office:value-type="float" office:value="11.35" calcext:value-type="float">
            <text:p>11.4</text:p>
          </table:table-cell>
          <table:table-cell table:style-name="ce35" office:value-type="float" office:value="16.13" calcext:value-type="float">
            <text:p>16.1</text:p>
          </table:table-cell>
          <table:table-cell table:style-name="ce35" office:value-type="float" office:value="25.5" calcext:value-type="float">
            <text:p>25.5</text:p>
          </table:table-cell>
          <table:table-cell table:style-name="ce35" office:value-type="float" office:value="40.05" calcext:value-type="float">
            <text:p>40.1</text:p>
          </table:table-cell>
          <table:table-cell table:style-name="ce35" office:value-type="float" office:value="9.84" calcext:value-type="float">
            <text:p>9.8</text:p>
          </table:table-cell>
          <table:table-cell table:style-name="ce35" office:value-type="float" office:value="10.12" calcext:value-type="float">
            <text:p>10.1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9" office:value-type="float" office:value="17.77" calcext:value-type="float">
            <text:p>17.8</text:p>
          </table:table-cell>
          <table:table-cell table:style-name="ce35" office:value-type="float" office:value="20.16" calcext:value-type="float">
            <text:p>20.2</text:p>
          </table:table-cell>
          <table:table-cell table:style-name="ce35" office:value-type="float" office:value="14.22" calcext:value-type="float">
            <text:p>14.2</text:p>
          </table:table-cell>
          <table:table-cell table:style-name="ce35" office:value-type="float" office:value="8.95" calcext:value-type="float">
            <text:p>9.0</text:p>
          </table:table-cell>
          <table:table-cell table:style-name="ce35" office:value-type="float" office:value="31.58" calcext:value-type="float">
            <text:p>31.6</text:p>
          </table:table-cell>
          <table:table-cell table:style-name="ce35" office:value-type="float" office:value="10.25" calcext:value-type="float">
            <text:p>10.3</text:p>
          </table:table-cell>
          <table:table-cell table:style-name="ce35" office:value-type="float" office:value="17.91" calcext:value-type="float">
            <text:p>17.9</text:p>
          </table:table-cell>
          <table:table-cell table:style-name="ce35" office:value-type="float" office:value="25.56" calcext:value-type="float">
            <text:p>25.6</text:p>
          </table:table-cell>
          <table:table-cell table:style-name="ce35" office:value-type="float" office:value="36.09" calcext:value-type="float">
            <text:p>36.1</text:p>
          </table:table-cell>
          <table:table-cell table:style-name="ce35" office:value-type="float" office:value="9.91" calcext:value-type="float">
            <text:p>9.9</text:p>
          </table:table-cell>
          <table:table-cell table:style-name="ce46" office:value-type="float" office:value="11.83" calcext:value-type="float">
            <text:p>11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 table:number-rows-repeated="5">
          <table:table-cell table:style-name="Default" table:number-columns-repeated="1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20" office:value-type="float" office:value="115.5763" calcext:value-type="float">
            <text:p>115.6</text:p>
          </table:table-cell>
          <table:table-cell table:style-name="ce36" office:value-type="float" office:value="83.9539" calcext:value-type="float">
            <text:p>84.0</text:p>
          </table:table-cell>
          <table:table-cell table:style-name="ce36" office:value-type="float" office:value="145.1403" calcext:value-type="float">
            <text:p>145.1</text:p>
          </table:table-cell>
          <table:table-cell table:style-name="ce36" office:value-type="float" office:value="233.2813" calcext:value-type="float">
            <text:p>233.3</text:p>
          </table:table-cell>
          <table:table-cell table:style-name="ce36" office:value-type="float" office:value="290.9324" calcext:value-type="float">
            <text:p>290.9</text:p>
          </table:table-cell>
          <table:table-cell table:style-name="ce36" office:value-type="float" office:value="127.9281" calcext:value-type="float">
            <text:p>127.9</text:p>
          </table:table-cell>
          <table:table-cell table:style-name="ce36" office:value-type="float" office:value="147.903" calcext:value-type="float">
            <text:p>147.9</text:p>
          </table:table-cell>
          <table:table-cell table:style-name="ce36" office:value-type="float" office:value="167.0543" calcext:value-type="float">
            <text:p>167.1</text:p>
          </table:table-cell>
          <table:table-cell table:style-name="ce36" office:value-type="float" office:value="242.1714" calcext:value-type="float">
            <text:p>242.2</text:p>
          </table:table-cell>
          <table:table-cell table:style-name="ce36" office:value-type="float" office:value="129.5549" calcext:value-type="float">
            <text:p>129.6</text:p>
          </table:table-cell>
          <table:table-cell table:style-name="ce36" office:value-type="float" office:value="148.223" calcext:value-type="float">
            <text:p>148.2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21" office:value-type="float" office:value="116.6287" calcext:value-type="float">
            <text:p>116.6</text:p>
          </table:table-cell>
          <table:table-cell table:style-name="ce37" office:value-type="float" office:value="81.2316" calcext:value-type="float">
            <text:p>81.2</text:p>
          </table:table-cell>
          <table:table-cell table:style-name="ce37" office:value-type="float" office:value="144.7692" calcext:value-type="float">
            <text:p>144.8</text:p>
          </table:table-cell>
          <table:table-cell table:style-name="ce37" office:value-type="float" office:value="202.9922" calcext:value-type="float">
            <text:p>203.0</text:p>
          </table:table-cell>
          <table:table-cell table:style-name="ce37" office:value-type="float" office:value="227.1396" calcext:value-type="float">
            <text:p>227.1</text:p>
          </table:table-cell>
          <table:table-cell table:style-name="ce37" office:value-type="float" office:value="134.14" calcext:value-type="float">
            <text:p>134.1</text:p>
          </table:table-cell>
          <table:table-cell table:style-name="ce37" office:value-type="float" office:value="139.8224" calcext:value-type="float">
            <text:p>139.8</text:p>
          </table:table-cell>
          <table:table-cell table:style-name="ce37" office:value-type="float" office:value="112.9381" calcext:value-type="float">
            <text:p>112.9</text:p>
          </table:table-cell>
          <table:table-cell table:style-name="ce37" office:value-type="float" office:value="161.6496" calcext:value-type="float">
            <text:p>161.6</text:p>
          </table:table-cell>
          <table:table-cell table:style-name="ce37" office:value-type="float" office:value="125.8333" calcext:value-type="float">
            <text:p>125.8</text:p>
          </table:table-cell>
          <table:table-cell table:style-name="ce37" office:value-type="float" office:value="147.72" calcext:value-type="float">
            <text:p>147.7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1" office:value-type="float" office:value="117.874" calcext:value-type="float">
            <text:p>117.9</text:p>
          </table:table-cell>
          <table:table-cell table:style-name="ce37" office:value-type="float" office:value="89.2845" calcext:value-type="float">
            <text:p>89.3</text:p>
          </table:table-cell>
          <table:table-cell table:style-name="ce37" office:value-type="float" office:value="153.558" calcext:value-type="float">
            <text:p>153.6</text:p>
          </table:table-cell>
          <table:table-cell table:style-name="ce37" office:value-type="float" office:value="245.124" calcext:value-type="float">
            <text:p>245.1</text:p>
          </table:table-cell>
          <table:table-cell table:style-name="ce37" office:value-type="float" office:value="329.4726" calcext:value-type="float">
            <text:p>329.5</text:p>
          </table:table-cell>
          <table:table-cell table:style-name="ce37" office:value-type="float" office:value="173.3758" calcext:value-type="float">
            <text:p>173.4</text:p>
          </table:table-cell>
          <table:table-cell table:style-name="ce37" office:value-type="float" office:value="188.1717" calcext:value-type="float">
            <text:p>188.2</text:p>
          </table:table-cell>
          <table:table-cell table:style-name="ce37" office:value-type="float" office:value="148.2551" calcext:value-type="float">
            <text:p>148.3</text:p>
          </table:table-cell>
          <table:table-cell table:style-name="ce37" office:value-type="float" office:value="258.4923" calcext:value-type="float">
            <text:p>258.5</text:p>
          </table:table-cell>
          <table:table-cell table:style-name="ce37" office:value-type="float" office:value="136.4161" calcext:value-type="float">
            <text:p>136.4</text:p>
          </table:table-cell>
          <table:table-cell table:style-name="ce37" office:value-type="float" office:value="140.4575" calcext:value-type="float">
            <text:p>140.5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1" office:value-type="float" office:value="92.0023" calcext:value-type="float">
            <text:p>92.0</text:p>
          </table:table-cell>
          <table:table-cell table:style-name="ce37" office:value-type="float" office:value="53.5232" calcext:value-type="float">
            <text:p>53.5</text:p>
          </table:table-cell>
          <table:table-cell table:style-name="ce37" office:value-type="float" office:value="123.9247" calcext:value-type="float">
            <text:p>123.9</text:p>
          </table:table-cell>
          <table:table-cell table:style-name="ce37" office:value-type="float" office:value="191.5772" calcext:value-type="float">
            <text:p>191.6</text:p>
          </table:table-cell>
          <table:table-cell table:style-name="ce37" office:value-type="float" office:value="227.7446" calcext:value-type="float">
            <text:p>227.7</text:p>
          </table:table-cell>
          <table:table-cell table:style-name="ce37" office:value-type="float" office:value="192.9548" calcext:value-type="float">
            <text:p>193.0</text:p>
          </table:table-cell>
          <table:table-cell table:style-name="ce37" office:value-type="float" office:value="137.7383" calcext:value-type="float">
            <text:p>137.7</text:p>
          </table:table-cell>
          <table:table-cell table:style-name="ce37" office:value-type="float" office:value="216.8338" calcext:value-type="float">
            <text:p>216.8</text:p>
          </table:table-cell>
          <table:table-cell table:style-name="ce37" office:value-type="float" office:value="273.9283" calcext:value-type="float">
            <text:p>273.9</text:p>
          </table:table-cell>
          <table:table-cell table:style-name="ce37" office:value-type="float" office:value="112.6626" calcext:value-type="float">
            <text:p>112.7</text:p>
          </table:table-cell>
          <table:table-cell table:style-name="ce37" office:value-type="float" office:value="139.4467" calcext:value-type="float">
            <text:p>139.4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1" office:value-type="float" office:value="102.153" calcext:value-type="float">
            <text:p>102.2</text:p>
          </table:table-cell>
          <table:table-cell table:style-name="ce37" office:value-type="float" office:value="91.175" calcext:value-type="float">
            <text:p>91.2</text:p>
          </table:table-cell>
          <table:table-cell table:style-name="ce37" office:value-type="float" office:value="166.1813" calcext:value-type="float">
            <text:p>166.2</text:p>
          </table:table-cell>
          <table:table-cell table:style-name="ce37" office:value-type="float" office:value="178.0916" calcext:value-type="float">
            <text:p>178.1</text:p>
          </table:table-cell>
          <table:table-cell table:style-name="ce37" office:value-type="float" office:value="212.0912" calcext:value-type="float">
            <text:p>212.1</text:p>
          </table:table-cell>
          <table:table-cell table:style-name="ce37" office:value-type="float" office:value="100.0216" calcext:value-type="float">
            <text:p>100.0</text:p>
          </table:table-cell>
          <table:table-cell table:style-name="ce37" office:value-type="float" office:value="126.0681" calcext:value-type="float">
            <text:p>126.1</text:p>
          </table:table-cell>
          <table:table-cell table:style-name="ce37" office:value-type="float" office:value="88.5431" calcext:value-type="float">
            <text:p>88.5</text:p>
          </table:table-cell>
          <table:table-cell table:style-name="ce37" office:value-type="float" office:value="157.9037" calcext:value-type="float">
            <text:p>157.9</text:p>
          </table:table-cell>
          <table:table-cell table:style-name="ce37" office:value-type="float" office:value="113.6954" calcext:value-type="float">
            <text:p>113.7</text:p>
          </table:table-cell>
          <table:table-cell table:style-name="ce37" office:value-type="float" office:value="137.95" calcext:value-type="float">
            <text:p>138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1" office:value-type="float" office:value="167.4032" calcext:value-type="float">
            <text:p>167.4</text:p>
          </table:table-cell>
          <table:table-cell table:style-name="ce37" office:value-type="float" office:value="134.4384" calcext:value-type="float">
            <text:p>134.4</text:p>
          </table:table-cell>
          <table:table-cell table:style-name="ce37" office:value-type="float" office:value="239.6765" calcext:value-type="float">
            <text:p>239.7</text:p>
          </table:table-cell>
          <table:table-cell table:style-name="ce37" office:value-type="float" office:value="320.2736" calcext:value-type="float">
            <text:p>320.3</text:p>
          </table:table-cell>
          <table:table-cell table:style-name="ce37" office:value-type="float" office:value="410.5963" calcext:value-type="float">
            <text:p>410.6</text:p>
          </table:table-cell>
          <table:table-cell table:style-name="ce37" office:value-type="float" office:value="501.3257" calcext:value-type="float">
            <text:p>501.3</text:p>
          </table:table-cell>
          <table:table-cell table:style-name="ce37" office:value-type="float" office:value="190.6495" calcext:value-type="float">
            <text:p>190.6</text:p>
          </table:table-cell>
          <table:table-cell table:style-name="ce37" office:value-type="float" office:value="152.753" calcext:value-type="float">
            <text:p>152.8</text:p>
          </table:table-cell>
          <table:table-cell table:style-name="ce37" office:value-type="float" office:value="293.2208" calcext:value-type="float">
            <text:p>293.2</text:p>
          </table:table-cell>
          <table:table-cell table:style-name="ce37" office:value-type="float" office:value="161.3876" calcext:value-type="float">
            <text:p>161.4</text:p>
          </table:table-cell>
          <table:table-cell table:style-name="ce37" office:value-type="float" office:value="152.9789" calcext:value-type="float">
            <text:p>153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21" office:value-type="float" office:value="136.2891" calcext:value-type="float">
            <text:p>136.3</text:p>
          </table:table-cell>
          <table:table-cell table:style-name="ce37" office:value-type="float" office:value="93.6572" calcext:value-type="float">
            <text:p>93.7</text:p>
          </table:table-cell>
          <table:table-cell table:style-name="ce37" office:value-type="float" office:value="159.1974" calcext:value-type="float">
            <text:p>159.2</text:p>
          </table:table-cell>
          <table:table-cell table:style-name="ce37" office:value-type="float" office:value="252.088" calcext:value-type="float">
            <text:p>252.1</text:p>
          </table:table-cell>
          <table:table-cell table:style-name="ce37" office:value-type="float" office:value="346.4039" calcext:value-type="float">
            <text:p>346.4</text:p>
          </table:table-cell>
          <table:table-cell table:style-name="ce37" office:value-type="float" office:value="104.9075" calcext:value-type="float">
            <text:p>104.9</text:p>
          </table:table-cell>
          <table:table-cell table:style-name="ce37" office:value-type="float" office:value="156.4335" calcext:value-type="float">
            <text:p>156.4</text:p>
          </table:table-cell>
          <table:table-cell table:style-name="ce37" office:value-type="float" office:value="178.3705" calcext:value-type="float">
            <text:p>178.4</text:p>
          </table:table-cell>
          <table:table-cell table:style-name="ce37" office:value-type="float" office:value="288.6498" calcext:value-type="float">
            <text:p>288.6</text:p>
          </table:table-cell>
          <table:table-cell table:style-name="ce37" office:value-type="float" office:value="139.6423" calcext:value-type="float">
            <text:p>139.6</text:p>
          </table:table-cell>
          <table:table-cell table:style-name="ce37" office:value-type="float" office:value="143.8733" calcext:value-type="float">
            <text:p>143.9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1" office:value-type="float" office:value="124.0226" calcext:value-type="float">
            <text:p>124.0</text:p>
          </table:table-cell>
          <table:table-cell table:style-name="ce37" office:value-type="float" office:value="95.7047" calcext:value-type="float">
            <text:p>95.7</text:p>
          </table:table-cell>
          <table:table-cell table:style-name="ce37" office:value-type="float" office:value="140.2791" calcext:value-type="float">
            <text:p>140.3</text:p>
          </table:table-cell>
          <table:table-cell table:style-name="ce37" office:value-type="float" office:value="217.52" calcext:value-type="float">
            <text:p>217.5</text:p>
          </table:table-cell>
          <table:table-cell table:style-name="ce37" office:value-type="float" office:value="258.3596" calcext:value-type="float">
            <text:p>258.4</text:p>
          </table:table-cell>
          <table:table-cell table:style-name="ce37" office:value-type="float" office:value="105.2886" calcext:value-type="float">
            <text:p>105.3</text:p>
          </table:table-cell>
          <table:table-cell table:style-name="ce37" office:value-type="float" office:value="131.1416" calcext:value-type="float">
            <text:p>131.1</text:p>
          </table:table-cell>
          <table:table-cell table:style-name="ce37" office:value-type="float" office:value="156.2658" calcext:value-type="float">
            <text:p>156.3</text:p>
          </table:table-cell>
          <table:table-cell table:style-name="ce37" office:value-type="float" office:value="149.0415" calcext:value-type="float">
            <text:p>149.0</text:p>
          </table:table-cell>
          <table:table-cell table:style-name="ce37" office:value-type="float" office:value="131.007" calcext:value-type="float">
            <text:p>131.0</text:p>
          </table:table-cell>
          <table:table-cell table:style-name="ce37" office:value-type="float" office:value="146.0067" calcext:value-type="float">
            <text:p>146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1" office:value-type="float" office:value="122.4569" calcext:value-type="float">
            <text:p>122.5</text:p>
          </table:table-cell>
          <table:table-cell table:style-name="ce37" office:value-type="float" office:value="110.1992" calcext:value-type="float">
            <text:p>110.2</text:p>
          </table:table-cell>
          <table:table-cell table:style-name="ce37" office:value-type="float" office:value="183.2791" calcext:value-type="float">
            <text:p>183.3</text:p>
          </table:table-cell>
          <table:table-cell table:style-name="ce37" office:value-type="float" office:value="199.3571" calcext:value-type="float">
            <text:p>199.4</text:p>
          </table:table-cell>
          <table:table-cell table:style-name="ce37" office:value-type="float" office:value="294.9979" calcext:value-type="float">
            <text:p>295.0</text:p>
          </table:table-cell>
          <table:table-cell table:style-name="ce37" office:value-type="float" office:value="97.8298" calcext:value-type="float">
            <text:p>97.8</text:p>
          </table:table-cell>
          <table:table-cell table:style-name="ce37" office:value-type="float" office:value="154.0338" calcext:value-type="float">
            <text:p>154.0</text:p>
          </table:table-cell>
          <table:table-cell table:style-name="ce37" office:value-type="float" office:value="92.6053" calcext:value-type="float">
            <text:p>92.6</text:p>
          </table:table-cell>
          <table:table-cell table:style-name="ce37" office:value-type="float" office:value="172.0201" calcext:value-type="float">
            <text:p>172.0</text:p>
          </table:table-cell>
          <table:table-cell table:style-name="ce37" office:value-type="float" office:value="122.5804" calcext:value-type="float">
            <text:p>122.6</text:p>
          </table:table-cell>
          <table:table-cell table:style-name="ce37" office:value-type="float" office:value="144.6026" calcext:value-type="float">
            <text:p>144.6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1" office:value-type="float" office:value="104.8427" calcext:value-type="float">
            <text:p>104.8</text:p>
          </table:table-cell>
          <table:table-cell table:style-name="ce37" office:value-type="float" office:value="62.6962" calcext:value-type="float">
            <text:p>62.7</text:p>
          </table:table-cell>
          <table:table-cell table:style-name="ce37" office:value-type="float" office:value="144.9892" calcext:value-type="float">
            <text:p>145.0</text:p>
          </table:table-cell>
          <table:table-cell table:style-name="ce37" office:value-type="float" office:value="201.8346" calcext:value-type="float">
            <text:p>201.8</text:p>
          </table:table-cell>
          <table:table-cell table:style-name="ce37" office:value-type="float" office:value="350.1745" calcext:value-type="float">
            <text:p>350.2</text:p>
          </table:table-cell>
          <table:table-cell table:style-name="ce37" office:value-type="float" office:value="177.994" calcext:value-type="float">
            <text:p>178.0</text:p>
          </table:table-cell>
          <table:table-cell table:style-name="ce37" office:value-type="float" office:value="201.0169" calcext:value-type="float">
            <text:p>201.0</text:p>
          </table:table-cell>
          <table:table-cell table:style-name="ce37" office:value-type="float" office:value="284.5818" calcext:value-type="float">
            <text:p>284.6</text:p>
          </table:table-cell>
          <table:table-cell table:style-name="ce37" office:value-type="float" office:value="313.401" calcext:value-type="float">
            <text:p>313.4</text:p>
          </table:table-cell>
          <table:table-cell table:style-name="ce37" office:value-type="float" office:value="133.6528" calcext:value-type="float">
            <text:p>133.7</text:p>
          </table:table-cell>
          <table:table-cell table:style-name="ce37" office:value-type="float" office:value="143.8649" calcext:value-type="float">
            <text:p>143.9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1" office:value-type="float" office:value="73.3808" calcext:value-type="float">
            <text:p>73.4</text:p>
          </table:table-cell>
          <table:table-cell table:style-name="ce37" office:value-type="float" office:value="59.8237" calcext:value-type="float">
            <text:p>59.8</text:p>
          </table:table-cell>
          <table:table-cell table:style-name="ce37" office:value-type="float" office:value="105.2308" calcext:value-type="float">
            <text:p>105.2</text:p>
          </table:table-cell>
          <table:table-cell table:style-name="ce37" office:value-type="float" office:value="137.2137" calcext:value-type="float">
            <text:p>137.2</text:p>
          </table:table-cell>
          <table:table-cell table:style-name="ce37" office:value-type="float" office:value="246.3203" calcext:value-type="float">
            <text:p>246.3</text:p>
          </table:table-cell>
          <table:table-cell table:style-name="ce37" office:value-type="float" office:value="91.5867" calcext:value-type="float">
            <text:p>91.6</text:p>
          </table:table-cell>
          <table:table-cell table:style-name="ce37" office:value-type="float" office:value="86.084" calcext:value-type="float">
            <text:p>86.1</text:p>
          </table:table-cell>
          <table:table-cell table:style-name="ce37" office:value-type="float" office:value="72.2807" calcext:value-type="float">
            <text:p>72.3</text:p>
          </table:table-cell>
          <table:table-cell table:style-name="ce37" office:value-type="float" office:value="137.2102" calcext:value-type="float">
            <text:p>137.2</text:p>
          </table:table-cell>
          <table:table-cell table:style-name="ce37" office:value-type="float" office:value="97.9448" calcext:value-type="float">
            <text:p>97.9</text:p>
          </table:table-cell>
          <table:table-cell table:style-name="ce47" office:value-type="float" office:value="248.6127" calcext:value-type="float">
            <text:p>248.6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 table:number-rows-repeated="5">
          <table:table-cell table:style-name="Default" table:number-columns-repeated="1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22" office:value-type="float" office:value="83.46782" calcext:value-type="float">
            <text:p>83.5</text:p>
          </table:table-cell>
          <table:table-cell table:style-name="ce38" office:value-type="float" office:value="78.3951316667" calcext:value-type="float">
            <text:p>78.4</text:p>
          </table:table-cell>
          <table:table-cell table:style-name="ce38" office:value-type="float" office:value="98.276915" calcext:value-type="float">
            <text:p>98.3</text:p>
          </table:table-cell>
          <table:table-cell table:style-name="ce38" office:value-type="float" office:value="78.0348833333" calcext:value-type="float">
            <text:p>78.0</text:p>
          </table:table-cell>
          <table:table-cell table:style-name="ce38" office:value-type="float" office:value="58.366355" calcext:value-type="float">
            <text:p>58.4</text:p>
          </table:table-cell>
          <table:table-cell table:style-name="ce38" office:value-type="float" office:value="83.747775" calcext:value-type="float">
            <text:p>83.7</text:p>
          </table:table-cell>
          <table:table-cell table:style-name="ce38" office:value-type="float" office:value="101.947081667" calcext:value-type="float">
            <text:p>101.9</text:p>
          </table:table-cell>
          <table:table-cell table:style-name="ce38" office:value-type="float" office:value="79.47989" calcext:value-type="float">
            <text:p>79.5</text:p>
          </table:table-cell>
          <table:table-cell table:style-name="ce38" office:value-type="float" office:value="110.06395" calcext:value-type="float">
            <text:p>110.1</text:p>
          </table:table-cell>
          <table:table-cell table:style-name="ce38" office:value-type="float" office:value="97.1594" calcext:value-type="float">
            <text:p>97.2</text:p>
          </table:table-cell>
          <table:table-cell table:style-name="ce38" office:value-type="float" office:value="75.2473983333" calcext:value-type="float">
            <text:p>75.2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23" office:value-type="float" office:value="97.1503683333" calcext:value-type="float">
            <text:p>97.2</text:p>
          </table:table-cell>
          <table:table-cell table:style-name="ce39" office:value-type="float" office:value="92.2392183333" calcext:value-type="float">
            <text:p>92.2</text:p>
          </table:table-cell>
          <table:table-cell table:style-name="ce39" office:value-type="float" office:value="96.5748083333" calcext:value-type="float">
            <text:p>96.6</text:p>
          </table:table-cell>
          <table:table-cell table:style-name="ce39" office:value-type="float" office:value="78.099755" calcext:value-type="float">
            <text:p>78.1</text:p>
          </table:table-cell>
          <table:table-cell table:style-name="ce39" office:value-type="float" office:value="67.9085716667" calcext:value-type="float">
            <text:p>67.9</text:p>
          </table:table-cell>
          <table:table-cell table:style-name="ce39" office:value-type="float" office:value="96.8340216667" calcext:value-type="float">
            <text:p>96.8</text:p>
          </table:table-cell>
          <table:table-cell table:style-name="ce39" office:value-type="float" office:value="101.2044" calcext:value-type="float">
            <text:p>101.2</text:p>
          </table:table-cell>
          <table:table-cell table:style-name="ce39" office:value-type="float" office:value="95.8316783333" calcext:value-type="float">
            <text:p>95.8</text:p>
          </table:table-cell>
          <table:table-cell table:style-name="ce39" office:value-type="float" office:value="125.387591667" calcext:value-type="float">
            <text:p>125.4</text:p>
          </table:table-cell>
          <table:table-cell table:style-name="ce39" office:value-type="float" office:value="100.954766667" calcext:value-type="float">
            <text:p>101.0</text:p>
          </table:table-cell>
          <table:table-cell table:style-name="ce39" office:value-type="float" office:value="75.680455" calcext:value-type="float">
            <text:p>75.7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3" office:value-type="float" office:value="68.2348766667" calcext:value-type="float">
            <text:p>68.2</text:p>
          </table:table-cell>
          <table:table-cell table:style-name="ce39" office:value-type="float" office:value="65.386275" calcext:value-type="float">
            <text:p>65.4</text:p>
          </table:table-cell>
          <table:table-cell table:style-name="ce39" office:value-type="float" office:value="97.8141" calcext:value-type="float">
            <text:p>97.8</text:p>
          </table:table-cell>
          <table:table-cell table:style-name="ce39" office:value-type="float" office:value="67.5994833333" calcext:value-type="float">
            <text:p>67.6</text:p>
          </table:table-cell>
          <table:table-cell table:style-name="ce39" office:value-type="float" office:value="47.5890066667" calcext:value-type="float">
            <text:p>47.6</text:p>
          </table:table-cell>
          <table:table-cell table:style-name="ce39" office:value-type="float" office:value="76.5762633333" calcext:value-type="float">
            <text:p>76.6</text:p>
          </table:table-cell>
          <table:table-cell table:style-name="ce39" office:value-type="float" office:value="94.12005" calcext:value-type="float">
            <text:p>94.1</text:p>
          </table:table-cell>
          <table:table-cell table:style-name="ce39" office:value-type="float" office:value="60.8546383333" calcext:value-type="float">
            <text:p>60.9</text:p>
          </table:table-cell>
          <table:table-cell table:style-name="ce39" office:value-type="float" office:value="101.013138333" calcext:value-type="float">
            <text:p>101.0</text:p>
          </table:table-cell>
          <table:table-cell table:style-name="ce39" office:value-type="float" office:value="80.9550483333" calcext:value-type="float">
            <text:p>81.0</text:p>
          </table:table-cell>
          <table:table-cell table:style-name="ce39" office:value-type="float" office:value="62.220555" calcext:value-type="float">
            <text:p>62.2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3" office:value-type="float" office:value="72.9107433333" calcext:value-type="float">
            <text:p>72.9</text:p>
          </table:table-cell>
          <table:table-cell table:style-name="ce39" office:value-type="float" office:value="59.3943533333" calcext:value-type="float">
            <text:p>59.4</text:p>
          </table:table-cell>
          <table:table-cell table:style-name="ce39" office:value-type="float" office:value="106.773071667" calcext:value-type="float">
            <text:p>106.8</text:p>
          </table:table-cell>
          <table:table-cell table:style-name="ce39" office:value-type="float" office:value="71.1865883333" calcext:value-type="float">
            <text:p>71.2</text:p>
          </table:table-cell>
          <table:table-cell table:style-name="ce39" office:value-type="float" office:value="52.6693516667" calcext:value-type="float">
            <text:p>52.7</text:p>
          </table:table-cell>
          <table:table-cell table:style-name="ce39" office:value-type="float" office:value="75.808365" calcext:value-type="float">
            <text:p>75.8</text:p>
          </table:table-cell>
          <table:table-cell table:style-name="ce39" office:value-type="float" office:value="93.95377" calcext:value-type="float">
            <text:p>94.0</text:p>
          </table:table-cell>
          <table:table-cell table:style-name="ce39" office:value-type="float" office:value="69.44728" calcext:value-type="float">
            <text:p>69.4</text:p>
          </table:table-cell>
          <table:table-cell table:style-name="ce39" office:value-type="float" office:value="114.10563" calcext:value-type="float">
            <text:p>114.1</text:p>
          </table:table-cell>
          <table:table-cell table:style-name="ce39" office:value-type="float" office:value="93.2148666667" calcext:value-type="float">
            <text:p>93.2</text:p>
          </table:table-cell>
          <table:table-cell table:style-name="ce39" office:value-type="float" office:value="62.0072116667" calcext:value-type="float">
            <text:p>62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3" office:value-type="float" office:value="97.5608516667" calcext:value-type="float">
            <text:p>97.6</text:p>
          </table:table-cell>
          <table:table-cell table:style-name="ce39" office:value-type="float" office:value="92.9853983333" calcext:value-type="float">
            <text:p>93.0</text:p>
          </table:table-cell>
          <table:table-cell table:style-name="ce39" office:value-type="float" office:value="96.6424816667" calcext:value-type="float">
            <text:p>96.6</text:p>
          </table:table-cell>
          <table:table-cell table:style-name="ce39" office:value-type="float" office:value="85.4842883333" calcext:value-type="float">
            <text:p>85.5</text:p>
          </table:table-cell>
          <table:table-cell table:style-name="ce39" office:value-type="float" office:value="84.591845" calcext:value-type="float">
            <text:p>84.6</text:p>
          </table:table-cell>
          <table:table-cell table:style-name="ce39" office:value-type="float" office:value="92.6604916667" calcext:value-type="float">
            <text:p>92.7</text:p>
          </table:table-cell>
          <table:table-cell table:style-name="ce39" office:value-type="float" office:value="114.083128333" calcext:value-type="float">
            <text:p>114.1</text:p>
          </table:table-cell>
          <table:table-cell table:style-name="ce39" office:value-type="float" office:value="100.377351667" calcext:value-type="float">
            <text:p>100.4</text:p>
          </table:table-cell>
          <table:table-cell table:style-name="ce39" office:value-type="float" office:value="124.395776667" calcext:value-type="float">
            <text:p>124.4</text:p>
          </table:table-cell>
          <table:table-cell table:style-name="ce39" office:value-type="float" office:value="101.942616667" calcext:value-type="float">
            <text:p>101.9</text:p>
          </table:table-cell>
          <table:table-cell table:style-name="ce39" office:value-type="float" office:value="76.3929783333" calcext:value-type="float">
            <text:p>76.4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3" office:value-type="float" office:value="78.09002" calcext:value-type="float">
            <text:p>78.1</text:p>
          </table:table-cell>
          <table:table-cell table:style-name="ce39" office:value-type="float" office:value="72.1862616667" calcext:value-type="float">
            <text:p>72.2</text:p>
          </table:table-cell>
          <table:table-cell table:style-name="ce39" office:value-type="float" office:value="91.2861083333" calcext:value-type="float">
            <text:p>91.3</text:p>
          </table:table-cell>
          <table:table-cell table:style-name="ce39" office:value-type="float" office:value="71.4658966667" calcext:value-type="float">
            <text:p>71.5</text:p>
          </table:table-cell>
          <table:table-cell table:style-name="ce39" office:value-type="float" office:value="55.9858766667" calcext:value-type="float">
            <text:p>56.0</text:p>
          </table:table-cell>
          <table:table-cell table:style-name="ce39" office:value-type="float" office:value="75.1384383333" calcext:value-type="float">
            <text:p>75.1</text:p>
          </table:table-cell>
          <table:table-cell table:style-name="ce39" office:value-type="float" office:value="103.643621667" calcext:value-type="float">
            <text:p>103.6</text:p>
          </table:table-cell>
          <table:table-cell table:style-name="ce39" office:value-type="float" office:value="78.1702733333" calcext:value-type="float">
            <text:p>78.2</text:p>
          </table:table-cell>
          <table:table-cell table:style-name="ce39" office:value-type="float" office:value="110.264148333" calcext:value-type="float">
            <text:p>110.3</text:p>
          </table:table-cell>
          <table:table-cell table:style-name="ce39" office:value-type="float" office:value="79.1775316667" calcext:value-type="float">
            <text:p>79.2</text:p>
          </table:table-cell>
          <table:table-cell table:style-name="ce39" office:value-type="float" office:value="68.8002466667" calcext:value-type="float">
            <text:p>68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23" office:value-type="float" office:value="71.2254516667" calcext:value-type="float">
            <text:p>71.2</text:p>
          </table:table-cell>
          <table:table-cell table:style-name="ce39" office:value-type="float" office:value="55.8172666667" calcext:value-type="float">
            <text:p>55.8</text:p>
          </table:table-cell>
          <table:table-cell table:style-name="ce39" office:value-type="float" office:value="98.2590566667" calcext:value-type="float">
            <text:p>98.3</text:p>
          </table:table-cell>
          <table:table-cell table:style-name="ce39" office:value-type="float" office:value="74.1872933333" calcext:value-type="float">
            <text:p>74.2</text:p>
          </table:table-cell>
          <table:table-cell table:style-name="ce39" office:value-type="float" office:value="45.252905" calcext:value-type="float">
            <text:p>45.3</text:p>
          </table:table-cell>
          <table:table-cell table:style-name="ce39" office:value-type="float" office:value="74.8287083333" calcext:value-type="float">
            <text:p>74.8</text:p>
          </table:table-cell>
          <table:table-cell table:style-name="ce39" office:value-type="float" office:value="98.6126966667" calcext:value-type="float">
            <text:p>98.6</text:p>
          </table:table-cell>
          <table:table-cell table:style-name="ce39" office:value-type="float" office:value="64.0779983333" calcext:value-type="float">
            <text:p>64.1</text:p>
          </table:table-cell>
          <table:table-cell table:style-name="ce39" office:value-type="float" office:value="98.0043266667" calcext:value-type="float">
            <text:p>98.0</text:p>
          </table:table-cell>
          <table:table-cell table:style-name="ce39" office:value-type="float" office:value="78.724915" calcext:value-type="float">
            <text:p>78.7</text:p>
          </table:table-cell>
          <table:table-cell table:style-name="ce39" office:value-type="float" office:value="61.8353" calcext:value-type="float">
            <text:p>61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3" office:value-type="float" office:value="97.4186916667" calcext:value-type="float">
            <text:p>97.4</text:p>
          </table:table-cell>
          <table:table-cell table:style-name="ce39" office:value-type="float" office:value="81.7710466667" calcext:value-type="float">
            <text:p>81.8</text:p>
          </table:table-cell>
          <table:table-cell table:style-name="ce39" office:value-type="float" office:value="102.586418333" calcext:value-type="float">
            <text:p>102.6</text:p>
          </table:table-cell>
          <table:table-cell table:style-name="ce39" office:value-type="float" office:value="82.81452" calcext:value-type="float">
            <text:p>82.8</text:p>
          </table:table-cell>
          <table:table-cell table:style-name="ce39" office:value-type="float" office:value="66.12377" calcext:value-type="float">
            <text:p>66.1</text:p>
          </table:table-cell>
          <table:table-cell table:style-name="ce39" office:value-type="float" office:value="86.5146316667" calcext:value-type="float">
            <text:p>86.5</text:p>
          </table:table-cell>
          <table:table-cell table:style-name="ce39" office:value-type="float" office:value="107.331873333" calcext:value-type="float">
            <text:p>107.3</text:p>
          </table:table-cell>
          <table:table-cell table:style-name="ce39" office:value-type="float" office:value="92.8282233333" calcext:value-type="float">
            <text:p>92.8</text:p>
          </table:table-cell>
          <table:table-cell table:style-name="ce39" office:value-type="float" office:value="120.873258333" calcext:value-type="float">
            <text:p>120.9</text:p>
          </table:table-cell>
          <table:table-cell table:style-name="ce39" office:value-type="float" office:value="96.7554433333" calcext:value-type="float">
            <text:p>96.8</text:p>
          </table:table-cell>
          <table:table-cell table:style-name="ce39" office:value-type="float" office:value="75.7584116667" calcext:value-type="float">
            <text:p>75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3" office:value-type="float" office:value="83.28431" calcext:value-type="float">
            <text:p>83.3</text:p>
          </table:table-cell>
          <table:table-cell table:style-name="ce39" office:value-type="float" office:value="86.431895" calcext:value-type="float">
            <text:p>86.4</text:p>
          </table:table-cell>
          <table:table-cell table:style-name="ce39" office:value-type="float" office:value="101.14623" calcext:value-type="float">
            <text:p>101.1</text:p>
          </table:table-cell>
          <table:table-cell table:style-name="ce39" office:value-type="float" office:value="83.7255166667" calcext:value-type="float">
            <text:p>83.7</text:p>
          </table:table-cell>
          <table:table-cell table:style-name="ce39" office:value-type="float" office:value="67.6775283333" calcext:value-type="float">
            <text:p>67.7</text:p>
          </table:table-cell>
          <table:table-cell table:style-name="ce39" office:value-type="float" office:value="92.41312" calcext:value-type="float">
            <text:p>92.4</text:p>
          </table:table-cell>
          <table:table-cell table:style-name="ce39" office:value-type="float" office:value="103.916706667" calcext:value-type="float">
            <text:p>103.9</text:p>
          </table:table-cell>
          <table:table-cell table:style-name="ce39" office:value-type="float" office:value="95.6916666667" calcext:value-type="float">
            <text:p>95.7</text:p>
          </table:table-cell>
          <table:table-cell table:style-name="ce39" office:value-type="float" office:value="117.949753333" calcext:value-type="float">
            <text:p>117.9</text:p>
          </table:table-cell>
          <table:table-cell table:style-name="ce39" office:value-type="float" office:value="85.4399766667" calcext:value-type="float">
            <text:p>85.4</text:p>
          </table:table-cell>
          <table:table-cell table:style-name="ce39" office:value-type="float" office:value="75.984615" calcext:value-type="float">
            <text:p>76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3" office:value-type="float" office:value="51.63057" calcext:value-type="float">
            <text:p>51.6</text:p>
          </table:table-cell>
          <table:table-cell table:style-name="ce39" office:value-type="float" office:value="48.0440516667" calcext:value-type="float">
            <text:p>48.0</text:p>
          </table:table-cell>
          <table:table-cell table:style-name="ce39" office:value-type="float" office:value="90.816095" calcext:value-type="float">
            <text:p>90.8</text:p>
          </table:table-cell>
          <table:table-cell table:style-name="ce39" office:value-type="float" office:value="61.3781583333" calcext:value-type="float">
            <text:p>61.4</text:p>
          </table:table-cell>
          <table:table-cell table:style-name="ce39" office:value-type="float" office:value="40.447245" calcext:value-type="float">
            <text:p>40.4</text:p>
          </table:table-cell>
          <table:table-cell table:style-name="ce39" office:value-type="float" office:value="72.2195783333" calcext:value-type="float">
            <text:p>72.2</text:p>
          </table:table-cell>
          <table:table-cell table:style-name="ce39" office:value-type="float" office:value="90.5062366667" calcext:value-type="float">
            <text:p>90.5</text:p>
          </table:table-cell>
          <table:table-cell table:style-name="ce39" office:value-type="float" office:value="60.848235" calcext:value-type="float">
            <text:p>60.8</text:p>
          </table:table-cell>
          <table:table-cell table:style-name="ce39" office:value-type="float" office:value="96.93829" calcext:value-type="float">
            <text:p>96.9</text:p>
          </table:table-cell>
          <table:table-cell table:style-name="ce39" office:value-type="float" office:value="71.737905" calcext:value-type="float">
            <text:p>71.7</text:p>
          </table:table-cell>
          <table:table-cell table:style-name="ce39" office:value-type="float" office:value="61.7915766667" calcext:value-type="float">
            <text:p>61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3" office:value-type="float" office:value="86.395885" calcext:value-type="float">
            <text:p>86.4</text:p>
          </table:table-cell>
          <table:table-cell table:style-name="ce39" office:value-type="float" office:value="73.805385" calcext:value-type="float">
            <text:p>73.8</text:p>
          </table:table-cell>
          <table:table-cell table:style-name="ce39" office:value-type="float" office:value="104.531178333" calcext:value-type="float">
            <text:p>104.5</text:p>
          </table:table-cell>
          <table:table-cell table:style-name="ce39" office:value-type="float" office:value="77.2000516667" calcext:value-type="float">
            <text:p>77.2</text:p>
          </table:table-cell>
          <table:table-cell table:style-name="ce39" office:value-type="float" office:value="61.7547333333" calcext:value-type="float">
            <text:p>61.8</text:p>
          </table:table-cell>
          <table:table-cell table:style-name="ce39" office:value-type="float" office:value="84.1742216667" calcext:value-type="float">
            <text:p>84.2</text:p>
          </table:table-cell>
          <table:table-cell table:style-name="ce39" office:value-type="float" office:value="111.59895" calcext:value-type="float">
            <text:p>111.6</text:p>
          </table:table-cell>
          <table:table-cell table:style-name="ce39" office:value-type="float" office:value="87.4114533333" calcext:value-type="float">
            <text:p>87.4</text:p>
          </table:table-cell>
          <table:table-cell table:style-name="ce39" office:value-type="float" office:value="113.719495" calcext:value-type="float">
            <text:p>113.7</text:p>
          </table:table-cell>
          <table:table-cell table:style-name="ce39" office:value-type="float" office:value="92.1258166667" calcext:value-type="float">
            <text:p>92.1</text:p>
          </table:table-cell>
          <table:table-cell table:style-name="ce48" office:value-type="float" office:value="74.5908283333" calcext:value-type="float">
            <text:p>74.6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24" table:formula="of:=[.V48]" office:value-type="float" office:value="59.6994032303495" calcext:value-type="float">
            <text:p>59.7</text:p>
          </table:table-cell>
          <table:table-cell table:style-name="ce24" table:formula="of:=[.W48]" office:value-type="float" office:value="67.2892602492824" calcext:value-type="float">
            <text:p>67.3</text:p>
          </table:table-cell>
          <table:table-cell table:style-name="ce24" table:formula="of:=[.X48]" office:value-type="float" office:value="44.9294711829472" calcext:value-type="float">
            <text:p>44.9</text:p>
          </table:table-cell>
          <table:table-cell table:style-name="ce24" table:formula="of:=[.Y48]" office:value-type="float" office:value="40.0194267122414" calcext:value-type="float">
            <text:p>40.0</text:p>
          </table:table-cell>
          <table:table-cell table:style-name="ce24" table:formula="of:=[.Z48]" office:value-type="float" office:value="73.81167726845" calcext:value-type="float">
            <text:p>73.8</text:p>
          </table:table-cell>
          <table:table-cell table:style-name="ce24" table:formula="of:=[.AA48]" office:value-type="float" office:value="48.2515799660017" calcext:value-type="float">
            <text:p>48.3</text:p>
          </table:table-cell>
          <table:table-cell table:style-name="ce24" table:formula="of:=[.AB48]" office:value-type="float" office:value="44.3619911119682" calcext:value-type="float">
            <text:p>44.4</text:p>
          </table:table-cell>
          <table:table-cell table:style-name="ce24" table:formula="of:=[.AC48]" office:value-type="float" office:value="59.391536337557" calcext:value-type="float">
            <text:p>59.4</text:p>
          </table:table-cell>
          <table:table-cell table:style-name="ce24" table:formula="of:=[.AD48]" office:value-type="float" office:value="56.0058038588274" calcext:value-type="float">
            <text:p>56.0</text:p>
          </table:table-cell>
          <table:table-cell table:style-name="ce24" table:formula="of:=[.AE48]" office:value-type="float" office:value="42.669447772461" calcext:value-type="float">
            <text:p>42.7</text:p>
          </table:table-cell>
          <table:table-cell table:style-name="ce24" table:formula="of:=[.AF48]" office:value-type="float" office:value="48.8003557831012" calcext:value-type="float">
            <text:p>48.8</text:p>
          </table:table-cell>
          <table:table-cell table:number-columns-repeated="1010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24" table:formula="of:=[.V49]" office:value-type="float" office:value="50.9370570963382" calcext:value-type="float">
            <text:p>50.9</text:p>
          </table:table-cell>
          <table:table-cell table:style-name="ce24" table:formula="of:=[.W49]" office:value-type="float" office:value="61.9304115389225" calcext:value-type="float">
            <text:p>61.9</text:p>
          </table:table-cell>
          <table:table-cell table:style-name="ce24" table:formula="of:=[.X49]" office:value-type="float" office:value="44.7444787391623" calcext:value-type="float">
            <text:p>44.7</text:p>
          </table:table-cell>
          <table:table-cell table:style-name="ce24" table:formula="of:=[.Y49]" office:value-type="float" office:value="42.3178751370787" calcext:value-type="float">
            <text:p>42.3</text:p>
          </table:table-cell>
          <table:table-cell table:style-name="ce24" table:formula="of:=[.Z49]" office:value-type="float" office:value="74.0735250305426" calcext:value-type="float">
            <text:p>74.1</text:p>
          </table:table-cell>
          <table:table-cell table:style-name="ce24" table:formula="of:=[.AA49]" office:value-type="float" office:value="41.5059962477032" calcext:value-type="float">
            <text:p>41.5</text:p>
          </table:table-cell>
          <table:table-cell table:style-name="ce24" table:formula="of:=[.AB49]" office:value-type="float" office:value="43.7015648098835" calcext:value-type="float">
            <text:p>43.7</text:p>
          </table:table-cell>
          <table:table-cell table:style-name="ce24" table:formula="of:=[.AC49]" office:value-type="float" office:value="54.0939706688054" calcext:value-type="float">
            <text:p>54.1</text:p>
          </table:table-cell>
          <table:table-cell table:style-name="ce24" table:formula="of:=[.AD49]" office:value-type="float" office:value="55.1748411712631" calcext:value-type="float">
            <text:p>55.2</text:p>
          </table:table-cell>
          <table:table-cell table:style-name="ce24" table:formula="of:=[.AE49]" office:value-type="float" office:value="40.5072135454106" calcext:value-type="float">
            <text:p>40.5</text:p>
          </table:table-cell>
          <table:table-cell table:style-name="ce24" table:formula="of:=[.AF49]" office:value-type="float" office:value="48.7964761985933" calcext:value-type="float">
            <text:p>48.8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4" table:formula="of:=[.V50]" office:value-type="float" office:value="68.4844005555105" calcext:value-type="float">
            <text:p>68.5</text:p>
          </table:table-cell>
          <table:table-cell table:style-name="ce24" table:formula="of:=[.W50]" office:value-type="float" office:value="71.522640118962" calcext:value-type="float">
            <text:p>71.5</text:p>
          </table:table-cell>
          <table:table-cell table:style-name="ce24" table:formula="of:=[.X50]" office:value-type="float" office:value="44.6823841842999" calcext:value-type="float">
            <text:p>44.7</text:p>
          </table:table-cell>
          <table:table-cell table:style-name="ce24" table:formula="of:=[.Y50]" office:value-type="float" office:value="43.3023314860069" calcext:value-type="float">
            <text:p>43.3</text:p>
          </table:table-cell>
          <table:table-cell table:style-name="ce24" table:formula="of:=[.Z50]" office:value-type="float" office:value="75.6471358205506" calcext:value-type="float">
            <text:p>75.6</text:p>
          </table:table-cell>
          <table:table-cell table:style-name="ce24" table:formula="of:=[.AA50]" office:value-type="float" office:value="47.554272171399" calcext:value-type="float">
            <text:p>47.6</text:p>
          </table:table-cell>
          <table:table-cell table:style-name="ce24" table:formula="of:=[.AB50]" office:value-type="float" office:value="44.1689248766117" calcext:value-type="float">
            <text:p>44.2</text:p>
          </table:table-cell>
          <table:table-cell table:style-name="ce24" table:formula="of:=[.AC50]" office:value-type="float" office:value="67.4965109978761" calcext:value-type="float">
            <text:p>67.5</text:p>
          </table:table-cell>
          <table:table-cell table:style-name="ce24" table:formula="of:=[.AD50]" office:value-type="float" office:value="59.7576071836259" calcext:value-type="float">
            <text:p>59.8</text:p>
          </table:table-cell>
          <table:table-cell table:style-name="ce24" table:formula="of:=[.AE50]" office:value-type="float" office:value="46.6874126621559" calcext:value-type="float">
            <text:p>46.7</text:p>
          </table:table-cell>
          <table:table-cell table:style-name="ce24" table:formula="of:=[.AF50]" office:value-type="float" office:value="54.8269550488604" calcext:value-type="float">
            <text:p>54.8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4" table:formula="of:=[.V51]" office:value-type="float" office:value="73.9180979467379" calcext:value-type="float">
            <text:p>73.9</text:p>
          </table:table-cell>
          <table:table-cell table:style-name="ce24" table:formula="of:=[.W51]" office:value-type="float" office:value="88.5079487657161" calcext:value-type="float">
            <text:p>88.5</text:p>
          </table:table-cell>
          <table:table-cell table:style-name="ce24" table:formula="of:=[.X51]" office:value-type="float" office:value="50.6742956257548" calcext:value-type="float">
            <text:p>50.7</text:p>
          </table:table-cell>
          <table:table-cell table:style-name="ce24" table:formula="of:=[.Y51]" office:value-type="float" office:value="47.2261318534924" calcext:value-type="float">
            <text:p>47.2</text:p>
          </table:table-cell>
          <table:table-cell table:style-name="ce24" table:formula="of:=[.Z51]" office:value-type="float" office:value="82.2350319186274" calcext:value-type="float">
            <text:p>82.2</text:p>
          </table:table-cell>
          <table:table-cell table:style-name="ce24" table:formula="of:=[.AA51]" office:value-type="float" office:value="45.7155117667952" calcext:value-type="float">
            <text:p>45.7</text:p>
          </table:table-cell>
          <table:table-cell table:style-name="ce24" table:formula="of:=[.AB51]" office:value-type="float" office:value="49.54169748637" calcext:value-type="float">
            <text:p>49.5</text:p>
          </table:table-cell>
          <table:table-cell table:style-name="ce24" table:formula="of:=[.AC51]" office:value-type="float" office:value="62.4034422044393" calcext:value-type="float">
            <text:p>62.4</text:p>
          </table:table-cell>
          <table:table-cell table:style-name="ce24" table:formula="of:=[.AD51]" office:value-type="float" office:value="52.8671303691862" calcext:value-type="float">
            <text:p>52.9</text:p>
          </table:table-cell>
          <table:table-cell table:style-name="ce24" table:formula="of:=[.AE51]" office:value-type="float" office:value="45.4055729176302" calcext:value-type="float">
            <text:p>45.4</text:p>
          </table:table-cell>
          <table:table-cell table:style-name="ce24" table:formula="of:=[.AF51]" office:value-type="float" office:value="54.7781425731817" calcext:value-type="float">
            <text:p>54.8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4" table:formula="of:=[.V52]" office:value-type="float" office:value="51.5863646453846" calcext:value-type="float">
            <text:p>51.6</text:p>
          </table:table-cell>
          <table:table-cell table:style-name="ce24" table:formula="of:=[.W52]" office:value-type="float" office:value="55.0104148127184" calcext:value-type="float">
            <text:p>55.0</text:p>
          </table:table-cell>
          <table:table-cell table:style-name="ce24" table:formula="of:=[.X52]" office:value-type="float" office:value="41.362901049533" calcext:value-type="float">
            <text:p>41.4</text:p>
          </table:table-cell>
          <table:table-cell table:style-name="ce24" table:formula="of:=[.Y52]" office:value-type="float" office:value="41.4021100045545" calcext:value-type="float">
            <text:p>41.4</text:p>
          </table:table-cell>
          <table:table-cell table:style-name="ce24" table:formula="of:=[.Z52]" office:value-type="float" office:value="68.1717182200922" calcext:value-type="float">
            <text:p>68.2</text:p>
          </table:table-cell>
          <table:table-cell table:style-name="ce24" table:formula="of:=[.AA52]" office:value-type="float" office:value="44.9414552014777" calcext:value-type="float">
            <text:p>44.9</text:p>
          </table:table-cell>
          <table:table-cell table:style-name="ce24" table:formula="of:=[.AB52]" office:value-type="float" office:value="41.0862339342853" calcext:value-type="float">
            <text:p>41.1</text:p>
          </table:table-cell>
          <table:table-cell table:style-name="ce24" table:formula="of:=[.AC52]" office:value-type="float" office:value="56.9062577649868" calcext:value-type="float">
            <text:p>56.9</text:p>
          </table:table-cell>
          <table:table-cell table:style-name="ce24" table:formula="of:=[.AD52]" office:value-type="float" office:value="53.8838588179137" calcext:value-type="float">
            <text:p>53.9</text:p>
          </table:table-cell>
          <table:table-cell table:style-name="ce24" table:formula="of:=[.AE52]" office:value-type="float" office:value="41.0923241266165" calcext:value-type="float">
            <text:p>41.1</text:p>
          </table:table-cell>
          <table:table-cell table:style-name="ce24" table:formula="of:=[.AF52]" office:value-type="float" office:value="49.9268093418667" calcext:value-type="float">
            <text:p>49.9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4" table:formula="of:=[.V53]" office:value-type="float" office:value="53.0147843632191" calcext:value-type="float">
            <text:p>53.0</text:p>
          </table:table-cell>
          <table:table-cell table:style-name="ce24" table:formula="of:=[.W53]" office:value-type="float" office:value="59.6851030176444" calcext:value-type="float">
            <text:p>59.7</text:p>
          </table:table-cell>
          <table:table-cell table:style-name="ce24" table:formula="of:=[.X53]" office:value-type="float" office:value="37.1827912736412" calcext:value-type="float">
            <text:p>37.2</text:p>
          </table:table-cell>
          <table:table-cell table:style-name="ce24" table:formula="of:=[.Y53]" office:value-type="float" office:value="34.6376930859562" calcext:value-type="float">
            <text:p>34.6</text:p>
          </table:table-cell>
          <table:table-cell table:style-name="ce24" table:formula="of:=[.Z53]" office:value-type="float" office:value="59.4764355756228" calcext:value-type="float">
            <text:p>59.5</text:p>
          </table:table-cell>
          <table:table-cell table:style-name="ce24" table:formula="of:=[.AA53]" office:value-type="float" office:value="24.3795260107584" calcext:value-type="float">
            <text:p>24.4</text:p>
          </table:table-cell>
          <table:table-cell table:style-name="ce24" table:formula="of:=[.AB53]" office:value-type="float" office:value="38.9608893068271" calcext:value-type="float">
            <text:p>39.0</text:p>
          </table:table-cell>
          <table:table-cell table:style-name="ce24" table:formula="of:=[.AC53]" office:value-type="float" office:value="60.0300836973437" calcext:value-type="float">
            <text:p>60.0</text:p>
          </table:table-cell>
          <table:table-cell table:style-name="ce24" table:formula="of:=[.AD53]" office:value-type="float" office:value="52.5329053430508" calcext:value-type="float">
            <text:p>52.5</text:p>
          </table:table-cell>
          <table:table-cell table:style-name="ce24" table:formula="of:=[.AE53]" office:value-type="float" office:value="44.9918664298058" calcext:value-type="float">
            <text:p>45.0</text:p>
          </table:table-cell>
          <table:table-cell table:style-name="ce24" table:formula="of:=[.AF53]" office:value-type="float" office:value="50.5707490484721" calcext:value-type="float">
            <text:p>50.6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24" table:formula="of:=[.V54]" office:value-type="float" office:value="64.1788713403667" calcext:value-type="float">
            <text:p>64.2</text:p>
          </table:table-cell>
          <table:table-cell table:style-name="ce24" table:formula="of:=[.W54]" office:value-type="float" office:value="74.3487925169551" calcext:value-type="float">
            <text:p>74.3</text:p>
          </table:table-cell>
          <table:table-cell table:style-name="ce24" table:formula="of:=[.X54]" office:value-type="float" office:value="44.3551271381355" calcext:value-type="float">
            <text:p>44.4</text:p>
          </table:table-cell>
          <table:table-cell table:style-name="ce24" table:formula="of:=[.Y54]" office:value-type="float" office:value="39.9216432238836" calcext:value-type="float">
            <text:p>39.9</text:p>
          </table:table-cell>
          <table:table-cell table:style-name="ce24" table:formula="of:=[.Z54]" office:value-type="float" office:value="73.4731579867528" calcext:value-type="float">
            <text:p>73.5</text:p>
          </table:table-cell>
          <table:table-cell table:style-name="ce24" table:formula="of:=[.AA54]" office:value-type="float" office:value="53.8808608484189" calcext:value-type="float">
            <text:p>53.9</text:p>
          </table:table-cell>
          <table:table-cell table:style-name="ce24" table:formula="of:=[.AB54]" office:value-type="float" office:value="44.7683800569644" calcext:value-type="float">
            <text:p>44.8</text:p>
          </table:table-cell>
          <table:table-cell table:style-name="ce24" table:formula="of:=[.AC54]" office:value-type="float" office:value="65.2068214136262" calcext:value-type="float">
            <text:p>65.2</text:p>
          </table:table-cell>
          <table:table-cell table:style-name="ce24" table:formula="of:=[.AD54]" office:value-type="float" office:value="59.5740885571672" calcext:value-type="float">
            <text:p>59.6</text:p>
          </table:table-cell>
          <table:table-cell table:style-name="ce24" table:formula="of:=[.AE54]" office:value-type="float" office:value="47.3224384430157" calcext:value-type="float">
            <text:p>47.3</text:p>
          </table:table-cell>
          <table:table-cell table:style-name="ce24" table:formula="of:=[.AF54]" office:value-type="float" office:value="54.5161008784369" calcext:value-type="float">
            <text:p>54.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4" table:formula="of:=[.V55]" office:value-type="float" office:value="49.8064559823876" calcext:value-type="float">
            <text:p>49.8</text:p>
          </table:table-cell>
          <table:table-cell table:style-name="ce24" table:formula="of:=[.W55]" office:value-type="float" office:value="60.2910867669827" calcext:value-type="float">
            <text:p>60.3</text:p>
          </table:table-cell>
          <table:table-cell table:style-name="ce24" table:formula="of:=[.X55]" office:value-type="float" office:value="43.1944795015635" calcext:value-type="float">
            <text:p>43.2</text:p>
          </table:table-cell>
          <table:table-cell table:style-name="ce24" table:formula="of:=[.Y55]" office:value-type="float" office:value="39.1091992329246" calcext:value-type="float">
            <text:p>39.1</text:p>
          </table:table-cell>
          <table:table-cell table:style-name="ce24" table:formula="of:=[.Z55]" office:value-type="float" office:value="69.3333458084595" calcext:value-type="float">
            <text:p>69.3</text:p>
          </table:table-cell>
          <table:table-cell table:style-name="ce24" table:formula="of:=[.AA55]" office:value-type="float" office:value="47.6340273202524" calcext:value-type="float">
            <text:p>47.6</text:p>
          </table:table-cell>
          <table:table-cell table:style-name="ce24" table:formula="of:=[.AB55]" office:value-type="float" office:value="42.7544431318618" calcext:value-type="float">
            <text:p>42.8</text:p>
          </table:table-cell>
          <table:table-cell table:style-name="ce24" table:formula="of:=[.AC55]" office:value-type="float" office:value="52.6608505443568" calcext:value-type="float">
            <text:p>52.7</text:p>
          </table:table-cell>
          <table:table-cell table:style-name="ce24" table:formula="of:=[.AD55]" office:value-type="float" office:value="56.6679493537523" calcext:value-type="float">
            <text:p>56.7</text:p>
          </table:table-cell>
          <table:table-cell table:style-name="ce24" table:formula="of:=[.AE55]" office:value-type="float" office:value="41.2951274788547" calcext:value-type="float">
            <text:p>41.3</text:p>
          </table:table-cell>
          <table:table-cell table:style-name="ce24" table:formula="of:=[.AF55]" office:value-type="float" office:value="48.8934173883293" calcext:value-type="float">
            <text:p>48.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4" table:formula="of:=[.V56]" office:value-type="float" office:value="53.2436105507402" calcext:value-type="float">
            <text:p>53.2</text:p>
          </table:table-cell>
          <table:table-cell table:style-name="ce24" table:formula="of:=[.W56]" office:value-type="float" office:value="54.5434678844124" calcext:value-type="float">
            <text:p>54.5</text:p>
          </table:table-cell>
          <table:table-cell table:style-name="ce24" table:formula="of:=[.X56]" office:value-type="float" office:value="37.6499650100403" calcext:value-type="float">
            <text:p>37.6</text:p>
          </table:table-cell>
          <table:table-cell table:style-name="ce24" table:formula="of:=[.Y56]" office:value-type="float" office:value="40.1729559473313" calcext:value-type="float">
            <text:p>40.2</text:p>
          </table:table-cell>
          <table:table-cell table:style-name="ce24" table:formula="of:=[.Z56]" office:value-type="float" office:value="62.6224353173374" calcext:value-type="float">
            <text:p>62.6</text:p>
          </table:table-cell>
          <table:table-cell table:style-name="ce24" table:formula="of:=[.AA56]" office:value-type="float" office:value="45.3402019684238" calcext:value-type="float">
            <text:p>45.3</text:p>
          </table:table-cell>
          <table:table-cell table:style-name="ce24" table:formula="of:=[.AB56]" office:value-type="float" office:value="41.1043875754011" calcext:value-type="float">
            <text:p>41.1</text:p>
          </table:table-cell>
          <table:table-cell table:style-name="ce24" table:formula="of:=[.AC56]" office:value-type="float" office:value="57.6907373625359" calcext:value-type="float">
            <text:p>57.7</text:p>
          </table:table-cell>
          <table:table-cell table:style-name="ce24" table:formula="of:=[.AD56]" office:value-type="float" office:value="57.2524751490281" calcext:value-type="float">
            <text:p>57.3</text:p>
          </table:table-cell>
          <table:table-cell table:style-name="ce24" table:formula="of:=[.AE56]" office:value-type="float" office:value="46.3629374769524" calcext:value-type="float">
            <text:p>46.4</text:p>
          </table:table-cell>
          <table:table-cell table:style-name="ce24" table:formula="of:=[.AF56]" office:value-type="float" office:value="49.3148251466521" calcext:value-type="float">
            <text:p>49.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4" table:formula="of:=[.V57]" office:value-type="float" office:value="81.3825754014422" calcext:value-type="float">
            <text:p>81.4</text:p>
          </table:table-cell>
          <table:table-cell table:style-name="ce24" table:formula="of:=[.W57]" office:value-type="float" office:value="89.4397414440642" calcext:value-type="float">
            <text:p>89.4</text:p>
          </table:table-cell>
          <table:table-cell table:style-name="ce24" table:formula="of:=[.X57]" office:value-type="float" office:value="51.6481439755204" calcext:value-type="float">
            <text:p>51.6</text:p>
          </table:table-cell>
          <table:table-cell table:style-name="ce24" table:formula="of:=[.Y57]" office:value-type="float" office:value="49.2332798542371" calcext:value-type="float">
            <text:p>49.2</text:p>
          </table:table-cell>
          <table:table-cell table:style-name="ce24" table:formula="of:=[.Z57]" office:value-type="float" office:value="75.0091208055583" calcext:value-type="float">
            <text:p>75.0</text:p>
          </table:table-cell>
          <table:table-cell table:style-name="ce24" table:formula="of:=[.AA57]" office:value-type="float" office:value="48.9894672784759" calcext:value-type="float">
            <text:p>49.0</text:p>
          </table:table-cell>
          <table:table-cell table:style-name="ce24" table:formula="of:=[.AB57]" office:value-type="float" office:value="44.828818942188" calcext:value-type="float">
            <text:p>44.8</text:p>
          </table:table-cell>
          <table:table-cell table:style-name="ce24" table:formula="of:=[.AC57]" office:value-type="float" office:value="59.5180096439869" calcext:value-type="float">
            <text:p>59.5</text:p>
          </table:table-cell>
          <table:table-cell table:style-name="ce24" table:formula="of:=[.AD57]" office:value-type="float" office:value="57.6058390766443" calcext:value-type="float">
            <text:p>57.6</text:p>
          </table:table-cell>
          <table:table-cell table:style-name="ce24" table:formula="of:=[.AE57]" office:value-type="float" office:value="50.9851289048568" calcext:value-type="float">
            <text:p>51.0</text:p>
          </table:table-cell>
          <table:table-cell table:style-name="ce24" table:formula="of:=[.AF57]" office:value-type="float" office:value="54.4052608750392" calcext:value-type="float">
            <text:p>54.4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4" table:formula="of:=[.V58]" office:value-type="float" office:value="57.5654134619069" calcext:value-type="float">
            <text:p>57.6</text:p>
          </table:table-cell>
          <table:table-cell table:style-name="ce24" table:formula="of:=[.W58]" office:value-type="float" office:value="65.8801874155098" calcext:value-type="float">
            <text:p>65.9</text:p>
          </table:table-cell>
          <table:table-cell table:style-name="ce24" table:formula="of:=[.X58]" office:value-type="float" office:value="44.5652850906536" calcext:value-type="float">
            <text:p>44.6</text:p>
          </table:table-cell>
          <table:table-cell table:style-name="ce24" table:formula="of:=[.Y58]" office:value-type="float" office:value="47.695963684257" calcext:value-type="float">
            <text:p>47.7</text:p>
          </table:table-cell>
          <table:table-cell table:style-name="ce24" table:formula="of:=[.Z58]" office:value-type="float" office:value="68.0259965466395" calcext:value-type="float">
            <text:p>68.0</text:p>
          </table:table-cell>
          <table:table-cell table:style-name="ce24" table:formula="of:=[.AA58]" office:value-type="float" office:value="49.6416749105635" calcext:value-type="float">
            <text:p>49.6</text:p>
          </table:table-cell>
          <table:table-cell table:style-name="ce24" table:formula="of:=[.AB58]" office:value-type="float" office:value="46.867839794464" calcext:value-type="float">
            <text:p>46.9</text:p>
          </table:table-cell>
          <table:table-cell table:style-name="ce24" table:formula="of:=[.AC58]" office:value-type="float" office:value="64.9562898863658" calcext:value-type="float">
            <text:p>65.0</text:p>
          </table:table-cell>
          <table:table-cell table:style-name="ce24" table:formula="of:=[.AD58]" office:value-type="float" office:value="60.2174924135153" calcext:value-type="float">
            <text:p>60.2</text:p>
          </table:table-cell>
          <table:table-cell table:style-name="ce24" table:formula="of:=[.AE58]" office:value-type="float" office:value="45.7115303322422" calcext:value-type="float">
            <text:p>45.7</text:p>
          </table:table-cell>
          <table:table-cell table:style-name="ce24" table:formula="of:=[.AF58]" office:value-type="float" office:value="43.2771456642306" calcext:value-type="float">
            <text:p>43.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6">
          <table:table-cell table:style-name="Default" table:number-columns-repeated="14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 table:number-rows-repeated="11">
          <table:table-cell table:style-name="Default" table:number-columns-repeated="14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 table:number-rows-repeated="11">
          <table:table-cell table:style-name="Default" table:number-columns-repeated="14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962">
          <table:table-cell table:number-columns-repeated="1024"/>
        </table:table-row>
        <table:table-row table:style-name="ro5" table:number-rows-repeated="104741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D12:Sheet1.N22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2"/>
          </calcext:conditional-format>
          <calcext:conditional-format calcext:target-range-address="Sheet1.D24:Sheet1.N34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24"/>
          </calcext:conditional-format>
          <calcext:conditional-format calcext:target-range-address="Sheet1.D36:Sheet1.N46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36"/>
          </calcext:conditional-format>
          <calcext:conditional-format calcext:target-range-address="Sheet1.D48:Sheet1.N5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48"/>
          </calcext:conditional-format>
          <calcext:conditional-format calcext:target-range-address="Sheet1.D78:Sheet1.N8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78"/>
          </calcext:conditional-format>
          <calcext:conditional-format calcext:target-range-address="Sheet1.D105:Sheet1.N115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105"/>
          </calcext:conditional-format>
          <calcext:conditional-format calcext:target-range-address="Sheet1.D132:Sheet1.N142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132"/>
          </calcext:conditional-format>
          <calcext:conditional-format calcext:target-range-address="Sheet1.D159:Sheet1.N169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5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.00.0000</text:date>, <text:time style:data-style-name="N2" text:time-value="12:01:02.9588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1:11:48.231777000</meta:creation-date>
    <dc:date>2015-07-22T12:03:49.708724000</dc:date>
    <meta:editing-duration>PT3H58M54S</meta:editing-duration>
    <meta:editing-cycles>147</meta:editing-cycles>
    <meta:generator>LibreOffice/4.4.3.2$MacOSX_X86_64 LibreOffice_project/88805f81e9fe61362df02b9941de8e38a9b5fd16</meta:generator>
    <meta:document-statistic meta:table-count="1" meta:cell-count="1691" meta:object-count="0"/>
  </office:meta>
</office:document-meta>
</file>

<file path=Basic/Standard/Export_All.xml><?xml version="1.0" encoding="utf-8"?>
<!DOCTYPE module  PUBLIC '-//OpenOffice.org//DTD OfficeDocument 1.0//EN'  'module.dtd'>
<script:module xmlns:script="http://openoffice.org/2000/script" script:name="Export_All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_A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